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objectwithoutfill">
      <style:graphic-properties svg:stroke-width="0.102cm" draw:marker-start-width="0.352cm" draw:marker-end-width="0.352cm" draw:fill="none" draw:textarea-horizontal-align="center" draw:textarea-vertical-align="middle" fo:padding-top="0.05cm" fo:padding-bottom="0.05cm" fo:padding-left="0.05cm" fo:padding-right="0.0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textarea-horizontal-align="center" draw:textarea-vertical-align="middle"/>
    </style:style>
    <style:style style:name="gr6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7" style:family="graphic" style:parent-style-name="standard">
      <style:graphic-properties draw:stroke="solid" draw:stroke-dash="Fine_20_Dashed_20__28_var_29_" svg:stroke-color="#000000" svg:stroke-opacity="0%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svg:stroke-width="0.102cm" svg:stroke-color="#0000ff" draw:marker-start-width="0.352cm" draw:marker-end-width="0.352cm" draw:textarea-horizontal-align="center" draw:textarea-vertical-align="middle" fo:padding-top="0.05cm" fo:padding-bottom="0.05cm" fo:padding-left="0.05cm" fo:padding-right="0.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6cm" fo:min-width="0cm"/>
    </style:style>
    <style:style style:name="gr11" style:family="graphic" style:parent-style-name="standard">
      <style:graphic-properties draw:stroke="dash" draw:stroke-dash="Fine_20_Dashed_20__28_var_29_" svg:stroke-color="#000000" svg:stroke-opacity="0%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0cm"/>
    </style:style>
    <style:style style:name="gr13" style:family="graphic" style:parent-style-name="objectwithoutfill">
      <style:graphic-properties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min-width="0cm" fo:padding-top="0.012cm" fo:padding-bottom="0.012cm" fo:padding-left="0.012cm" fo:padding-right="0.01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585cm" fo:min-width="1.36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6cm" fo:min-width="0.541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593cm" fo:min-width="0.53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2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36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2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36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2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36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2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36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2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324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2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36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2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36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2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36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objectwithoutfill">
      <style:graphic-properties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min-width="0cm" fo:padding-top="0.012cm" fo:padding-bottom="0.012cm" fo:padding-left="0.012cm" fo:padding-right="0.01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gr27" style:family="graphic" style:parent-style-name="standard" style:list-style-name="L2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36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2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36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2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36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2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36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2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36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2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36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2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36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2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36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2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36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2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36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2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36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2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36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2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36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3">
      <style:graphic-properties draw:stroke="none" svg:stroke-width="0.025cm" svg:stroke-color="#000000" draw:marker-start-width="0.305cm" draw:marker-end="Arrowheads_20_1" draw:marker-end-width="0.305cm" draw:fill="none" draw:fill-color="#ffffff" draw:textarea-horizontal-align="left" draw:auto-grow-height="true" draw:auto-grow-width="false" fo:min-height="0cm" fo:min-width="0cm"/>
    </style:style>
    <style:style style:name="gr41" style:family="graphic" style:parent-style-name="standard" style:list-style-name="L2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36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2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36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2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36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2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36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2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324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2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36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2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36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objectwithoutfill">
      <style:graphic-properties draw:stroke="dash" draw:stroke-dash="Fine_20_Dashed_20__28_var_29_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min-width="0cm" fo:padding-top="0.012cm" fo:padding-bottom="0.012cm" fo:padding-left="0.012cm" fo:padding-right="0.01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2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36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2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36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>
      <style:graphic-properties svg:stroke-width="0.025cm" draw:fill="solid" draw:fill-color="#ffffff" draw:textarea-horizontal-align="justify" draw:textarea-vertical-align="middle" draw:auto-grow-height="false" fo:padding-top="0.012cm" fo:padding-bottom="0.012cm" fo:padding-left="0.012cm" fo:padding-right="0.012cm"/>
    </style:style>
    <style:style style:name="gr52" style:family="graphic" style:parent-style-name="standard" style:list-style-name="L2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36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2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36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>
      <style:graphic-properties svg:stroke-width="0.025cm" draw:marker-end="Arrow" draw:marker-end-width="0.075cm" draw:fill="solid" draw:fill-color="#ffffff" draw:textarea-horizontal-align="center" draw:textarea-vertical-align="middle" fo:padding-top="0.012cm" fo:padding-bottom="0.012cm" fo:padding-left="0.012cm" fo:padding-right="0.012cm"/>
    </style:style>
    <style:style style:name="gr55" style:family="graphic" style:parent-style-name="standard" style:list-style-name="L2">
      <style:graphic-properties draw:stroke="none" draw:stroke-dash="Dash_20_2" svg:stroke-width="0.025cm" svg:stroke-color="#000000" draw:marker-start="" draw:marker-start-width="0.305cm" draw:marker-start-center="false" draw:marker-end="Arrowheads_20_1" draw:marker-end-width="0.3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36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025cm" fo:padding-bottom="0.025cm" fo:padding-left="0.025cm" fo:padding-right="0.025cm"/>
    </style:style>
    <style:style style:name="gr57" style:family="graphic" style:parent-style-name="standard">
      <style:graphic-properties svg:stroke-width="0.051cm" draw:marker-start-width="0.276cm" draw:marker-end="Arrowheads_20_2" draw:marker-end-width="0.229cm" draw:textarea-horizontal-align="center" draw:textarea-vertical-align="middle" fo:padding-top="0.025cm" fo:padding-bottom="0.025cm" fo:padding-left="0.025cm" fo:padding-right="0.025cm"/>
    </style:style>
    <style:style style:name="gr58" style:family="graphic" style:parent-style-name="objectwithoutfill">
      <style:graphic-properties svg:stroke-width="0.051cm" svg:stroke-color="#000000" draw:marker-start-width="0.276cm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59" style:family="graphic" style:parent-style-name="standard">
      <style:graphic-properties svg:stroke-width="0.051cm" draw:marker-start="Arrowheads_20_1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gr60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61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false" fo:min-height="0cm" fo:min-width="0cm" fo:padding-top="0.051cm" fo:padding-bottom="0.051cm" fo:padding-left="0.051cm" fo:padding-right="0.051cm"/>
    </style:style>
    <style:style style:name="gr6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461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3cm" fo:min-width="0.131cm"/>
    </style:style>
    <style:style style:name="gr64" style:family="graphic" style:parent-style-name="standard">
      <style:graphic-properties svg:stroke-width="0.051cm" draw:marker-start-width="0.276cm" draw:marker-end-width="0.276cm" draw:fill="solid" draw:fill-color="#2300dc" draw:textarea-horizontal-align="center" draw:textarea-vertical-align="middle" fo:padding-top="0.025cm" fo:padding-bottom="0.025cm" fo:padding-left="0.025cm" fo:padding-right="0.025cm"/>
    </style:style>
    <style:style style:name="gr65" style:family="graphic" style:parent-style-name="standard">
      <style:graphic-properties svg:stroke-width="0.051cm" draw:marker-start-width="0.275cm" draw:marker-end-width="0.275cm" draw:textarea-horizontal-align="center" draw:textarea-vertical-align="middle" fo:padding-top="0.024cm" fo:padding-bottom="0.024cm" fo:padding-left="0.024cm" fo:padding-right="0.024cm"/>
    </style:style>
    <style:style style:name="gr66" style:family="graphic" style:parent-style-name="standard">
      <style:graphic-properties svg:stroke-width="0.076cm" draw:marker-start-width="0.161cm" draw:marker-end-width="0.161cm" draw:textarea-horizontal-align="center" draw:textarea-vertical-align="middle" fo:padding-top="0.038cm" fo:padding-bottom="0.038cm" fo:padding-left="0.038cm" fo:padding-right="0.038cm"/>
    </style:style>
    <style:style style:name="gr67" style:family="graphic" style:parent-style-name="objectwithoutfill" style:list-style-name="L1">
      <style:graphic-properties draw:stroke="solid" draw:stroke-dash="Dash_20_2" svg:stroke-width="0.051cm" svg:stroke-color="#000000" draw:marker-start="" draw:marker-start-width="0.224cm" draw:marker-start-center="false" draw:marker-end="" draw:marker-end-width="0.224cm" draw:marker-end-center="false" svg:stroke-opacity="100%" draw:stroke-linejoin="round" draw:fill="none" draw:fill-color="#00b8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383cm" fo:padding-bottom="0.383cm" fo:padding-left="0.383cm" fo:padding-right="0.38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standard" style:list-style-name="L1">
      <style:graphic-properties draw:stroke="solid" draw:stroke-dash="Dash_20_2" svg:stroke-width="0.051cm" svg:stroke-color="#000000" draw:marker-start="" draw:marker-start-width="0.224cm" draw:marker-start-center="false" draw:marker-end="" draw:marker-end-width="0.224cm" draw:marker-end-center="false" svg:stroke-opacity="100%" draw:stroke-linejoin="round" draw:fill-color="#00b8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6cm" fo:padding-bottom="0.026cm" fo:padding-left="0.026cm" fo:padding-right="0.0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objectwithoutfill">
      <style:graphic-properties draw:stroke="dash" draw:stroke-dash="Ultrafine_20_2_20_Dots_20_3_20_Dashes" svg:stroke-width="0.051cm" svg:stroke-color="#000000" draw:marker-start-width="0.276cm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70" style:family="graphic" style:parent-style-name="standard">
      <style:graphic-properties svg:stroke-width="0.051cm" draw:marker-start-width="0.124cm" draw:marker-end="Arrow" draw:marker-end-width="0.23cm" draw:textarea-horizontal-align="center" draw:textarea-vertical-align="middle" fo:padding-top="0.026cm" fo:padding-bottom="0.026cm" fo:padding-left="0.026cm" fo:padding-right="0.026cm"/>
    </style:style>
    <style:style style:name="gr71" style:family="graphic" style:parent-style-name="objectwithoutfill" style:list-style-name="L1">
      <style:graphic-properties draw:stroke="solid" draw:stroke-dash="Dash_20_2" svg:stroke-width="0.051cm" svg:stroke-color="#000000" draw:marker-start="" draw:marker-start-width="0.224cm" draw:marker-start-center="false" draw:marker-end="" draw:marker-end-width="0.224cm" draw:marker-end-center="false" svg:stroke-opacity="100%" draw:stroke-linejoin="round" draw:fill="none" draw:fill-color="#00b8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383cm" fo:padding-bottom="0.383cm" fo:padding-left="0.383cm" fo:padding-right="0.38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standard" style:list-style-name="L1">
      <style:graphic-properties draw:stroke="solid" draw:stroke-dash="Dash_20_2" svg:stroke-width="0.051cm" svg:stroke-color="#000000" draw:marker-start="" draw:marker-start-width="0.224cm" draw:marker-start-center="false" draw:marker-end="" draw:marker-end-width="0.224cm" draw:marker-end-center="false" svg:stroke-opacity="100%" draw:stroke-linejoin="round" draw:fill-color="#00b8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6cm" fo:padding-bottom="0.026cm" fo:padding-left="0.026cm" fo:padding-right="0.0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standard">
      <style:graphic-properties svg:stroke-width="0.051cm" draw:textarea-horizontal-align="center" draw:textarea-vertical-align="middle" fo:padding-top="0.025cm" fo:padding-bottom="0.025cm" fo:padding-left="0.025cm" fo:padding-right="0.02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cm"/>
    </style:style>
    <style:style style:name="gr75" style:family="graphic" style:parent-style-name="standard">
      <style:graphic-properties draw:stroke="none" svg:stroke-width="0.051cm" draw:fill="none" fo:min-height="0.396cm" fo:padding-top="0.025cm" fo:padding-bottom="0.025cm" fo:padding-left="0.025cm" fo:padding-right="0.025cm"/>
    </style:style>
    <style:style style:name="gr76" style:family="graphic" style:parent-style-name="objectwithoutfill" style:list-style-name="L1">
      <style:graphic-properties draw:stroke="solid" draw:stroke-dash="Dash_20_2" svg:stroke-width="0.051cm" svg:stroke-color="#000000" draw:marker-start="" draw:marker-start-width="0.224cm" draw:marker-start-center="false" draw:marker-end="" draw:marker-end-width="0.224cm" draw:marker-end-center="false" svg:stroke-opacity="100%" draw:stroke-linejoin="round" draw:fill="none" draw:fill-color="#00b8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383cm" fo:padding-bottom="0.383cm" fo:padding-left="0.383cm" fo:padding-right="0.38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7" style:family="graphic" style:parent-style-name="standard" style:list-style-name="L1">
      <style:graphic-properties draw:stroke="solid" draw:stroke-dash="Dash_20_2" svg:stroke-width="0.051cm" svg:stroke-color="#000000" draw:marker-start="" draw:marker-start-width="0.224cm" draw:marker-start-center="false" draw:marker-end="" draw:marker-end-width="0.224cm" draw:marker-end-center="false" svg:stroke-opacity="100%" draw:stroke-linejoin="round" draw:fill-color="#00b8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6cm" fo:padding-bottom="0.026cm" fo:padding-left="0.026cm" fo:padding-right="0.0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8" style:family="graphic" style:parent-style-name="objectwithoutfill" style:list-style-name="L1">
      <style:graphic-properties draw:stroke="solid" draw:stroke-dash="Dash_20_2" svg:stroke-width="0.051cm" svg:stroke-color="#000000" draw:marker-start="" draw:marker-start-width="0.224cm" draw:marker-start-center="false" draw:marker-end="" draw:marker-end-width="0.224cm" draw:marker-end-center="false" svg:stroke-opacity="100%" draw:stroke-linejoin="round" draw:fill="none" draw:fill-color="#00b8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383cm" fo:padding-bottom="0.383cm" fo:padding-left="0.383cm" fo:padding-right="0.38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9" style:family="graphic" style:parent-style-name="standard" style:list-style-name="L1">
      <style:graphic-properties draw:stroke="solid" draw:stroke-dash="Dash_20_2" svg:stroke-width="0.051cm" svg:stroke-color="#000000" draw:marker-start="" draw:marker-start-width="0.224cm" draw:marker-start-center="false" draw:marker-end="" draw:marker-end-width="0.224cm" draw:marker-end-center="false" svg:stroke-opacity="100%" draw:stroke-linejoin="round" draw:fill-color="#00b8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6cm" fo:padding-bottom="0.026cm" fo:padding-left="0.026cm" fo:padding-right="0.0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0" style:family="graphic" style:parent-style-name="objectwithoutfill">
      <style:graphic-properties svg:stroke-width="0.076cm" draw:marker-start-width="0.313cm" draw:marker-end-width="0.313cm" draw:fill="none" draw:textarea-horizontal-align="center" draw:textarea-vertical-align="middle" fo:padding-top="0.037cm" fo:padding-bottom="0.037cm" fo:padding-left="0.037cm" fo:padding-right="0.037cm"/>
    </style:style>
    <style:style style:name="gr81" style:family="graphic" style:parent-style-name="standard">
      <style:graphic-properties draw:marker-start-width="0.305cm" draw:marker-end="Arrowheads_20_1" draw:marker-end-width="0.305cm" draw:fill="solid" draw:fill-color="#000000" draw:textarea-horizontal-align="center" draw:textarea-vertical-align="middle"/>
    </style:style>
    <style:style style:name="gr82" style:family="graphic" style:parent-style-name="standard" style:list-style-name="L3">
      <style:graphic-properties draw:stroke="none" svg:stroke-width="0.025cm" svg:stroke-color="#000000" draw:marker-start-width="0.305cm" draw:marker-end="Arrowheads_20_1" draw:marker-end-width="0.305cm" draw:fill="none" draw:fill-color="#ffffff" draw:textarea-horizontal-align="left" draw:auto-grow-height="true" draw:auto-grow-width="false" fo:min-height="0cm" fo:min-width="0cm"/>
    </style:style>
    <style:style style:name="gr83" style:family="graphic" style:parent-style-name="standard" style:list-style-name="L3">
      <style:graphic-properties draw:stroke="none" svg:stroke-width="0.025cm" svg:stroke-color="#000000" draw:marker-start-width="0.305cm" draw:marker-end="Arrowheads_20_1" draw:marker-end-width="0.305cm" draw:fill="none" draw:fill-color="#ffffff" draw:textarea-horizontal-align="left" draw:auto-grow-height="true" draw:auto-grow-width="false" fo:min-height="0cm" fo:min-width="0cm"/>
    </style:style>
    <style:style style:name="gr84" style:family="graphic" style:parent-style-name="standard" style:list-style-name="L3">
      <style:graphic-properties draw:stroke="none" svg:stroke-width="0.025cm" svg:stroke-color="#000000" draw:marker-start-width="0.305cm" draw:marker-end="Arrowheads_20_1" draw:marker-end-width="0.305cm" draw:fill="none" draw:fill-color="#ffffff" draw:textarea-horizontal-align="left" draw:auto-grow-height="true" draw:auto-grow-width="false" fo:min-height="0cm" fo:min-width="0cm"/>
    </style:style>
    <style:style style:name="gr85" style:family="graphic" style:parent-style-name="standard">
      <style:graphic-properties svg:stroke-width="0.05cm" svg:stroke-color="#808000" draw:marker-end="Arrow" draw:marker-end-width="0.15cm" draw:textarea-horizontal-align="center" draw:textarea-vertical-align="middle" fo:padding-top="0.025cm" fo:padding-bottom="0.025cm" fo:padding-left="0.025cm" fo:padding-right="0.025cm"/>
    </style:style>
    <style:style style:name="gr86" style:family="graphic" style:parent-style-name="objectwithoutfill">
      <style:graphic-properties svg:stroke-width="0.05cm" svg:stroke-color="#94bd5e" draw:fill="none" draw:textarea-horizontal-align="center" draw:textarea-vertical-align="middle" fo:padding-top="0.05cm" fo:padding-bottom="0.05cm" fo:padding-left="0.05cm" fo:padding-right="0.05cm"/>
    </style:style>
    <style:style style:name="gr87" style:family="graphic" style:parent-style-name="standard" style:list-style-name="L3">
      <style:graphic-properties draw:stroke="none" svg:stroke-width="0.025cm" svg:stroke-color="#000000" draw:marker-start-width="0.305cm" draw:marker-end="Arrowheads_20_1" draw:marker-end-width="0.305cm" draw:fill="none" draw:fill-color="#ffffff" draw:textarea-horizontal-align="left" draw:auto-grow-height="true" draw:auto-grow-width="false" fo:min-height="0cm" fo:min-width="0cm"/>
    </style:style>
    <style:style style:name="gr88" style:family="graphic" style:parent-style-name="objectwithoutfill">
      <style:graphic-properties svg:stroke-width="0.05cm" svg:stroke-color="#ff3366" draw:marker-start-width="0.275cm" draw:marker-end-width="0.275cm" draw:fill="none" draw:textarea-horizontal-align="center" draw:textarea-vertical-align="middle" fo:padding-top="0.025cm" fo:padding-bottom="0.025cm" fo:padding-left="0.025cm" fo:padding-right="0.025cm"/>
    </style:style>
    <style:style style:name="gr89" style:family="graphic" style:parent-style-name="objectwithoutfill">
      <style:graphic-properties svg:stroke-width="0.05cm" svg:stroke-color="#4700b8" draw:fill="none" draw:textarea-horizontal-align="center" draw:textarea-vertical-align="middle" fo:padding-top="0.05cm" fo:padding-bottom="0.05cm" fo:padding-left="0.05cm" fo:padding-right="0.05cm"/>
    </style:style>
    <style:style style:name="gr90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0cm" fo:min-width="8.899cm" fo:padding-top="0.025cm" fo:padding-bottom="0.025cm" fo:padding-left="0.025cm" fo:padding-right="0.025cm"/>
    </style:style>
    <style:style style:name="gr91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0cm" fo:min-width="0cm" fo:padding-top="0.025cm" fo:padding-bottom="0.025cm" fo:padding-left="0.025cm" fo:padding-right="0.025cm"/>
    </style:style>
    <style:style style:name="gr92" style:family="graphic" style:parent-style-name="objectwithoutfill">
      <style:graphic-properties svg:stroke-width="0.05cm" svg:stroke-color="#ff3366" draw:fill="none" draw:textarea-horizontal-align="center" draw:textarea-vertical-align="middle" fo:padding-top="0.05cm" fo:padding-bottom="0.05cm" fo:padding-left="0.05cm" fo:padding-right="0.05cm"/>
    </style:style>
    <style:style style:name="gr93" style:family="graphic" style:parent-style-name="standard" style:list-style-name="L3">
      <style:graphic-properties draw:stroke="none" svg:stroke-width="0.025cm" svg:stroke-color="#000000" draw:marker-start-width="0.305cm" draw:marker-end="Arrowheads_20_1" draw:marker-end-width="0.305cm" draw:fill="none" draw:fill-color="#ffffff" draw:textarea-horizontal-align="left" draw:auto-grow-height="true" draw:auto-grow-width="false" fo:min-height="0cm" fo:min-width="0cm"/>
    </style:style>
    <style:style style:name="gr9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382cm" fo:min-width="0cm" fo:padding-top="0.025cm" fo:padding-bottom="0.025cm" fo:padding-left="0.025cm" fo:padding-right="0.025cm"/>
    </style:style>
    <style:style style:name="gr95" style:family="graphic" style:parent-style-name="standard" style:list-style-name="L3">
      <style:graphic-properties draw:stroke="none" svg:stroke-width="0.025cm" svg:stroke-color="#000000" draw:marker-start-width="0.305cm" draw:marker-end="Arrowheads_20_1" draw:marker-end-width="0.305cm" draw:fill="none" draw:fill-color="#ffffff" draw:textarea-horizontal-align="left" draw:auto-grow-height="true" draw:auto-grow-width="false" fo:min-height="0cm" fo:min-width="0cm"/>
    </style:style>
    <style:style style:name="gr96" style:family="graphic" style:parent-style-name="standard" style:list-style-name="L3">
      <style:graphic-properties draw:stroke="none" svg:stroke-width="0.025cm" svg:stroke-color="#000000" draw:marker-start-width="0.305cm" draw:marker-end="Arrowheads_20_1" draw:marker-end-width="0.305cm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6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6pt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margin-left="0cm" fo:margin-right="0cm" fo:text-indent="0cm"/>
      <style:text-properties fo:font-size="8pt"/>
    </style:style>
    <style:style style:name="P8" style:family="paragraph">
      <style:paragraph-properties fo:text-align="center"/>
      <style:text-properties fo:font-size="8pt"/>
    </style:style>
    <style:style style:name="P9" style:family="paragraph">
      <style:paragraph-properties text:enable-numbering="false" fo:margin-left="0cm" fo:margin-right="0cm" fo:margin-top="0cm" fo:margin-bottom="0cm" fo:line-height="100%" fo:text-align="start" fo:text-indent="0cm" style:text-autospace="ideograph-alpha" style:punctuation-wrap="simple" style:line-break="strict" style:writing-mode="lr-tb"/>
      <style:text-properties style:use-window-font-color="true" style:text-outline="false" style:text-line-through-style="none" style:text-position="0% 100%" fo:font-family="Thorndale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/>
      <style:text-properties fo:hyphenate="false"/>
    </style:style>
    <style:style style:name="P11" style:family="paragraph">
      <style:paragraph-properties text:enable-numbering="false" fo:margin-left="0cm" fo:margin-right="0cm" fo:margin-top="0cm" fo:margin-bottom="0cm" fo:line-height="100%" fo:text-align="start" fo:text-indent="0cm" style:text-autospace="ideograph-alpha" style:punctuation-wrap="simple" style:line-break="strict" style:writing-mode="lr-tb"/>
      <style:text-properties style:use-window-font-color="true" style:text-outline="false" style:text-line-through-style="none" style:text-position="0% 100%" fo:font-family="Thorndale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>
          <style:tab-stop style:position="2.788cm"/>
        </style:tab-stops>
      </style:paragraph-properties>
      <style:text-properties fo:hyphenate="false"/>
    </style:style>
    <style:style style:name="P13" style:family="paragraph">
      <style:paragraph-properties text:enable-numbering="false"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>
          <style:tab-stop style:position="2.788cm"/>
        </style:tab-stops>
      </style:paragraph-properties>
      <style:text-properties style:use-window-font-color="true" style:text-outline="false" style:text-line-through-style="none" style:text-position="0% 100%" fo:font-family="Thorndale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10pt" style:language-asian="en" style:country-asian="US" style:font-style-asian="normal" style:font-weight-asian="normal" style:font-family-complex="Tahoma" style:font-pitch-complex="variable" style:font-size-complex="10pt" style:language-complex="en" style:country-complex="US" style:font-style-complex="normal" style:font-weight-complex="normal" style:text-emphasize="none" style:text-scale="100%" style:font-relief="none" fo:hyphenate="false"/>
    </style:style>
    <style:style style:name="P14" style:family="paragraph">
      <style:paragraph-properties text:enable-numbering="false"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>
          <style:tab-stop style:position="2.788cm"/>
        </style:tab-stops>
      </style:paragraph-properties>
      <style:text-properties style:use-window-font-color="true" style:text-outline="false" style:text-line-through-style="none" style:text-position="0% 100%" fo:font-family="Thorndale" style:font-family-generic="roman" style:font-pitch="variable" fo:font-size="7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7pt" style:language-asian="en" style:country-asian="US" style:font-style-asian="normal" style:font-weight-asian="normal" style:font-family-complex="Tahoma" style:font-pitch-complex="variable" style:font-size-complex="7pt" style:language-complex="en" style:country-complex="US" style:font-style-complex="normal" style:font-weight-complex="normal" style:text-emphasize="none" style:text-scale="100%" style:font-relief="none" fo:hyphenate="false"/>
    </style:style>
    <style:style style:name="P15" style:family="paragraph">
      <style:paragraph-properties fo:text-align="center"/>
    </style:style>
    <style:style style:name="P16" style:family="paragraph">
      <style:paragraph-properties text:enable-numbering="false"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>
          <style:tab-stop style:position="2.788cm"/>
        </style:tab-stops>
      </style:paragraph-properties>
      <style:text-properties style:use-window-font-color="true" style:text-outline="false" style:text-line-through-style="none" style:text-position="0% 100%" fo:font-family="Thorndale" style:font-family-generic="roman" style:font-pitch="variable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8pt" style:language-asian="en" style:country-asian="US" style:font-style-asian="normal" style:font-weight-asian="normal" style:font-family-complex="Tahoma" style:font-pitch-complex="variable" style:font-size-complex="8pt" style:language-complex="en" style:country-complex="US" style:font-style-complex="normal" style:font-weight-complex="normal" style:text-emphasize="none" style:text-scale="100%" style:font-relief="none" fo:hyphenate="false"/>
    </style:style>
    <style:style style:name="P17" style:family="paragraph">
      <style:paragraph-properties text:enable-numbering="false"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>
          <style:tab-stop style:position="2.788cm"/>
        </style:tab-stops>
      </style:paragraph-properties>
      <style:text-properties style:use-window-font-color="true" style:text-outline="false" style:text-line-through-style="none" style:text-position="0% 100%" fo:font-family="Thorndale" style:font-family-generic="roman" style:font-pitch="variable" fo:font-size="7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7pt" style:language-asian="en" style:country-asian="US" style:font-style-asian="normal" style:font-weight-asian="normal" style:font-family-complex="Tahoma" style:font-pitch-complex="variable" style:font-size-complex="7pt" style:language-complex="en" style:country-complex="US" style:font-style-complex="normal" style:font-weight-complex="normal" style:text-emphasize="none" style:text-scale="100%" style:font-relief="none" fo:hyphenate="false"/>
    </style:style>
    <style:style style:name="P18" style:family="paragraph">
      <style:paragraph-properties fo:margin-left="0.514cm" fo:margin-right="0cm" fo:text-indent="-0.514cm">
        <style:tab-stops>
          <style:tab-stop style:position="-0.272cm"/>
          <style:tab-stop style:position="-0.121cm"/>
        </style:tab-stops>
      </style:paragraph-properties>
    </style:style>
    <style:style style:name="P19" style:family="paragraph">
      <style:paragraph-properties fo:margin-left="0.514cm" fo:margin-right="0cm" fo:text-indent="-0.514cm">
        <style:tab-stops>
          <style:tab-stop style:position="-0.272cm"/>
          <style:tab-stop style:position="-0.121cm"/>
        </style:tab-stops>
      </style:paragraph-properties>
      <style:text-properties fo:font-size="8pt" style:font-size-asian="8pt" style:font-size-complex="8pt"/>
    </style:style>
    <style:style style:name="P20" style:family="paragraph">
      <style:text-properties fo:font-size="12pt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P22" style:family="paragraph">
      <style:paragraph-properties fo:margin-left="0cm" fo:margin-right="0cm" fo:text-indent="0cm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3" style:family="paragraph">
      <style:text-properties fo:font-size="14pt" style:font-size-asian="14pt" style:font-size-complex="14pt"/>
    </style:style>
    <style:style style:name="P24" style:family="paragraph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25" style:family="paragraph">
      <style:text-properties fo:font-size="10pt" fo:font-weight="bold" style:font-size-asian="10pt" style:font-weight-asian="bold" style:font-size-complex="10pt" style:font-weight-complex="bold"/>
    </style:style>
    <style:style style:name="P26" style:family="paragraph">
      <style:text-properties fo:font-size="8pt" style:font-size-asian="8pt" style:font-size-complex="8pt"/>
    </style:style>
    <style:style style:name="P27" style:family="paragraph">
      <style:text-properties fo:font-size="16pt" fo:font-weight="bold" style:font-size-asian="16pt" style:font-weight-asian="bold" style:font-size-complex="16pt" style:font-weight-complex="bold"/>
    </style:style>
    <style:style style:name="P28" style:family="paragraph">
      <style:text-properties fo:font-size="8pt" fo:font-weight="bold" style:font-size-asian="8pt" style:font-weight-asian="bold" style:font-size-complex="8pt" style:font-weight-complex="bold"/>
    </style:style>
    <style:style style:name="P29" style:family="paragraph">
      <style:text-properties fo:font-size="6pt" fo:font-weight="bold" style:font-size-asian="6pt" style:font-weight-asian="bold" style:font-size-complex="6pt" style:font-weight-complex="bold"/>
    </style:style>
    <style:style style:name="P30" style:family="paragraph">
      <style:text-properties fo:font-size="14pt" fo:font-weight="bold" style:font-size-asian="14pt" style:font-weight-asian="bold" style:font-size-complex="14pt" style:font-weight-complex="bold"/>
    </style:style>
    <style:style style:name="P3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Thorndale" style:font-family-generic="roman" style:font-pitch="variable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8pt" style:language-asian="en" style:country-asian="US" style:font-style-asian="normal" style:font-weight-asian="normal" style:font-family-complex="Tahoma" style:font-pitch-complex="variable" style:font-size-complex="8pt" style:language-complex="en" style:country-complex="US" style:font-style-complex="normal" style:font-weight-complex="normal" style:text-emphasize="none" style:text-scale="100%" style:font-relief="none" fo:hyphenate="false"/>
    </style:style>
    <style:style style:name="P32" style:family="paragraph">
      <style:paragraph-properties fo:text-align="center"/>
      <style:text-properties fo:font-size="8pt" style:font-size-asian="8pt" style:font-size-complex="8pt"/>
    </style:style>
    <style:style style:name="P33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34" style:family="paragraph">
      <style:text-properties fo:font-size="9pt" style:font-size-asian="9pt" style:font-size-complex="9pt"/>
    </style:style>
    <style:style style:name="P35" style:family="paragraph">
      <style:text-properties fo:font-size="12pt" style:font-size-asian="12pt" style:font-size-complex="12pt"/>
    </style:style>
    <style:style style:name="P36" style:family="paragraph">
      <style:paragraph-properties fo:margin-left="0.278cm" fo:margin-right="0cm" fo:text-indent="-0.278cm"/>
    </style:style>
    <style:style style:name="P37" style:family="paragraph">
      <style:paragraph-properties fo:margin-left="0.278cm" fo:margin-right="0cm" fo:text-align="justify" fo:text-indent="-0.278cm"/>
    </style:style>
    <style:style style:name="P38" style:family="paragraph">
      <style:paragraph-properties fo:margin-left="0.278cm" fo:margin-right="0cm" fo:text-indent="-0.278cm"/>
      <style:text-properties fo:font-size="8pt" style:font-size-asian="8pt" style:font-size-complex="8pt"/>
    </style:style>
    <style:style style:name="P39" style:family="paragraph">
      <style:text-properties fo:font-size="24pt" fo:font-weight="bold" style:font-size-asian="24pt" style:font-weight-asian="bold" style:font-size-complex="24pt" style:font-weight-complex="bold"/>
    </style:style>
    <style:style style:name="P40" style:family="paragraph">
      <style:paragraph-properties fo:margin-left="0cm" fo:margin-right="0cm" fo:text-indent="0cm"/>
      <style:text-properties fo:font-size="8pt" style:font-size-asian="10pt" style:font-size-complex="10pt"/>
    </style:style>
    <style:style style:name="P41" style:family="paragraph">
      <style:paragraph-properties fo:margin-left="0.55cm" fo:margin-right="0cm" fo:text-indent="-0.55cm"/>
    </style:style>
    <style:style style:name="P42" style:family="paragraph">
      <style:paragraph-properties fo:margin-left="0.55cm" fo:margin-right="0cm" fo:text-indent="-0.55cm"/>
      <style:text-properties fo:font-size="8pt" style:font-size-asian="10pt" style:font-size-complex="10pt"/>
    </style:style>
    <style:style style:name="P43" style:family="paragraph">
      <style:paragraph-properties fo:margin-left="0.529cm" fo:margin-right="0cm" fo:text-indent="-0.529cm"/>
    </style:style>
    <style:style style:name="P44" style:family="paragraph">
      <style:paragraph-properties fo:margin-left="0.529cm" fo:margin-right="0cm" fo:text-indent="-0.529cm"/>
      <style:text-properties fo:font-size="8pt" style:font-size-asian="10pt" style:font-size-complex="10pt"/>
    </style:style>
    <style:style style:name="P45" style:family="paragraph">
      <style:paragraph-properties fo:margin-left="0.529cm" fo:margin-right="0cm" fo:text-indent="-0.508cm"/>
    </style:style>
    <style:style style:name="P46" style:family="paragraph">
      <style:paragraph-properties fo:margin-left="0.529cm" fo:margin-right="0cm" fo:text-indent="-0.508cm"/>
      <style:text-properties fo:font-size="8pt" style:font-size-asian="10pt" style:font-size-complex="10pt"/>
    </style:style>
    <style:style style:name="T1" style:family="text">
      <style:text-properties fo:font-size="6pt"/>
    </style:style>
    <style:style style:name="T2" style:family="text">
      <style:text-properties fo:font-size="10pt"/>
    </style:style>
    <style:style style:name="T3" style:family="text">
      <style:text-properties fo:font-size="12pt"/>
    </style:style>
    <style:style style:name="T4" style:family="text">
      <style:text-properties fo:font-size="8pt"/>
    </style:style>
    <style:style style:name="T5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6" style:family="text">
      <style:text-properties style:use-window-font-color="true" style:text-outline="false" style:text-line-through-style="none" style:text-position="0% 100%" fo:font-family="Thorndale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fo:font-family="Thorndale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10pt" style:language-asian="en" style:country-asian="US" style:font-style-asian="normal" style:font-weight-asian="normal" style:font-family-complex="Tahoma" style:font-pitch-complex="variable" style:font-size-complex="10pt" style:language-complex="en" style:country-complex="US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fo:font-family="Thorndale" style:font-family-generic="roman" style:font-pitch="variable" fo:font-size="7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7pt" style:language-asian="en" style:country-asian="US" style:font-style-asian="normal" style:font-weight-asian="normal" style:font-family-complex="Tahoma" style:font-pitch-complex="variable" style:font-size-complex="7pt" style:language-complex="en" style:country-complex="US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fo:font-family="Thorndale" style:font-family-generic="roman" style:font-pitch="variable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8pt" style:language-asian="en" style:country-asian="US" style:font-style-asian="normal" style:font-weight-asian="normal" style:font-family-complex="Tahoma" style:font-pitch-complex="variable" style:font-size-complex="8pt" style:language-complex="en" style:country-complex="US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fo:font-family="Thorndale" style:font-family-generic="roman" style:font-pitch="variable" fo:font-size="7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7pt" style:language-asian="en" style:country-asian="US" style:font-style-asian="normal" style:font-weight-asian="normal" style:font-family-complex="Tahoma" style:font-pitch-complex="variable" style:font-size-complex="7pt" style:language-complex="en" style:country-complex="US" style:font-style-complex="normal" style:font-weight-complex="normal" style:text-emphasize="none" style:text-scale="100%" style:font-relief="none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4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5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8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9" style:family="text">
      <style:text-properties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24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5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size="8pt" fo:font-weight="bold" style:font-size-asian="8pt" style:font-size-complex="8pt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fo:font-size="8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82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xml:id="id5" draw:id="id5" draw:layer="layout" svg:width="0.254cm" svg:height="0.254cm" svg:x="2.992cm" svg:y="47.385cm">
          <text:p/>
        </draw:rect>
        <draw:rect draw:style-name="gr1" draw:text-style-name="P1" xml:id="id3" draw:id="id3" draw:layer="layout" svg:width="2.902cm" svg:height="1.937cm" svg:x="2.738cm" svg:y="45.916cm">
          <draw:glue-point draw:id="4" svg:x="4.015cm" svg:y="4.971cm"/>
          <text:p/>
        </draw:rect>
        <draw:polyline draw:style-name="gr2" draw:text-style-name="P2" draw:layer="layout" svg:width="0.573cm" svg:height="0.777cm" svg:x="3.059cm" svg:y="46.439cm" svg:viewBox="0 0 574 778" draw:points="574,0 1,0 1,41 370,350 0,778 574,778">
          <text:p/>
        </draw:polyline>
        <draw:frame draw:style-name="gr3" draw:text-style-name="P4" draw:layer="layout" svg:width="0.121cm" svg:height="0.243cm" svg:x="3.27cm" svg:y="47.391cm">
          <draw:text-box>
            <text:p text:style-name="P3"><text:span text:style-name="T1">=</text:span></text:p>
          </draw:text-box>
        </draw:frame>
        <draw:rect draw:style-name="gr1" draw:text-style-name="P1" xml:id="id11" draw:id="id11" draw:layer="layout" svg:width="0.254cm" svg:height="0.254cm" svg:x="3.192cm" svg:y="46.082cm">
          <text:p/>
        </draw:rect>
        <draw:rect draw:style-name="gr1" draw:text-style-name="P1" xml:id="id9" draw:id="id9" draw:layer="layout" svg:width="0.254cm" svg:height="0.254cm" svg:x="3.392cm" svg:y="47.382cm">
          <text:p/>
        </draw:rect>
        <draw:rect draw:style-name="gr1" draw:text-style-name="P1" xml:id="id1" draw:id="id1" draw:layer="layout" svg:width="1.535cm" svg:height="1.403cm" svg:x="3.822cm" svg:y="46.155cm">
          <text:p/>
        </draw:rect>
        <draw:connector draw:style-name="gr4" draw:text-style-name="P1" draw:layer="layout" draw:type="curve" svg:x1="4.589cm" svg:y1="47.558cm" svg:x2="8.047cm" svg:y2="48.974cm" draw:start-shape="id1" draw:start-glue-point="2" draw:end-shape="id2" draw:end-glue-point="0" svg:d="m4589 47558c0 1063 3458 356 3458 1416">
          <text:p/>
        </draw:connector>
        <draw:frame draw:style-name="gr3" draw:text-style-name="P4" xml:id="id2" draw:id="id2" draw:layer="layout" svg:width="4.206cm" svg:height="0.243cm" svg:x="5.944cm" svg:y="48.974cm">
          <draw:text-box>
            <text:p text:style-name="P3"><text:span text:style-name="T1">type: T, any type that accepts the “add” command</text:span></text:p>
          </draw:text-box>
        </draw:frame>
        <draw:connector draw:style-name="gr4" draw:text-style-name="P1" draw:layer="layout" draw:type="curve" svg:x1="4.189cm" svg:y1="47.853cm" svg:x2="5.248cm" svg:y2="48.975cm" draw:start-shape="id3" draw:start-glue-point="2" draw:end-shape="id4" draw:end-glue-point="0" svg:d="m4189 47853c0 843 1059 282 1059 1122">
          <text:p/>
        </draw:connector>
        <draw:frame draw:style-name="gr3" draw:text-style-name="P4" xml:id="id4" draw:id="id4" draw:layer="layout" svg:width="0.607cm" svg:height="0.243cm" svg:x="4.945cm" svg:y="48.975cm">
          <draw:text-box>
            <text:p text:style-name="P3"><text:span text:style-name="T1">type: T</text:span></text:p>
          </draw:text-box>
        </draw:frame>
        <draw:connector draw:style-name="gr4" draw:text-style-name="P1" draw:layer="layout" draw:type="curve" svg:x1="3.119cm" svg:y1="47.639cm" svg:x2="2.769cm" svg:y2="48.975cm" draw:start-shape="id5" draw:start-glue-point="2" draw:end-shape="id6" draw:end-glue-point="0" svg:d="m3119 47639c0 1003-350 336-350 1336">
          <text:p/>
        </draw:connector>
        <draw:frame draw:style-name="gr3" draw:text-style-name="P4" xml:id="id6" draw:id="id6" draw:layer="layout" svg:width="1.848cm" svg:height="0.485cm" svg:x="1.845cm" svg:y="48.975cm">
          <draw:text-box>
            <text:p text:style-name="P3"><text:span text:style-name="T1">font: lower case name</text:span></text:p>
            <text:p text:style-name="P3"><text:span text:style-name="T1">this is box 1</text:span></text:p>
          </draw:text-box>
        </draw:frame>
        <draw:rect draw:style-name="gr1" draw:text-style-name="P1" xml:id="id7" draw:id="id7" draw:layer="layout" svg:width="0.254cm" svg:height="0.254cm" svg:x="3.928cm" svg:y="46.744cm">
          <text:p/>
        </draw:rect>
        <draw:connector draw:style-name="gr4" draw:text-style-name="P1" draw:layer="layout" draw:type="curve" svg:x1="4.055cm" svg:y1="46.998cm" svg:x2="4.419cm" svg:y2="49.576cm" draw:start-shape="id7" draw:start-glue-point="2" draw:end-shape="id8" draw:end-glue-point="0" svg:d="m4055 46998c0 1935 364 646 364 2578">
          <text:p/>
        </draw:connector>
        <draw:frame draw:style-name="gr3" draw:text-style-name="P4" xml:id="id8" draw:id="id8" draw:layer="layout" svg:width="2.148cm" svg:height="0.727cm" svg:x="3.345cm" svg:y="49.576cm">
          <draw:text-box>
            <text:p text:style-name="P3"><text:span text:style-name="T1">font: lower case name</text:span></text:p>
            <text:p text:style-name="P3"><text:span text:style-name="T1">matches: box 1's contents</text:span></text:p>
            <text:p text:style-name="P3"><text:span text:style-name="T1">repeated: zero or more</text:span></text:p>
          </draw:text-box>
        </draw:frame>
        <draw:connector draw:style-name="gr4" draw:text-style-name="P1" draw:layer="layout" draw:type="curve" svg:x1="3.519cm" svg:y1="47.636cm" svg:x2="3.662cm" svg:y2="48.376cm" draw:start-shape="id9" draw:start-glue-point="2" draw:end-shape="id10" draw:end-glue-point="0" svg:d="m3519 47636c0 556 143 187 143 740">
          <text:p/>
        </draw:connector>
        <draw:frame draw:style-name="gr3" draw:text-style-name="P4" xml:id="id10" draw:id="id10" draw:layer="layout" svg:width="1.035cm" svg:height="0.243cm" svg:x="3.145cm" svg:y="48.376cm">
          <draw:text-box>
            <text:p text:style-name="P3"><text:span text:style-name="T1">font: integer</text:span></text:p>
          </draw:text-box>
        </draw:frame>
        <draw:connector draw:style-name="gr4" draw:text-style-name="P1" draw:layer="layout" draw:type="curve" svg:x1="3.192cm" svg:y1="46.209cm" svg:x2="1.962cm" svg:y2="46.777cm" draw:start-shape="id11" draw:start-glue-point="3" svg:d="m3192 46209c-1297 0-683 568-1230 568">
          <text:p/>
        </draw:connector>
        <draw:frame draw:style-name="gr3" draw:text-style-name="P4" draw:layer="layout" svg:width="1.035cm" svg:height="0.243cm" svg:x="0.945cm" svg:y="46.977cm">
          <draw:text-box>
            <text:p text:style-name="P3"><text:span text:style-name="T1">font: integer</text:span></text:p>
          </draw:text-box>
        </draw:frame>
        <draw:rect draw:style-name="gr1" draw:text-style-name="P1" xml:id="id27" draw:id="id27" draw:layer="layout" svg:width="0.254cm" svg:height="0.254cm" svg:x="3.192cm" svg:y="53.186cm">
          <text:p/>
        </draw:rect>
        <draw:rect draw:style-name="gr1" draw:text-style-name="P1" draw:layer="layout" svg:width="2.902cm" svg:height="1.937cm" svg:x="2.938cm" svg:y="51.717cm">
          <draw:glue-point draw:id="4" svg:x="4.015cm" svg:y="4.971cm"/>
          <text:p/>
        </draw:rect>
        <draw:polyline draw:style-name="gr2" draw:text-style-name="P2" draw:layer="layout" svg:width="0.573cm" svg:height="0.777cm" svg:x="3.259cm" svg:y="52.24cm" svg:viewBox="0 0 574 778" draw:points="574,0 1,0 1,41 370,350 0,778 574,778">
          <text:p/>
        </draw:polyline>
        <draw:frame draw:style-name="gr3" draw:text-style-name="P4" draw:layer="layout" svg:width="0.121cm" svg:height="0.243cm" svg:x="3.47cm" svg:y="53.192cm">
          <draw:text-box>
            <text:p text:style-name="P3"><text:span text:style-name="T1">=</text:span></text:p>
          </draw:text-box>
        </draw:frame>
        <draw:rect draw:style-name="gr1" draw:text-style-name="P1" xml:id="id19" draw:id="id19" draw:layer="layout" svg:width="0.254cm" svg:height="0.254cm" svg:x="3.392cm" svg:y="51.883cm">
          <text:p/>
        </draw:rect>
        <draw:rect draw:style-name="gr1" draw:text-style-name="P1" xml:id="id12" draw:id="id12" draw:layer="layout" svg:width="0.254cm" svg:height="0.254cm" svg:x="3.592cm" svg:y="53.183cm">
          <text:p/>
        </draw:rect>
        <draw:rect draw:style-name="gr1" draw:text-style-name="P1" xml:id="id24" draw:id="id24" draw:layer="layout" svg:width="1.535cm" svg:height="1.403cm" svg:x="4.022cm" svg:y="51.956cm">
          <text:p/>
        </draw:rect>
        <draw:rect draw:style-name="gr1" draw:text-style-name="P1" xml:id="id28" draw:id="id28" draw:layer="layout" svg:width="0.254cm" svg:height="0.254cm" svg:x="4.128cm" svg:y="52.545cm">
          <text:p/>
        </draw:rect>
        <draw:rect draw:style-name="gr1" draw:text-style-name="P1" draw:layer="layout" svg:width="11.897cm" svg:height="4.166cm" svg:x="2.471cm" svg:y="55.399cm">
          <draw:glue-point draw:id="4" svg:x="4.015cm" svg:y="4.971cm"/>
          <text:p/>
        </draw:rect>
        <draw:rect draw:style-name="gr1" draw:text-style-name="P1" xml:id="id25" draw:id="id25" draw:layer="layout" svg:width="1.537cm" svg:height="1.403cm" svg:x="3.22cm" svg:y="57.557cm">
          <text:p/>
        </draw:rect>
        <draw:rect draw:style-name="gr1" draw:text-style-name="P1" xml:id="id14" draw:id="id14" draw:layer="layout" svg:width="0.254cm" svg:height="0.254cm" svg:x="3.328cm" svg:y="58.146cm">
          <text:p/>
        </draw:rect>
        <draw:rect draw:style-name="gr1" draw:text-style-name="P1" xml:id="id26" draw:id="id26" draw:layer="layout" svg:width="1.537cm" svg:height="1.403cm" svg:x="5.721cm" svg:y="57.558cm">
          <text:p/>
        </draw:rect>
        <draw:rect draw:style-name="gr1" draw:text-style-name="P1" xml:id="id17" draw:id="id17" draw:layer="layout" svg:width="0.254cm" svg:height="0.254cm" svg:x="5.829cm" svg:y="58.147cm">
          <text:p/>
        </draw:rect>
        <draw:rect draw:style-name="gr1" draw:text-style-name="P1" draw:layer="layout" svg:width="1.537cm" svg:height="1.403cm" svg:x="9.722cm" svg:y="57.559cm">
          <text:p/>
        </draw:rect>
        <draw:rect draw:style-name="gr1" draw:text-style-name="P1" xml:id="id22" draw:id="id22" draw:layer="layout" svg:width="0.254cm" svg:height="0.254cm" svg:x="9.83cm" svg:y="58.148cm">
          <text:p/>
        </draw:rect>
        <draw:frame draw:style-name="gr3" draw:text-style-name="P5" draw:layer="layout" svg:width="0.201cm" svg:height="0.399cm" svg:x="5.249cm" svg:y="58.019cm">
          <draw:text-box>
            <text:p text:style-name="P3"><text:span text:style-name="T2">+</text:span></text:p>
          </draw:text-box>
        </draw:frame>
        <draw:frame draw:style-name="gr3" draw:text-style-name="P5" draw:layer="layout" svg:width="0.201cm" svg:height="0.399cm" svg:x="9.249cm" svg:y="58.019cm">
          <draw:text-box>
            <text:p text:style-name="P3"><text:span text:style-name="T2">+</text:span></text:p>
          </draw:text-box>
        </draw:frame>
        <draw:frame draw:style-name="gr3" draw:text-style-name="P6" draw:layer="layout" svg:width="0.531cm" svg:height="0.484cm" svg:x="7.907cm" svg:y="58.08cm">
          <draw:text-box>
            <text:p text:style-name="P3"><text:span text:style-name="T3">. . .</text:span></text:p>
          </draw:text-box>
        </draw:frame>
        <draw:connector draw:style-name="gr5" draw:text-style-name="P2" draw:layer="layout" draw:type="curve" svg:x1="3.719cm" svg:y1="53.437cm" svg:x2="3.419cm" svg:y2="56.486cm" draw:start-shape="id12" draw:start-glue-point="2" draw:end-shape="id13" draw:end-glue-point="0" svg:d="m3719 53437c0 2287-300 763-300 3049">
          <text:p/>
        </draw:connector>
        <draw:rect draw:style-name="gr6" draw:text-style-name="P1" xml:id="id13" draw:id="id13" draw:layer="layout" svg:width="0.254cm" svg:height="0.254cm" svg:x="3.292cm" svg:y="56.486cm">
          <text:p/>
        </draw:rect>
        <draw:connector draw:style-name="gr5" draw:text-style-name="P2" draw:layer="layout" draw:type="curve" svg:x1="3.419cm" svg:y1="56.74cm" svg:x2="3.455cm" svg:y2="58.146cm" draw:start-shape="id13" draw:start-glue-point="2" draw:end-shape="id14" draw:end-glue-point="0" svg:d="m3419 56740c0 1054 36 352 36 1406">
          <text:p/>
        </draw:connector>
        <draw:rect draw:style-name="gr6" draw:text-style-name="P1" xml:id="id15" draw:id="id15" draw:layer="layout" svg:width="0.254cm" svg:height="0.254cm" svg:x="5.692cm" svg:y="56.486cm">
          <text:p/>
        </draw:rect>
        <draw:connector draw:style-name="gr5" draw:text-style-name="P2" draw:layer="layout" draw:type="curve" svg:x1="3.546cm" svg:y1="56.613cm" svg:x2="5.692cm" svg:y2="56.613cm" draw:start-shape="id13" draw:start-glue-point="1" draw:end-shape="id15" draw:end-glue-point="3" svg:d="m3546 56613h2146">
          <text:p/>
        </draw:connector>
        <draw:frame draw:style-name="gr3" draw:text-style-name="P7" draw:layer="layout" svg:width="0.451cm" svg:height="0.323cm" svg:x="6.049cm" svg:y="56.458cm">
          <draw:text-box>
            <text:p text:style-name="P3"><text:span text:style-name="T4">+ <text:s/>1</text:span></text:p>
          </draw:text-box>
        </draw:frame>
        <draw:rect draw:style-name="gr6" draw:text-style-name="P1" xml:id="id16" draw:id="id16" draw:layer="layout" svg:width="1.234cm" svg:height="0.486cm" svg:x="5.378cm" svg:y="56.362cm">
          <text:p/>
        </draw:rect>
        <draw:connector draw:style-name="gr5" draw:text-style-name="P2" draw:layer="layout" draw:type="curve" svg:x1="5.995cm" svg:y1="56.848cm" svg:x2="5.956cm" svg:y2="58.147cm" draw:start-shape="id16" draw:start-glue-point="2" draw:end-shape="id17" draw:end-glue-point="0" svg:d="m5995 56848c0 975-39 326-39 1299">
          <text:p/>
        </draw:connector>
        <draw:connector draw:style-name="gr5" draw:text-style-name="P2" draw:layer="layout" draw:type="curve" svg:x1="5.995cm" svg:y1="56.848cm" svg:x2="9.692cm" svg:y2="56.613cm" draw:start-shape="id16" draw:start-glue-point="2" draw:end-shape="id18" draw:end-glue-point="3" svg:d="m5995 56848c0 751 1079 627 1426 380s-39-615 2271-615">
          <text:p/>
        </draw:connector>
        <draw:rect draw:style-name="gr6" draw:text-style-name="P1" xml:id="id23" draw:id="id23" draw:layer="layout" svg:width="0.254cm" svg:height="0.254cm" svg:x="12.292cm" svg:y="56.486cm">
          <text:p/>
        </draw:rect>
        <draw:frame draw:style-name="gr7" draw:text-style-name="P7" draw:layer="layout" svg:width="0.324cm" svg:height="0.323cm" svg:x="12.649cm" svg:y="56.458cm">
          <draw:text-box>
            <text:p text:style-name="P3"><text:span text:style-name="T4">==</text:span></text:p>
          </draw:text-box>
        </draw:frame>
        <draw:rect draw:style-name="gr6" draw:text-style-name="P1" draw:layer="layout" svg:width="1.73cm" svg:height="1.306cm" svg:x="11.978cm" svg:y="55.887cm">
          <text:p/>
        </draw:rect>
        <draw:rect draw:style-name="gr6" draw:text-style-name="P1" xml:id="id20" draw:id="id20" draw:layer="layout" svg:width="0.254cm" svg:height="0.254cm" svg:x="13.092cm" svg:y="56.486cm">
          <text:p/>
        </draw:rect>
        <draw:connector draw:style-name="gr5" draw:text-style-name="P2" draw:layer="layout" draw:type="curve" svg:x1="3.519cm" svg:y1="51.883cm" svg:x2="13.219cm" svg:y2="56.486cm" draw:start-shape="id19" draw:start-glue-point="0" draw:end-shape="id20" draw:end-glue-point="0" svg:d="m3519 51883c0-751 9700-3053 9700 4603">
          <text:p/>
        </draw:connector>
        <draw:rect draw:style-name="gr6" draw:text-style-name="P1" xml:id="id18" draw:id="id18" draw:layer="layout" svg:width="0.254cm" svg:height="0.254cm" svg:x="9.692cm" svg:y="56.486cm">
          <text:p/>
        </draw:rect>
        <draw:frame draw:style-name="gr3" draw:text-style-name="P7" draw:layer="layout" svg:width="0.451cm" svg:height="0.323cm" svg:x="10.049cm" svg:y="56.458cm">
          <draw:text-box>
            <text:p text:style-name="P3"><text:span text:style-name="T4">+ <text:s/>1</text:span></text:p>
          </draw:text-box>
        </draw:frame>
        <draw:rect draw:style-name="gr6" draw:text-style-name="P1" xml:id="id21" draw:id="id21" draw:layer="layout" svg:width="1.234cm" svg:height="0.486cm" svg:x="9.378cm" svg:y="56.362cm">
          <text:p/>
        </draw:rect>
        <draw:connector draw:style-name="gr5" draw:text-style-name="P2" draw:layer="layout" draw:type="curve" svg:x1="9.995cm" svg:y1="56.848cm" svg:x2="9.957cm" svg:y2="58.148cm" draw:start-shape="id21" draw:start-glue-point="2" draw:end-shape="id22" draw:end-glue-point="0" svg:d="m9995 56848c0 975-38 325-38 1300">
          <text:p/>
        </draw:connector>
        <draw:connector draw:style-name="gr5" draw:text-style-name="P2" draw:layer="layout" draw:type="curve" svg:x1="9.995cm" svg:y1="56.848cm" svg:x2="12.292cm" svg:y2="56.613cm" draw:start-shape="id21" draw:start-glue-point="2" draw:end-shape="id23" draw:end-glue-point="3" svg:d="m9995 56848c0 751 729 627 988 380s49-615 1309-615">
          <text:p/>
        </draw:connector>
        <draw:rect draw:style-name="gr6" draw:text-style-name="P1" draw:layer="layout" svg:width="2.346cm" svg:height="3.262cm" svg:x="5.149cm" svg:y="55.871cm">
          <text:p/>
        </draw:rect>
        <draw:rect draw:style-name="gr6" draw:text-style-name="P1" draw:layer="layout" svg:width="5.296cm" svg:height="3.68cm" svg:x="8.705cm" svg:y="55.642cm">
          <text:p/>
        </draw:rect>
        <draw:rect draw:style-name="gr6" draw:text-style-name="P1" draw:layer="layout" svg:width="1.377cm" svg:height="0.51cm" svg:x="12.171cm" svg:y="56.339cm">
          <text:p/>
        </draw:rect>
        <draw:rect draw:style-name="gr6" draw:text-style-name="P1" draw:layer="layout" svg:width="2.346cm" svg:height="3.262cm" svg:x="9.149cm" svg:y="55.871cm">
          <text:p/>
        </draw:rect>
        <draw:frame draw:style-name="gr3" draw:text-style-name="P6" draw:layer="layout" svg:width="0.916cm" svg:height="0.484cm" svg:x="4.032cm" svg:y="50.927cm">
          <draw:text-box>
            <text:p text:style-name="P3"><text:span text:style-name="T3">From</text:span></text:p>
          </draw:text-box>
        </draw:frame>
        <draw:frame draw:style-name="gr3" draw:text-style-name="P6" draw:layer="layout" svg:width="0.675cm" svg:height="0.484cm" svg:x="8.533cm" svg:y="54.628cm">
          <draw:text-box>
            <text:p text:style-name="P3"><text:span text:style-name="T3">Into</text:span></text:p>
          </draw:text-box>
        </draw:frame>
        <draw:rect draw:style-name="gr6" draw:text-style-name="P1" draw:layer="layout" svg:width="3.908cm" svg:height="3.175cm" svg:x="2.545cm" svg:y="50.894cm">
          <draw:glue-point draw:id="4" svg:x="4.015cm" svg:y="4.971cm"/>
          <text:p/>
        </draw:rect>
        <draw:rect draw:style-name="gr6" draw:text-style-name="P1" draw:layer="layout" svg:width="12.863cm" svg:height="5.454cm" svg:x="2.301cm" svg:y="54.558cm">
          <draw:glue-point draw:id="4" svg:x="4.015cm" svg:y="4.971cm"/>
          <text:p/>
        </draw:rect>
        <draw:frame draw:style-name="gr8" draw:text-style-name="P7" draw:layer="layout" svg:width="5.883cm" svg:height="1.611cm" svg:x="10.524cm" svg:y="51.22cm">
          <draw:text-box>
            <text:p text:style-name="P3"><text:span text:style-name="T4">The “From” and “Into” dashed boxes are src holder commands. <text:s/>They are evaluated by the pattern-definition constructing processor. <text:s/>Their only purpose is to delimit what is the pattern matched-to vs the pattern it is replaced with.</text:span></text:p>
          </draw:text-box>
        </draw:frame>
        <draw:frame draw:style-name="gr8" draw:text-style-name="P7" draw:layer="layout" svg:width="5.883cm" svg:height="1.933cm" svg:x="10.525cm" svg:y="45.821cm">
          <draw:text-box>
            <text:p text:style-name="P3"><text:span text:style-name="T4">Gabe wants to see what he's saying, and the dependencies between the index terms bothers him.. <text:s/>he wants to be able to say “this happens in one atomic action”.. <text:s/>he wants to have a primitive, where he states the relationship between the neighboring </text:span></text:p>
          </draw:text-box>
        </draw:frame>
        <draw:connector draw:style-name="gr5" draw:text-style-name="P2" draw:layer="layout" draw:type="curve" svg:x1="4.789cm" svg:y1="53.359cm" svg:x2="3.988cm" svg:y2="57.557cm" draw:start-shape="id24" draw:start-glue-point="2" draw:end-shape="id25" draw:end-glue-point="0" svg:d="m4789 53359c0 3148-801 1050-801 4198">
          <text:p/>
        </draw:connector>
        <draw:connector draw:style-name="gr5" draw:text-style-name="P2" draw:layer="layout" draw:type="curve" svg:x1="4.79cm" svg:y1="53.359cm" svg:x2="6.489cm" svg:y2="57.558cm" draw:end-shape="id26" draw:end-glue-point="0" svg:d="m4790 53359c0 2773 1699 674 1699 4199">
          <text:p/>
        </draw:connector>
        <draw:connector draw:style-name="gr9" draw:text-style-name="P8" draw:layer="layout" draw:type="curve" svg:x1="3.319cm" svg:y1="53.44cm" svg:x2="4.255cm" svg:y2="52.799cm" draw:start-shape="id27" draw:start-glue-point="2" draw:end-shape="id28" draw:end-glue-point="2" svg:d="m3319 53440c0 751 936 1072 936-641">
          <text:p/>
        </draw:connector>
        <draw:frame draw:style-name="gr10" draw:text-style-name="P7" draw:layer="layout" svg:width="3.377cm" svg:height="1.933cm" svg:x="6.857cm" svg:y="52.15cm">
          <draw:text-box>
            <text:p text:style-name="P3"><text:span text:style-name="T4">The blue line connecting the two boxes is a visual indicator that their purpose is a matching operation. The symbol match is how the input box is detected. </text:span></text:p>
          </draw:text-box>
        </draw:frame>
        <draw:rect draw:style-name="gr6" draw:text-style-name="P1" draw:layer="layout" svg:width="5.043cm" svg:height="3.735cm" svg:x="2.72cm" svg:y="55.637cm">
          <text:p/>
        </draw:rect>
        <draw:rect draw:style-name="gr6" draw:text-style-name="P1" draw:layer="layout" svg:width="1.93cm" svg:height="3.237cm" svg:x="3.032cm" svg:y="55.886cm">
          <text:p/>
        </draw:rect>
        <draw:frame draw:style-name="gr11" draw:text-style-name="P7" draw:layer="layout" svg:width="0.413cm" svg:height="0.323cm" svg:x="12.55cm" svg:y="55.96cm">
          <draw:text-box>
            <text:p text:style-name="P3"><text:span text:style-name="T4">end</text:span></text:p>
          </draw:text-box>
        </draw:frame>
        <draw:frame draw:style-name="gr11" draw:text-style-name="P7" draw:layer="layout" svg:width="0.493cm" svg:height="0.323cm" svg:x="3.851cm" svg:y="55.961cm">
          <draw:text-box>
            <text:p text:style-name="P3"><text:span text:style-name="T4">start</text:span></text:p>
          </draw:text-box>
        </draw:frame>
        <draw:frame draw:style-name="gr11" draw:text-style-name="P7" draw:layer="layout" svg:width="0.692cm" svg:height="0.323cm" svg:x="6.051cm" svg:y="55.962cm">
          <draw:text-box>
            <text:p text:style-name="P3"><text:span text:style-name="T4">repeat</text:span></text:p>
          </draw:text-box>
        </draw:frame>
        <draw:frame draw:style-name="gr11" draw:text-style-name="P7" draw:layer="layout" svg:width="0.692cm" svg:height="0.323cm" svg:x="9.952cm" svg:y="55.963cm">
          <draw:text-box>
            <text:p text:style-name="P3"><text:span text:style-name="T4">repeat</text:span></text:p>
          </draw:text-box>
        </draw:frame>
        <draw:frame draw:style-name="gr12" draw:text-style-name="P7" draw:layer="layout" svg:width="7.697cm" svg:height="1.602cm" svg:x="2.446cm" svg:y="43.577cm">
          <draw:text-box>
            <text:p text:style-name="P3"><text:span text:style-name="T5">Summation</text:span></text:p>
            <text:p text:style-name="P3"><text:span text:style-name="T4"/></text:p>
            <text:p text:style-name="P3"><text:span text:style-name="T4">Summation is defined as a series. <text:s/>Series are translated into Loops.</text:span></text:p>
          </draw:text-box>
        </draw:frame>
        <draw:g>
          <draw:g>
            <draw:rect draw:style-name="gr13" draw:text-style-name="P9" draw:layer="layout" svg:width="6.222cm" svg:height="4.435cm" svg:x="32.538cm" svg:y="53.877cm">
              <text:p/>
            </draw:rect>
            <draw:frame draw:style-name="gr14" draw:text-style-name="P11" draw:layer="layout" svg:width="1.366cm" svg:height="0.64cm" svg:x="32.811cm" svg:y="53.94cm">
              <draw:text-box>
                <text:p text:style-name="P10"><text:span text:style-name="T6">foo</text:span></text:p>
              </draw:text-box>
            </draw:frame>
            <draw:frame draw:style-name="gr15" draw:text-style-name="P11" draw:layer="layout" svg:width="0.541cm" svg:height="0.64cm" svg:x="34.614cm" svg:y="53.946cm">
              <draw:text-box>
                <text:p text:style-name="P10"><text:span text:style-name="T6">M</text:span></text:p>
              </draw:text-box>
            </draw:frame>
            <draw:frame draw:style-name="gr16" draw:text-style-name="P11" draw:layer="layout" svg:width="0.532cm" svg:height="0.64cm" svg:x="36.418cm" svg:y="53.946cm">
              <draw:text-box>
                <text:p text:style-name="P10"><text:span text:style-name="T6">R</text:span></text:p>
              </draw:text-box>
            </draw:frame>
            <draw:frame draw:style-name="gr17" draw:text-style-name="P13" draw:layer="layout" svg:width="3.172cm" svg:height="0.399cm" svg:x="33.332cm" svg:y="55.084cm">
              <draw:text-box>
                <text:p text:style-name="P12"><text:span text:style-name="T7">N <text:s text:c="4"/>:= M*I <text:s text:c="4"/>+ R</text:span></text:p>
              </draw:text-box>
            </draw:frame>
            <draw:frame draw:style-name="gr18" draw:text-style-name="P14" draw:layer="layout" svg:width="0.201cm" svg:height="0.362cm" svg:x="33.632cm" svg:y="55.199cm">
              <draw:text-box>
                <text:p text:style-name="P12"><text:span text:style-name="T8">a</text:span></text:p>
              </draw:text-box>
            </draw:frame>
            <draw:frame draw:style-name="gr19" draw:text-style-name="P14" draw:layer="layout" svg:width="0.201cm" svg:height="0.362cm" svg:x="33.777cm" svg:y="55.006cm">
              <draw:text-box>
                <text:p text:style-name="P12"><text:span text:style-name="T8">b</text:span></text:p>
              </draw:text-box>
            </draw:frame>
            <draw:frame draw:style-name="gr20" draw:text-style-name="P14" draw:layer="layout" svg:width="0.201cm" svg:height="0.362cm" svg:x="35.192cm" svg:y="55.006cm">
              <draw:text-box>
                <text:p text:style-name="P12"><text:span text:style-name="T8">b</text:span></text:p>
              </draw:text-box>
            </draw:frame>
            <draw:frame draw:style-name="gr21" draw:text-style-name="P14" draw:layer="layout" svg:width="0.201cm" svg:height="0.324cm" svg:x="35.075cm" svg:y="55.237cm">
              <draw:text-box>
                <text:p text:style-name="P12"><text:span text:style-name="T8">a</text:span></text:p>
              </draw:text-box>
            </draw:frame>
            <draw:frame draw:style-name="gr22" draw:text-style-name="P14" draw:layer="layout" svg:width="0.201cm" svg:height="0.362cm" svg:x="36.033cm" svg:y="55.199cm">
              <draw:text-box>
                <text:p text:style-name="P12"><text:span text:style-name="T8">a</text:span></text:p>
              </draw:text-box>
            </draw:frame>
            <draw:frame draw:style-name="gr23" draw:text-style-name="P14" draw:layer="layout" svg:width="0.201cm" svg:height="0.362cm" svg:x="36.148cm" svg:y="55.006cm">
              <draw:text-box>
                <text:p text:style-name="P12"><text:span text:style-name="T8">a</text:span></text:p>
              </draw:text-box>
            </draw:frame>
            <draw:frame draw:style-name="gr24" draw:text-style-name="P13" draw:layer="layout" svg:width="1.027cm" svg:height="0.399cm" svg:x="33.332cm" svg:y="56.385cm">
              <draw:text-box>
                <text:p text:style-name="P12"><text:span text:style-name="T7">out <text:s/>&lt;- </text:span></text:p>
              </draw:text-box>
            </draw:frame>
            <draw:rect draw:style-name="gr25" draw:text-style-name="P9" draw:layer="layout" svg:width="3.913cm" svg:height="1.656cm" svg:x="34.582cm" svg:y="55.742cm">
              <text:p/>
            </draw:rect>
            <draw:line draw:style-name="gr26" draw:text-style-name="P15" draw:layer="layout" svg:x1="37.501cm" svg:y1="55.955cm" svg:x2="37.501cm" svg:y2="57.222cm">
              <text:p/>
            </draw:line>
            <draw:frame draw:style-name="gr27" draw:text-style-name="P16" draw:layer="layout" svg:width="0.448cm" svg:height="0.362cm" svg:x="36.933cm" svg:y="55.886cm">
              <draw:text-box>
                <text:p text:style-name="P12"><text:span text:style-name="T9">less </text:span></text:p>
              </draw:text-box>
            </draw:frame>
            <draw:frame draw:style-name="gr28" draw:text-style-name="P16" draw:layer="layout" svg:width="0.669cm" svg:height="0.362cm" svg:x="36.734cm" svg:y="56.387cm">
              <draw:text-box>
                <text:p text:style-name="P12"><text:span text:style-name="T9">equal </text:span></text:p>
              </draw:text-box>
            </draw:frame>
            <draw:frame draw:style-name="gr29" draw:text-style-name="P16" draw:layer="layout" svg:width="0.821cm" svg:height="0.362cm" svg:x="36.563cm" svg:y="56.902cm">
              <draw:text-box>
                <text:p text:style-name="P12"><text:span text:style-name="T9">greater </text:span></text:p>
              </draw:text-box>
            </draw:frame>
            <draw:frame draw:style-name="gr30" draw:text-style-name="P13" draw:layer="layout" svg:width="1.598cm" svg:height="0.399cm" svg:x="34.732cm" svg:y="56.385cm">
              <draw:text-box>
                <text:p text:style-name="P12"><text:span text:style-name="T7">N <text:s text:c="3"/>&lt;=&gt; 2</text:span></text:p>
              </draw:text-box>
            </draw:frame>
            <draw:frame draw:style-name="gr31" draw:text-style-name="P17" draw:layer="layout" svg:width="0.201cm" svg:height="0.362cm" svg:x="35.033cm" svg:y="56.5cm">
              <draw:text-box>
                <text:p text:style-name="P12"><text:span text:style-name="T10">a</text:span></text:p>
              </draw:text-box>
            </draw:frame>
            <draw:frame draw:style-name="gr32" draw:text-style-name="P17" draw:layer="layout" svg:width="0.201cm" svg:height="0.362cm" svg:x="35.148cm" svg:y="56.307cm">
              <draw:text-box>
                <text:p text:style-name="P12"><text:span text:style-name="T10">a</text:span></text:p>
              </draw:text-box>
            </draw:frame>
            <draw:frame draw:style-name="gr33" draw:text-style-name="P13" draw:layer="layout" svg:width="0.29cm" svg:height="0.399cm" svg:x="37.732cm" svg:y="56.386cm">
              <draw:text-box>
                <text:p text:style-name="P12"><text:span text:style-name="T7">N</text:span></text:p>
              </draw:text-box>
            </draw:frame>
            <draw:frame draw:style-name="gr34" draw:text-style-name="P17" draw:layer="layout" svg:width="0.201cm" svg:height="0.362cm" svg:x="38.033cm" svg:y="56.501cm">
              <draw:text-box>
                <text:p text:style-name="P12"><text:span text:style-name="T10">a</text:span></text:p>
              </draw:text-box>
            </draw:frame>
            <draw:frame draw:style-name="gr35" draw:text-style-name="P17" draw:layer="layout" svg:width="0.201cm" svg:height="0.362cm" svg:x="38.148cm" svg:y="56.308cm">
              <draw:text-box>
                <text:p text:style-name="P12"><text:span text:style-name="T10">a</text:span></text:p>
              </draw:text-box>
            </draw:frame>
            <draw:frame draw:style-name="gr36" draw:text-style-name="P13" draw:layer="layout" svg:width="0.29cm" svg:height="0.399cm" svg:x="37.733cm" svg:y="55.887cm">
              <draw:text-box>
                <text:p text:style-name="P12"><text:span text:style-name="T7">N</text:span></text:p>
              </draw:text-box>
            </draw:frame>
            <draw:frame draw:style-name="gr37" draw:text-style-name="P17" draw:layer="layout" svg:width="0.201cm" svg:height="0.362cm" svg:x="38.034cm" svg:y="56.002cm">
              <draw:text-box>
                <text:p text:style-name="P12"><text:span text:style-name="T10">1</text:span></text:p>
              </draw:text-box>
            </draw:frame>
            <draw:frame draw:style-name="gr38" draw:text-style-name="P17" draw:layer="layout" svg:width="0.201cm" svg:height="0.362cm" svg:x="38.149cm" svg:y="55.809cm">
              <draw:text-box>
                <text:p text:style-name="P12"><text:span text:style-name="T10">1</text:span></text:p>
              </draw:text-box>
            </draw:frame>
            <draw:frame draw:style-name="gr39" draw:text-style-name="P13" draw:layer="layout" svg:width="0.29cm" svg:height="0.399cm" svg:x="37.734cm" svg:y="56.888cm">
              <draw:text-box>
                <text:p text:style-name="P12"><text:span text:style-name="T7">N</text:span></text:p>
              </draw:text-box>
            </draw:frame>
            <draw:frame draw:style-name="gr15" draw:text-style-name="P11" draw:layer="layout" svg:width="0.726cm" svg:height="0.64cm" svg:x="35.315cm" svg:y="57.646cm">
              <draw:text-box>
                <text:p text:style-name="P10"><text:span text:style-name="T6">out</text:span></text:p>
              </draw:text-box>
            </draw:frame>
          </draw:g>
          <draw:frame draw:style-name="gr40" draw:text-style-name="P19" draw:layer="layout" svg:width="4.985cm" svg:height="7.076cm" svg:x="26.694cm" svg:y="52.389cm">
            <draw:text-box>
              <text:p text:style-name="P18"><text:span text:style-name="T5">“ </text:span><text:span text:style-name="T5">:= ”</text:span></text:p>
              <text:p text:style-name="P18"><text:span text:style-name="T11"/></text:p>
              <text:p text:style-name="P18"><text:span text:style-name="T11">“ </text:span><text:span text:style-name="T11">:= ” is syntactic sugar (a preprocessor command). <text:s/>What's on the LHS becomes the contents of a “from” box. <text:s/>What's on the RHS becomes the contents of an “Into” box. <text:s/>Further, each italic name on the LHS is matched against each italic name on the RHS. <text:s/>For each match, the names are removed and turned into boxes, then an arrow is placed from the box on the LHS to the box on the RHS.</text:span></text:p>
              <text:p text:style-name="P18"><text:span text:style-name="T11">Any arbitrary expression can be on the LHS, and any expr can be on the RHS. <text:s/></text:span></text:p>
              <text:p text:style-name="P18"><text:span text:style-name="T11">when an expr in source matches multiple LHSes, alert the programmer during edit, throw error during consolidation (or something like that)</text:span></text:p>
            </draw:text-box>
          </draw:frame>
          <draw:frame draw:style-name="gr41" draw:text-style-name="P13" draw:layer="layout" svg:width="3.172cm" svg:height="0.399cm" svg:x="39.26cm" svg:y="53.982cm">
            <draw:text-box>
              <text:p text:style-name="P12"><text:span text:style-name="T7">N <text:s text:c="4"/>:= M*I <text:s text:c="4"/>+ R</text:span></text:p>
            </draw:text-box>
          </draw:frame>
          <draw:frame draw:style-name="gr42" draw:text-style-name="P14" draw:layer="layout" svg:width="0.201cm" svg:height="0.362cm" svg:x="39.56cm" svg:y="54.097cm">
            <draw:text-box>
              <text:p text:style-name="P12"><text:span text:style-name="T8">a</text:span></text:p>
            </draw:text-box>
          </draw:frame>
          <draw:frame draw:style-name="gr43" draw:text-style-name="P14" draw:layer="layout" svg:width="0.201cm" svg:height="0.362cm" svg:x="39.705cm" svg:y="53.904cm">
            <draw:text-box>
              <text:p text:style-name="P12"><text:span text:style-name="T8">b</text:span></text:p>
            </draw:text-box>
          </draw:frame>
          <draw:frame draw:style-name="gr44" draw:text-style-name="P14" draw:layer="layout" svg:width="0.201cm" svg:height="0.362cm" svg:x="41.12cm" svg:y="53.904cm">
            <draw:text-box>
              <text:p text:style-name="P12"><text:span text:style-name="T8">b</text:span></text:p>
            </draw:text-box>
          </draw:frame>
          <draw:frame draw:style-name="gr45" draw:text-style-name="P14" draw:layer="layout" svg:width="0.201cm" svg:height="0.324cm" svg:x="41.003cm" svg:y="54.135cm">
            <draw:text-box>
              <text:p text:style-name="P12"><text:span text:style-name="T8">a</text:span></text:p>
            </draw:text-box>
          </draw:frame>
          <draw:frame draw:style-name="gr46" draw:text-style-name="P14" draw:layer="layout" svg:width="0.201cm" svg:height="0.362cm" svg:x="41.961cm" svg:y="54.097cm">
            <draw:text-box>
              <text:p text:style-name="P12"><text:span text:style-name="T8">a</text:span></text:p>
            </draw:text-box>
          </draw:frame>
          <draw:frame draw:style-name="gr47" draw:text-style-name="P14" draw:layer="layout" svg:width="0.201cm" svg:height="0.362cm" svg:x="42.076cm" svg:y="53.904cm">
            <draw:text-box>
              <text:p text:style-name="P12"><text:span text:style-name="T8">a</text:span></text:p>
            </draw:text-box>
          </draw:frame>
          <draw:rect draw:style-name="gr48" draw:text-style-name="P9" draw:layer="layout" svg:width="1.308cm" svg:height="1.282cm" svg:x="40.091cm" svg:y="55.695cm">
            <text:p/>
          </draw:rect>
          <draw:frame draw:style-name="gr49" draw:text-style-name="P13" draw:layer="layout" svg:width="0.829cm" svg:height="0.399cm" svg:x="40.36cm" svg:y="55.783cm">
            <draw:text-box>
              <text:p text:style-name="P12"><text:span text:style-name="T7">From</text:span></text:p>
            </draw:text-box>
          </draw:frame>
          <draw:frame draw:style-name="gr50" draw:text-style-name="P13" draw:layer="layout" svg:width="0.239cm" svg:height="0.399cm" svg:x="40.46cm" svg:y="56.383cm">
            <draw:text-box>
              <text:p text:style-name="P12"><text:span text:style-name="T7">N</text:span></text:p>
            </draw:text-box>
          </draw:frame>
          <draw:custom-shape draw:style-name="gr51" draw:text-style-name="P15" xml:id="id29" draw:id="id29" draw:layer="layout" svg:width="0.101cm" svg:height="0.109cm" svg:x="40.718cm" svg:y="56.62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5" xml:id="id31" draw:id="id31" draw:layer="layout" svg:width="0.101cm" svg:height="0.109cm" svg:x="40.943cm" svg:y="56.425cm">
            <text:p/>
            <draw:enhanced-geometry svg:viewBox="0 0 21600 21600" draw:type="rectangle" draw:enhanced-path="M 0 0 L 21600 0 21600 21600 0 21600 0 0 Z N"/>
          </draw:custom-shape>
          <draw:rect draw:style-name="gr48" draw:text-style-name="P9" draw:layer="layout" svg:width="2.241cm" svg:height="1.282cm" svg:x="39.689cm" svg:y="57.895cm">
            <text:p/>
          </draw:rect>
          <draw:frame draw:style-name="gr52" draw:text-style-name="P13" draw:layer="layout" svg:width="0.599cm" svg:height="0.399cm" svg:x="40.56cm" svg:y="57.983cm">
            <draw:text-box>
              <text:p text:style-name="P12"><text:span text:style-name="T7">Into</text:span></text:p>
            </draw:text-box>
          </draw:frame>
          <draw:frame draw:style-name="gr53" draw:text-style-name="P13" draw:layer="layout" svg:width="1.618cm" svg:height="0.399cm" svg:x="39.86cm" svg:y="58.583cm">
            <draw:text-box>
              <text:p text:style-name="P12"><text:span text:style-name="T7">M*I <text:s text:c="4"/>+ R</text:span></text:p>
            </draw:text-box>
          </draw:frame>
          <draw:custom-shape draw:style-name="gr51" draw:text-style-name="P15" xml:id="id30" draw:id="id30" draw:layer="layout" svg:width="0.101cm" svg:height="0.109cm" svg:x="40.518cm" svg:y="58.82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5" xml:id="id32" draw:id="id32" draw:layer="layout" svg:width="0.101cm" svg:height="0.109cm" svg:x="40.643cm" svg:y="58.62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5" xml:id="id33" draw:id="id33" draw:layer="layout" svg:width="0.101cm" svg:height="0.109cm" svg:x="41.518cm" svg:y="58.82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5" xml:id="id34" draw:id="id34" draw:layer="layout" svg:width="0.101cm" svg:height="0.109cm" svg:x="41.643cm" svg:y="58.625cm">
            <text:p/>
            <draw:enhanced-geometry svg:viewBox="0 0 21600 21600" draw:type="rectangle" draw:enhanced-path="M 0 0 L 21600 0 21600 21600 0 21600 0 0 Z N"/>
          </draw:custom-shape>
          <draw:connector draw:style-name="gr54" draw:text-style-name="P15" draw:layer="layout" draw:type="curve" svg:x1="40.768cm" svg:y1="56.733cm" svg:x2="40.568cm" svg:y2="58.824cm" draw:start-shape="id29" draw:start-glue-point="2" draw:end-shape="id30" draw:end-glue-point="0" svg:d="m40768 56733c0 1567-200 522-200 2091">
            <text:p/>
          </draw:connector>
          <draw:connector draw:style-name="gr54" draw:text-style-name="P15" draw:layer="layout" draw:type="curve" svg:x1="40.993cm" svg:y1="56.534cm" svg:x2="40.693cm" svg:y2="58.625cm" draw:start-shape="id31" draw:start-glue-point="2" draw:end-shape="id32" draw:end-glue-point="0" svg:d="m40993 56534c0 1567-300 522-300 2091">
            <text:p/>
          </draw:connector>
          <draw:connector draw:style-name="gr54" draw:text-style-name="P15" draw:layer="layout" draw:type="curve" svg:x1="40.768cm" svg:y1="56.733cm" svg:x2="41.568cm" svg:y2="58.824cm" draw:start-shape="id29" draw:start-glue-point="2" draw:end-shape="id33" draw:end-glue-point="0" svg:d="m40768 56733c0 1567 800 522 800 2091">
            <text:p/>
          </draw:connector>
          <draw:connector draw:style-name="gr54" draw:text-style-name="P15" draw:layer="layout" draw:type="curve" svg:x1="40.768cm" svg:y1="56.733cm" svg:x2="41.693cm" svg:y2="58.625cm" draw:start-shape="id29" draw:start-glue-point="2" draw:end-shape="id34" draw:end-glue-point="0" svg:d="m40768 56733c0 1417 925 472 925 1892">
            <text:p/>
          </draw:connector>
          <draw:frame draw:style-name="gr55" draw:text-style-name="P16" draw:layer="layout" svg:width="3.421cm" svg:height="0.645cm" svg:x="39.061cm" svg:y="54.684cm">
            <draw:text-box>
              <text:p text:style-name="P12"><text:span text:style-name="T9">The expr above turns into the custom notation def below:</text:span></text:p>
            </draw:text-box>
          </draw:frame>
        </draw:g>
        <draw:g>
          <draw:rect draw:style-name="gr1" draw:text-style-name="P1" xml:id="id39" draw:id="id39" draw:layer="layout" svg:width="0.254cm" svg:height="0.254cm" svg:x="21.365cm" svg:y="49.801cm">
            <text:p/>
          </draw:rect>
          <draw:rect draw:style-name="gr1" draw:text-style-name="P1" xml:id="id40" draw:id="id40" draw:layer="layout" svg:width="0.254cm" svg:height="0.254cm" svg:x="23.517cm" svg:y="49.858cm">
            <text:p/>
          </draw:rect>
          <draw:connector draw:style-name="gr5" draw:text-style-name="P2" draw:layer="layout" draw:type="curve" svg:x1="21.731cm" svg:y1="50.365cm" svg:x2="22.532cm" svg:y2="54.119cm" draw:start-shape="id35" draw:start-glue-point="2" draw:end-shape="id36" draw:end-glue-point="0" svg:d="m21731 50365c0 2815 801 939 801 3754">
            <text:p/>
          </draw:connector>
          <draw:connector draw:style-name="gr5" draw:text-style-name="P2" draw:layer="layout" draw:type="curve" svg:x1="23.932cm" svg:y1="50.365cm" svg:x2="22.533cm" svg:y2="57.319cm" draw:start-shape="id37" draw:start-glue-point="2" draw:end-shape="id38" draw:end-glue-point="0" svg:d="m23932 50365c0 5215-1399 1739-1399 6954">
            <text:p/>
          </draw:connector>
          <draw:rect draw:style-name="gr1" draw:text-style-name="P1" draw:layer="layout" svg:width="4cm" svg:height="1.617cm" svg:x="20.816cm" svg:y="49.014cm">
            <draw:glue-point draw:id="4" svg:x="4.015cm" svg:y="4.971cm"/>
            <text:p/>
          </draw:rect>
          <draw:connector draw:style-name="gr9" draw:text-style-name="P8" draw:layer="layout" draw:type="curve" svg:x1="21.492cm" svg:y1="50.055cm" svg:x2="23.644cm" svg:y2="50.112cm" draw:start-shape="id39" draw:start-glue-point="2" draw:end-shape="id40" draw:end-glue-point="2" svg:d="m21492 50055c0 837 2152 808 2152 57">
            <text:p/>
          </draw:connector>
          <draw:frame draw:style-name="gr3" draw:text-style-name="P20" draw:layer="layout" svg:width="0.916cm" svg:height="0.484cm" svg:x="22.41cm" svg:y="47.904cm">
            <draw:text-box>
              <text:p text:style-name="P3"><text:span text:style-name="T3">From</text:span></text:p>
            </draw:text-box>
          </draw:frame>
          <draw:rect draw:style-name="gr6" draw:text-style-name="P21" draw:layer="layout" svg:width="5.044cm" svg:height="3.175cm" svg:x="20.323cm" svg:y="47.871cm">
            <draw:glue-point draw:id="4" svg:x="4.015cm" svg:y="4.971cm"/>
            <text:p/>
          </draw:rect>
          <draw:frame draw:style-name="gr8" draw:text-style-name="P22" draw:layer="layout" svg:width="8.483cm" svg:height="0.958cm" svg:x="17.01cm" svg:y="46.004cm">
            <draw:text-box>
              <text:p text:style-name="P3"><text:span text:style-name="T5">Specification of Define</text:span></text:p>
            </draw:text-box>
          </draw:frame>
          <draw:rect draw:style-name="gr1" draw:text-style-name="P1" draw:layer="layout" svg:width="2.469cm" svg:height="1.937cm" svg:x="21.616cm" svg:y="53.395cm">
            <draw:glue-point draw:id="4" svg:x="4.015cm" svg:y="4.971cm"/>
            <text:p/>
          </draw:rect>
          <draw:frame draw:style-name="gr3" draw:text-style-name="P20" draw:layer="layout" svg:width="0.675cm" svg:height="0.484cm" svg:x="22.51cm" svg:y="52.305cm">
            <draw:text-box>
              <text:p text:style-name="P3"><text:span text:style-name="T3">Into</text:span></text:p>
            </draw:text-box>
          </draw:frame>
          <draw:rect draw:style-name="gr6" draw:text-style-name="P1" draw:layer="layout" svg:width="4.008cm" svg:height="7.026cm" svg:x="20.798cm" svg:y="52.256cm">
            <draw:glue-point draw:id="4" svg:x="4.015cm" svg:y="4.971cm"/>
            <text:p/>
          </draw:rect>
          <draw:frame draw:style-name="gr3" draw:text-style-name="P20" draw:layer="layout" svg:width="0.916cm" svg:height="0.484cm" svg:x="22.51cm" svg:y="53.505cm">
            <draw:text-box>
              <text:p text:style-name="P3"><text:span text:style-name="T3">From</text:span></text:p>
            </draw:text-box>
          </draw:frame>
          <draw:rect draw:style-name="gr1" draw:text-style-name="P1" xml:id="id35" draw:id="id35" draw:layer="layout" svg:width="1.307cm" svg:height="0.946cm" svg:x="21.078cm" svg:y="49.419cm">
            <draw:glue-point draw:id="4" svg:x="4.015cm" svg:y="4.971cm"/>
            <text:p/>
          </draw:rect>
          <draw:frame draw:style-name="gr56" draw:text-style-name="P23" draw:layer="layout" svg:width="0.471cm" svg:height="0.61cm" svg:x="22.58cm" svg:y="49.581cm">
            <draw:text-box>
              <text:p text:style-name="P3"><text:span text:style-name="T12">:=</text:span></text:p>
            </draw:text-box>
          </draw:frame>
          <draw:rect draw:style-name="gr1" draw:text-style-name="P1" xml:id="id37" draw:id="id37" draw:layer="layout" svg:width="1.307cm" svg:height="0.946cm" svg:x="23.279cm" svg:y="49.419cm">
            <draw:glue-point draw:id="4" svg:x="4.015cm" svg:y="4.971cm"/>
            <text:p/>
          </draw:rect>
          <draw:rect draw:style-name="gr1" draw:text-style-name="P1" draw:layer="layout" svg:width="2.469cm" svg:height="1.937cm" svg:x="21.617cm" svg:y="56.596cm">
            <draw:glue-point draw:id="4" svg:x="4.015cm" svg:y="4.971cm"/>
            <text:p/>
          </draw:rect>
          <draw:frame draw:style-name="gr3" draw:text-style-name="P20" draw:layer="layout" svg:width="0.675cm" svg:height="0.484cm" svg:x="22.511cm" svg:y="56.706cm">
            <draw:text-box>
              <text:p text:style-name="P3"><text:span text:style-name="T3">Into</text:span></text:p>
            </draw:text-box>
          </draw:frame>
          <draw:rect draw:style-name="gr6" draw:text-style-name="P1" draw:layer="layout" svg:width="3.288cm" svg:height="5.81cm" svg:x="21.203cm" svg:y="53.067cm">
            <draw:glue-point draw:id="4" svg:x="4.015cm" svg:y="4.971cm"/>
            <text:p/>
          </draw:rect>
          <draw:rect draw:style-name="gr1" draw:text-style-name="P1" xml:id="id41" draw:id="id41" draw:layer="layout" svg:width="0.254cm" svg:height="0.254cm" svg:x="22.166cm" svg:y="54.501cm">
            <text:p/>
          </draw:rect>
          <draw:rect draw:style-name="gr1" draw:text-style-name="P1" xml:id="id36" draw:id="id36" draw:layer="layout" svg:width="1.307cm" svg:height="0.946cm" svg:x="21.879cm" svg:y="54.119cm">
            <draw:glue-point draw:id="4" svg:x="4.015cm" svg:y="4.971cm"/>
            <text:p/>
          </draw:rect>
          <draw:rect draw:style-name="gr1" draw:text-style-name="P1" xml:id="id42" draw:id="id42" draw:layer="layout" svg:width="0.254cm" svg:height="0.254cm" svg:x="22.167cm" svg:y="57.701cm">
            <text:p/>
          </draw:rect>
          <draw:rect draw:style-name="gr1" draw:text-style-name="P1" xml:id="id38" draw:id="id38" draw:layer="layout" svg:width="1.307cm" svg:height="0.946cm" svg:x="21.88cm" svg:y="57.319cm">
            <draw:glue-point draw:id="4" svg:x="4.015cm" svg:y="4.971cm"/>
            <text:p/>
          </draw:rect>
          <draw:connector draw:style-name="gr5" draw:text-style-name="P2" draw:layer="layout" draw:type="curve" svg:x1="22.293cm" svg:y1="54.755cm" svg:x2="22.294cm" svg:y2="57.701cm" draw:start-shape="id41" draw:start-glue-point="2" draw:end-shape="id42" draw:end-glue-point="0" svg:d="m22293 54755c0 2209 1 737 1 2946">
            <text:p/>
          </draw:connector>
          <draw:frame draw:style-name="gr10" draw:text-style-name="P7" draw:layer="layout" svg:width="2.877cm" svg:height="2.255cm" svg:x="16.996cm" svg:y="48.897cm">
            <draw:text-box>
              <text:p text:style-name="P3"><text:span text:style-name="T4">The line connecting the two boxes is a visual command to search for all groups of tokens that are of “parameter” tokenType and have the same characters.</text:span></text:p>
            </draw:text-box>
          </draw:frame>
          <draw:frame draw:style-name="gr10" draw:text-style-name="P7" draw:layer="layout" svg:width="2.877cm" svg:height="0.996cm" svg:x="16.997cm" svg:y="54.698cm">
            <draw:text-box>
              <text:p text:style-name="P3"><text:span text:style-name="T4">Pairs found by the blue-line command are connected by arrows</text:span></text:p>
            </draw:text-box>
          </draw:frame>
        </draw:g>
        <draw:frame draw:style-name="gr3" draw:text-style-name="P24" draw:layer="layout" svg:width="0.319cm" svg:height="0.327cm" svg:x="2.884cm" svg:y="51.979cm">
          <draw:text-box>
            <text:p><text:span text:style-name="T13">t</text:span><text:span text:style-name="T14">-1</text:span></text:p>
          </draw:text-box>
        </draw:frame>
        <draw:frame draw:style-name="gr3" draw:text-style-name="P25" draw:layer="layout" svg:width="10.936cm" svg:height="0.404cm" svg:x="5.289cm" svg:y="18.11cm">
          <draw:text-box>
            <text:p><text:span text:style-name="T15">Taylor</text:span><text:span text:style-name="T16"> </text:span><text:span text:style-name="T15">of </text:span><text:span text:style-name="T17"><text:s text:c="2"/>z <text:s/>+ <text:s/></text:span><text:span text:style-name="T18">Jacobian</text:span><text:span text:style-name="T15">(</text:span><text:span text:style-name="T17">z</text:span><text:span text:style-name="T15">)</text:span><text:span text:style-name="T17"> <text:s text:c="2"/></text:span><text:span text:style-name="T15">with</text:span><text:span text:style-name="T16"> </text:span><text:span text:style-name="T15">respect</text:span><text:span text:style-name="T16"> </text:span><text:span text:style-name="T15">to</text:span><text:span text:style-name="T17"> <text:s/>z <text:s text:c="2"/></text:span><text:span text:style-name="T19">about</text:span><text:span text:style-name="T20"> <text:s/></text:span><text:span text:style-name="T19">1.213</text:span><text:span text:style-name="T20"> </text:span><text:span text:style-name="T17"><text:s text:c="2"/></text:span><text:span text:style-name="T19"><text:s/>for</text:span><text:span text:style-name="T20"> <text:s/></text:span><text:span text:style-name="T15"><text:s/>4 </text:span><text:span text:style-name="T17"><text:s/></text:span><text:span text:style-name="T20"><text:s/></text:span><text:span text:style-name="T19">terms</text:span></text:p>
          </draw:text-box>
        </draw:frame>
        <draw:line draw:style-name="gr57" draw:text-style-name="P15" draw:layer="layout" svg:x1="16.491cm" svg:y1="18.312cm" svg:x2="17.149cm" svg:y2="18.33cm">
          <text:p/>
        </draw:line>
        <draw:frame draw:style-name="gr3" draw:text-style-name="P25" draw:layer="layout" svg:width="2.038cm" svg:height="0.404cm" svg:x="17.463cm" svg:y="18.074cm">
          <draw:text-box>
            <text:p><text:span text:style-name="T17">&lt;pattern </text:span><text:span text:style-name="T15">( </text:span><text:span text:style-name="T16">t</text:span><text:span text:style-name="T17"> </text:span><text:span text:style-name="T15">)</text:span><text:span text:style-name="T17">&gt;</text:span></text:p>
          </draw:text-box>
        </draw:frame>
        <draw:rect draw:style-name="gr58" draw:text-style-name="P1" draw:layer="layout" svg:width="14.672cm" svg:height="0.651cm" svg:x="5.19cm" svg:y="17.981cm">
          <text:p/>
        </draw:rect>
        <draw:frame draw:style-name="gr3" draw:text-style-name="P25" draw:layer="layout" svg:width="1.149cm" svg:height="0.484cm" svg:x="3.889cm" svg:y="18.052cm">
          <draw:text-box>
            <text:p><text:span text:style-name="T15">H(</text:span><text:span text:style-name="T16">t</text:span><text:span text:style-name="T15">) </text:span><text:span text:style-name="T21">:=</text:span><text:span text:style-name="T15"> </text:span></text:p>
          </draw:text-box>
        </draw:frame>
        <draw:frame draw:style-name="gr3" draw:text-style-name="P25" draw:layer="layout" svg:width="3.935cm" svg:height="0.399cm" svg:x="3.79cm" svg:y="20.552cm">
          <draw:text-box>
            <text:p><text:span text:style-name="T15">make <text:s/>H(</text:span><text:span text:style-name="T16">t</text:span><text:span text:style-name="T15">) <text:s/>into a processor</text:span></text:p>
          </draw:text-box>
        </draw:frame>
        <draw:frame draw:style-name="gr3" draw:text-style-name="P25" draw:layer="layout" svg:width="1.496cm" svg:height="0.484cm" svg:x="3.89cm" svg:y="19.252cm">
          <draw:text-box>
            <text:p><text:span text:style-name="T17">t</text:span><text:span text:style-name="T15"> <text:s text:c="2"/></text:span><text:span text:style-name="T21">=</text:span><text:span text:style-name="T15"> 8.915</text:span></text:p>
          </draw:text-box>
        </draw:frame>
        <draw:rect draw:style-name="gr58" draw:text-style-name="P1" draw:layer="layout" svg:width="38.832cm" svg:height="38.627cm" svg:x="1.781cm" svg:y="1.354cm" draw:corner-radius="0.254cm">
          <text:p/>
        </draw:rect>
        <draw:line draw:style-name="gr57" draw:text-style-name="P15" draw:layer="layout" svg:x1="7.891cm" svg:y1="20.742cm" svg:x2="8.549cm" svg:y2="20.76cm">
          <text:p/>
        </draw:line>
        <draw:frame draw:style-name="gr3" draw:text-style-name="P25" draw:layer="layout" svg:width="0.612cm" svg:height="0.404cm" svg:x="8.775cm" svg:y="20.552cm">
          <draw:text-box>
            <text:p><text:span text:style-name="T18">H</text:span><text:span text:style-name="T15">(</text:span><text:span text:style-name="T16">t</text:span><text:span text:style-name="T15">)</text:span></text:p>
          </draw:text-box>
        </draw:frame>
        <draw:frame draw:style-name="gr3" draw:text-style-name="P25" draw:layer="layout" svg:width="4.172cm" svg:height="0.404cm" svg:x="3.776cm" svg:y="23.252cm">
          <draw:text-box>
            <text:p><text:span text:style-name="T18">H</text:span><text:span text:style-name="T15">(</text:span><text:span text:style-name="T17">t</text:span><text:span text:style-name="T15">) = {2.14, 3.919, .. 21.78}</text:span></text:p>
          </draw:text-box>
        </draw:frame>
        <draw:frame draw:style-name="gr3" draw:text-style-name="P25" draw:layer="layout" svg:width="2.19cm" svg:height="0.484cm" svg:x="3.891cm" svg:y="22.352cm">
          <draw:text-box>
            <text:p><text:span text:style-name="T17">t</text:span><text:span text:style-name="T15"> <text:s text:c="2"/></text:span><text:span text:style-name="T21">=</text:span><text:span text:style-name="T15"> {1,2 .. 20}</text:span></text:p>
          </draw:text-box>
        </draw:frame>
        <draw:line draw:style-name="gr59" draw:text-style-name="P15" draw:layer="layout" svg:x1="12.907cm" svg:y1="21.694cm" svg:x2="12.907cm" svg:y2="23.917cm">
          <text:p/>
        </draw:line>
        <draw:line draw:style-name="gr59" draw:text-style-name="P15" draw:layer="layout" svg:x1="15.876cm" svg:y1="23.917cm" svg:x2="12.871cm" svg:y2="23.917cm">
          <text:p/>
        </draw:line>
        <draw:frame draw:style-name="gr3" draw:text-style-name="P25" draw:layer="layout" svg:width="0.188cm" svg:height="0.404cm" svg:x="16.017cm" svg:y="23.722cm">
          <draw:text-box>
            <text:p><text:span text:style-name="T17">t</text:span><text:span text:style-name="T15"> </text:span></text:p>
          </draw:text-box>
        </draw:frame>
        <draw:frame draw:style-name="gr3" draw:text-style-name="P25" draw:layer="layout" svg:width="0.612cm" svg:height="0.404cm" svg:x="12.592cm" svg:y="21.252cm">
          <draw:text-box>
            <text:p><text:span text:style-name="T18">H</text:span><text:span text:style-name="T15">(</text:span><text:span text:style-name="T17">t</text:span><text:span text:style-name="T15">)</text:span></text:p>
          </draw:text-box>
        </draw:frame>
        <draw:polyline draw:style-name="gr60" draw:text-style-name="P15" draw:layer="layout" svg:width="2.327cm" svg:height="1.464cm" svg:x="13.077cm" svg:y="22.177cm" svg:viewBox="0 0 2328 1465" draw:points="0,1465 189,1263 416,1179 662,1094 795,926 946,841 1230,841 1741,960 1892,960 2120,589 2328,0">
          <text:p/>
        </draw:polyline>
        <draw:frame draw:style-name="gr61" draw:text-style-name="P26" draw:layer="layout" svg:width="6.201cm" svg:height="2.035cm" svg:x="26.877cm" svg:y="43.295cm">
          <draw:text-box>
            <text:p><text:span text:style-name="T11">In Hamiltonian path, get a graph.. so </text:span></text:p>
            <text:p><text:span text:style-name="T11">have graph data structure </text:span></text:p>
            <text:p><text:span text:style-name="T11">Have a root of the graph.</text:span></text:p>
            <text:p><text:span text:style-name="T11">have neighbor of each node</text:span></text:p>
            <text:p><text:span text:style-name="T11">Q: how to define a data structure? <text:s/>What does it look like?</text:span></text:p>
          </draw:text-box>
        </draw:frame>
        <draw:rect draw:style-name="gr58" draw:text-style-name="P1" draw:layer="layout" svg:width="6.032cm" svg:height="3.972cm" svg:x="26.893cm" svg:y="45.806cm">
          <text:p/>
        </draw:rect>
        <draw:frame draw:style-name="gr62" draw:text-style-name="P25" draw:layer="layout" svg:width="1.649cm" svg:height="0.461cm" svg:x="29.066cm" svg:y="45.874cm">
          <draw:text-box>
            <text:p><text:span text:style-name="T15">GraphNode</text:span></text:p>
          </draw:text-box>
        </draw:frame>
        <draw:frame draw:style-name="gr62" draw:text-style-name="P25" draw:layer="layout" svg:width="1.623cm" svg:height="0.461cm" svg:x="27.167cm" svg:y="46.675cm">
          <draw:text-box>
            <text:p><text:span text:style-name="T15">nodeValue:</text:span></text:p>
          </draw:text-box>
        </draw:frame>
        <draw:rect draw:style-name="gr58" draw:text-style-name="P1" draw:layer="layout" svg:width="0.565cm" svg:height="0.529cm" svg:x="28.874cm" svg:y="46.583cm">
          <text:p/>
        </draw:rect>
        <draw:frame draw:style-name="gr62" draw:text-style-name="P25" draw:layer="layout" svg:width="1.484cm" svg:height="0.461cm" svg:x="27.167cm" svg:y="48.076cm">
          <draw:text-box>
            <text:p><text:span text:style-name="T15">neighbors:</text:span></text:p>
          </draw:text-box>
        </draw:frame>
        <draw:rect draw:style-name="gr58" draw:text-style-name="P1" draw:layer="layout" svg:width="1.49cm" svg:height="0.529cm" svg:x="28.874cm" svg:y="47.984cm">
          <text:p/>
        </draw:rect>
        <draw:frame draw:style-name="gr62" draw:text-style-name="P27" draw:layer="layout" svg:width="0.421cm" svg:height="0.64cm" svg:x="30.468cm" svg:y="47.777cm">
          <draw:text-box>
            <text:p><text:span text:style-name="T22">. .</text:span></text:p>
          </draw:text-box>
        </draw:frame>
        <draw:rect draw:style-name="gr58" draw:text-style-name="P1" draw:layer="layout" svg:width="1.512cm" svg:height="0.529cm" svg:x="31.075cm" svg:y="47.985cm">
          <text:p/>
        </draw:rect>
        <draw:frame draw:style-name="gr62" draw:text-style-name="P25" draw:layer="layout" svg:width="0.18cm" svg:height="0.461cm" svg:x="29.52cm" svg:y="47.477cm">
          <draw:text-box>
            <text:p><text:span text:style-name="T15">1</text:span></text:p>
          </draw:text-box>
        </draw:frame>
        <draw:frame draw:style-name="gr62" draw:text-style-name="P25" draw:layer="layout" svg:width="0.256cm" svg:height="0.461cm" svg:x="31.667cm" svg:y="47.478cm">
          <draw:text-box>
            <text:p><text:span text:style-name="T15">N</text:span></text:p>
          </draw:text-box>
        </draw:frame>
        <draw:frame draw:style-name="gr62" draw:text-style-name="P28" draw:layer="layout" svg:width="0.307cm" svg:height="0.461cm" svg:x="28.968cm" svg:y="46.676cm">
          <draw:text-box>
            <text:p><text:span text:style-name="T14">int</text:span></text:p>
          </draw:text-box>
        </draw:frame>
        <draw:frame draw:style-name="gr62" draw:text-style-name="P28" draw:layer="layout" svg:width="1.319cm" svg:height="0.461cm" svg:x="28.969cm" svg:y="48.077cm">
          <draw:text-box>
            <text:p><text:span text:style-name="T14">GraphNode</text:span></text:p>
          </draw:text-box>
        </draw:frame>
        <draw:frame draw:style-name="gr62" draw:text-style-name="P28" draw:layer="layout" svg:width="1.319cm" svg:height="0.461cm" svg:x="31.17cm" svg:y="48.078cm">
          <draw:text-box>
            <text:p><text:span text:style-name="T14">GraphNode</text:span></text:p>
          </draw:text-box>
        </draw:frame>
        <draw:frame draw:style-name="gr61" draw:text-style-name="P26" draw:layer="layout" svg:width="6.809cm" svg:height="3.645cm" svg:x="33.461cm" svg:y="45.719cm">
          <draw:text-box>
            <text:p><text:span text:style-name="T11">Notice that defining a data structure is syntactic sugar for defining a processor. <text:s/>Creating an instance of a data structure is the same as creating a processor. <text:s/>One passes the source for the data-structure to the creator. <text:s/>A data structure definition has implied commands, one to access each element.</text:span></text:p>
            <text:p><text:span text:style-name="T11">Other thing is that one doesn't have to define the type of the contents of fields.. <text:s/>the type will be inferred by use.. <text:s/>if it can't be inferred, then the programSpace causes an interaction with the Display and the programmer is asked to fill in.</text:span></text:p>
          </draw:text-box>
        </draw:frame>
        <draw:frame draw:style-name="gr61" draw:text-style-name="P26" draw:layer="layout" svg:width="6.179cm" svg:height="1.713cm" svg:x="26.862cm" svg:y="49.82cm">
          <draw:text-box>
            <text:p><text:span text:style-name="T11">The “ . <text:s/>. “ represents a set. <text:s/>The numbers up above indicates that it is an ordered set. <text:s/>The “GraphNode” inside means that each element is of type GraphNode. <text:s/>The “ . <text:s/>. “ is a pattern that was inserted via the GUI</text:span></text:p>
          </draw:text-box>
        </draw:frame>
        <draw:frame draw:style-name="gr62" draw:text-style-name="P25" draw:layer="layout" svg:width="2.381cm" svg:height="0.797cm" svg:x="27.167cm" svg:y="48.877cm">
          <draw:text-box>
            <text:p><text:span text:style-name="T15">addNeighbor</text:span></text:p>
            <text:p><text:span text:style-name="T15">removeNeighbor</text:span></text:p>
          </draw:text-box>
        </draw:frame>
        <draw:frame draw:style-name="gr61" draw:text-style-name="P26" draw:layer="layout" svg:width="6.809cm" svg:height="1.713cm" svg:x="33.562cm" svg:y="49.62cm">
          <draw:text-box>
            <text:p><text:span text:style-name="T11">In fact, a data structure in EQNLang is essentially the same thing as an object in OO languages.</text:span></text:p>
            <text:p><text:span text:style-name="T11">The functions that the memory processor can perform are stated inside the data structure, but defined outside on the same worksheet.</text:span></text:p>
          </draw:text-box>
        </draw:frame>
        <draw:frame draw:style-name="gr63" draw:text-style-name="P29" draw:layer="layout" svg:width="0.154cm" svg:height="0.283cm" svg:x="4.5cm" svg:y="23.175cm">
          <draw:text-box>
            <text:p><text:span text:style-name="T23">D</text:span></text:p>
          </draw:text-box>
        </draw:frame>
        <draw:frame draw:style-name="gr63" draw:text-style-name="P28" draw:layer="layout" svg:width="0.131cm" svg:height="0.323cm" svg:x="4.143cm" svg:y="19.309cm">
          <draw:text-box>
            <text:p><text:span text:style-name="T24">:</text:span></text:p>
          </draw:text-box>
        </draw:frame>
        <draw:frame draw:style-name="gr63" draw:text-style-name="P28" draw:layer="layout" svg:width="0.131cm" svg:height="0.323cm" svg:x="4.114cm" svg:y="22.427cm">
          <draw:text-box>
            <text:p><text:span text:style-name="T24">:</text:span></text:p>
          </draw:text-box>
        </draw:frame>
        <draw:frame draw:style-name="gr3" draw:text-style-name="P25" draw:layer="layout" svg:width="1.966cm" svg:height="0.404cm" svg:x="3.82cm" svg:y="21.505cm">
          <draw:text-box>
            <text:p><text:span text:style-name="T18">H</text:span><text:span text:style-name="T15">(</text:span><text:span text:style-name="T17">t</text:span><text:span text:style-name="T15">) = 2.7189</text:span></text:p>
          </draw:text-box>
        </draw:frame>
        <draw:frame draw:style-name="gr63" draw:text-style-name="P29" draw:layer="layout" svg:width="0.154cm" svg:height="0.283cm" svg:x="4.546cm" svg:y="21.418cm">
          <draw:text-box>
            <text:p><text:span text:style-name="T23">D</text:span></text:p>
          </draw:text-box>
        </draw:frame>
        <draw:frame draw:style-name="gr3" draw:text-style-name="P25" draw:layer="layout" svg:width="4.506cm" svg:height="0.399cm" svg:x="2.671cm" svg:y="1.689cm">
          <draw:text-box>
            <text:p><text:span text:style-name="T15">Connect “MyMath” <text:s/>namespace</text:span></text:p>
          </draw:text-box>
        </draw:frame>
        <draw:frame draw:style-name="gr3" draw:text-style-name="P25" draw:layer="layout" svg:width="0.252cm" svg:height="0.399cm" draw:transform="rotate (3.10843139780131) translate (6.254cm 11.936cm)">
          <draw:text-box>
            <text:p><text:span text:style-name="T15">A</text:span></text:p>
          </draw:text-box>
        </draw:frame>
        <draw:g>
          <draw:polygon draw:style-name="gr64" draw:text-style-name="P15" draw:layer="layout" svg:width="0.567cm" svg:height="0.606cm" svg:x="2.728cm" svg:y="11.476cm" svg:viewBox="0 0 568 607" draw:points="127,70 101,33 137,0 213,0 254,29 218,82 193,267 431,267 457,94 421,53 457,12 533,12 568,62 558,102 533,111 472,562 507,607 355,607 406,566 441,320 178,316 142,541 167,603 0,603 51,554 127,62">
            <text:p/>
          </draw:polygon>
          <draw:g>
            <draw:ellipse draw:style-name="gr65" draw:text-style-name="P15" xml:id="id43" draw:id="id43" draw:layer="layout" svg:width="0.112cm" svg:height="0.119cm" svg:x="3.035cm" svg:y="11.767cm">
              <text:p/>
            </draw:ellipse>
            <draw:ellipse draw:style-name="gr65" draw:text-style-name="P15" xml:id="id47" draw:id="id47" draw:layer="layout" svg:width="0.111cm" svg:height="0.118cm" svg:x="3.191cm" svg:y="11.603cm">
              <text:p/>
            </draw:ellipse>
            <draw:ellipse draw:style-name="gr65" draw:text-style-name="P15" xml:id="id45" draw:id="id45" draw:layer="layout" svg:width="0.111cm" svg:height="0.118cm" svg:x="3.409cm" svg:y="11.702cm">
              <text:p/>
            </draw:ellipse>
            <draw:ellipse draw:style-name="gr65" draw:text-style-name="P15" xml:id="id44" draw:id="id44" draw:layer="layout" svg:width="0.112cm" svg:height="0.119cm" svg:x="3.409cm" svg:y="11.932cm">
              <text:p/>
            </draw:ellipse>
            <draw:ellipse draw:style-name="gr65" draw:text-style-name="P15" xml:id="id46" draw:id="id46" draw:layer="layout" svg:width="0.112cm" svg:height="0.119cm" svg:x="3.161cm" svg:y="11.932cm">
              <text:p/>
            </draw:ellipse>
            <draw:connector draw:style-name="gr66" draw:text-style-name="P15" draw:layer="layout" draw:type="curve" svg:x1="3.147cm" svg:y1="11.826cm" svg:x2="3.409cm" svg:y2="11.991cm" draw:start-shape="id43" draw:start-glue-point="1" draw:end-shape="id44" draw:end-glue-point="3" svg:d="m3147 11826c196 0 66 165 262 165">
              <text:p/>
            </draw:connector>
            <draw:connector draw:style-name="gr66" draw:text-style-name="P15" draw:layer="layout" draw:type="curve" svg:x1="3.409cm" svg:y1="11.761cm" svg:x2="3.273cm" svg:y2="11.991cm" draw:start-shape="id45" draw:start-glue-point="3" draw:end-shape="id46" draw:end-glue-point="1" svg:d="m3409 11761c-102 0-34 230-136 230">
              <text:p/>
            </draw:connector>
            <draw:connector draw:style-name="gr66" draw:text-style-name="P15" draw:layer="layout" draw:type="curve" svg:x1="3.246cm" svg:y1="11.721cm" svg:x2="3.409cm" svg:y2="11.761cm" draw:start-shape="id47" draw:start-glue-point="2" draw:end-shape="id45" draw:end-glue-point="3" svg:d="m3246 11721c0 27 54 40 163 40">
              <text:p/>
            </draw:connector>
            <draw:connector draw:style-name="gr66" draw:text-style-name="P15" draw:layer="layout" draw:type="curve" svg:x1="3.191cm" svg:y1="11.662cm" svg:x2="3.091cm" svg:y2="11.767cm" draw:start-shape="id47" draw:start-glue-point="3" draw:end-shape="id43" draw:end-glue-point="0" svg:d="m3191 11662c-67 0-100 35-100 105">
              <text:p/>
            </draw:connector>
          </draw:g>
        </draw:g>
        <draw:frame draw:style-name="gr3" draw:text-style-name="P30" draw:layer="layout" svg:width="0.734cm" svg:height="0.564cm" svg:x="4.428cm" svg:y="11.481cm">
          <draw:text-box>
            <text:p><text:span text:style-name="T25">=:=</text:span></text:p>
          </draw:text-box>
        </draw:frame>
        <draw:frame draw:style-name="gr3" draw:text-style-name="P25" draw:layer="layout" svg:width="2.792cm" svg:height="0.399cm" svg:x="6.409cm" svg:y="11.534cm">
          <draw:text-box>
            <text:p><text:span text:style-name="T15">temp <text:s text:c="3"/>G:neighbors</text:span></text:p>
          </draw:text-box>
        </draw:frame>
        <draw:g>
          <draw:path draw:style-name="gr67" draw:text-style-name="P31" draw:layer="layout" svg:width="0.212cm" svg:height="0.222cm" svg:x="7.166cm" svg:y="11.619cm" svg:viewBox="0 0 213 223" svg:d="m203 0c-95 13-211-9-203 104-8 136 115 113 213 119">
            <text:p/>
          </draw:path>
          <draw:line draw:style-name="gr68" draw:text-style-name="P31" draw:layer="layout" svg:x1="7.166cm" svg:y1="11.74cm" svg:x2="7.379cm" svg:y2="11.74cm">
            <text:p/>
          </draw:line>
        </draw:g>
        <draw:rect draw:style-name="gr58" draw:text-style-name="P1" xml:id="id49" draw:id="id49" draw:layer="layout" svg:width="14.289cm" svg:height="4.741cm" svg:x="5.285cm" svg:y="10.986cm" draw:corner-radius="0.254cm">
          <text:p/>
        </draw:rect>
        <draw:rect draw:style-name="gr69" draw:text-style-name="P1" xml:id="id48" draw:id="id48" draw:layer="layout" svg:width="9.627cm" svg:height="0.613cm" svg:x="3.985cm" svg:y="9.787cm" draw:corner-radius="0.254cm">
          <text:p/>
        </draw:rect>
        <draw:frame draw:style-name="gr3" draw:text-style-name="P25" draw:layer="layout" svg:width="9.344cm" svg:height="0.404cm" svg:x="4.11cm" svg:y="9.834cm">
          <draw:text-box>
            <text:p><text:span text:style-name="T15">G ← </text:span><text:span text:style-name="T17">Gin</text:span><text:span text:style-name="T15">.giveRoot, nodesInPath ← [], graphSize ← </text:span><text:span text:style-name="T17">Gin</text:span><text:span text:style-name="T15">.giveSize</text:span></text:p>
          </draw:text-box>
        </draw:frame>
        <draw:connector draw:style-name="gr70" draw:text-style-name="P32" draw:layer="layout" draw:type="curve" svg:x1="8.798cm" svg:y1="10.4cm" svg:x2="12.429cm" svg:y2="10.986cm" draw:start-shape="id48" draw:start-glue-point="2" draw:end-shape="id49" draw:end-glue-point="0" svg:d="m8798 10400c0 439 3631 147 3631 586">
          <text:p/>
        </draw:connector>
        <draw:rect draw:style-name="gr58" draw:text-style-name="P1" xml:id="id50" draw:id="id50" draw:layer="layout" svg:width="12.831cm" svg:height="3.009cm" svg:x="6.532cm" svg:y="12.453cm" draw:corner-radius="0.254cm">
          <text:p/>
        </draw:rect>
        <draw:g>
          <draw:path draw:style-name="gr71" draw:text-style-name="P31" draw:layer="layout" svg:width="0.212cm" svg:height="0.222cm" svg:x="7.139cm" svg:y="13.102cm" svg:viewBox="0 0 213 223" svg:d="m203 0c-95 13-211-9-203 104-8 136 115 113 213 119">
            <text:p/>
          </draw:path>
          <draw:line draw:style-name="gr72" draw:text-style-name="P31" draw:layer="layout" svg:x1="7.139cm" svg:y1="13.223cm" svg:x2="7.352cm" svg:y2="13.223cm">
            <text:p/>
          </draw:line>
        </draw:g>
        <draw:frame draw:style-name="gr3" draw:text-style-name="P25" draw:layer="layout" svg:width="1.742cm" svg:height="0.399cm" svg:x="7.482cm" svg:y="12.976cm">
          <draw:text-box>
            <text:p><text:span text:style-name="T15">nodesInPath</text:span></text:p>
          </draw:text-box>
        </draw:frame>
        <draw:frame draw:style-name="gr3" draw:text-style-name="P28" draw:layer="layout" svg:width="0.442cm" svg:height="0.323cm" svg:x="9.31cm" svg:y="12.736cm">
          <draw:text-box>
            <text:p><text:span text:style-name="T14">true</text:span></text:p>
          </draw:text-box>
        </draw:frame>
        <draw:rect draw:style-name="gr69" draw:text-style-name="P1" draw:layer="layout" svg:width="1.565cm" svg:height="0.613cm" svg:x="9.464cm" svg:y="11.459cm" draw:corner-radius="0.254cm">
          <text:p/>
        </draw:rect>
        <draw:connector draw:style-name="gr70" draw:text-style-name="P32" draw:layer="layout" draw:type="curve" svg:x1="11.031cm" svg:y1="11.747cm" svg:x2="12.947cm" svg:y2="12.453cm" draw:end-shape="id50" draw:end-glue-point="0" svg:d="m11031 11747c0 135 1916-218 1916 706">
          <text:p/>
        </draw:connector>
        <draw:frame draw:style-name="gr3" draw:text-style-name="P25" draw:layer="layout" svg:width="0.176cm" svg:height="0.399cm" svg:x="6.882cm" svg:y="12.976cm">
          <draw:text-box>
            <text:p><text:span text:style-name="T15">g</text:span></text:p>
          </draw:text-box>
        </draw:frame>
        <draw:line draw:style-name="gr73" draw:text-style-name="P32" draw:layer="layout" svg:x1="9.818cm" svg:y1="12.676cm" svg:x2="9.818cm" svg:y2="13.875cm">
          <text:p/>
        </draw:line>
        <draw:frame draw:style-name="gr3" draw:text-style-name="P28" draw:layer="layout" svg:width="0.531cm" svg:height="0.323cm" svg:x="9.21cm" svg:y="13.337cm">
          <draw:text-box>
            <text:p><text:span text:style-name="T14">false</text:span></text:p>
          </draw:text-box>
        </draw:frame>
        <draw:frame draw:style-name="gr3" draw:text-style-name="P25" draw:layer="layout" svg:width="1.505cm" svg:height="0.399cm" svg:x="9.982cm" svg:y="12.677cm">
          <draw:text-box>
            <text:p><text:span text:style-name="T15">doNothing</text:span></text:p>
          </draw:text-box>
        </draw:frame>
        <draw:rect draw:style-name="gr58" draw:text-style-name="P1" draw:layer="layout" svg:width="8.944cm" svg:height="1.492cm" svg:x="10.189cm" svg:y="13.705cm" draw:corner-radius="0.254cm">
          <text:p/>
        </draw:rect>
        <draw:frame draw:style-name="gr3" draw:text-style-name="P25" draw:layer="layout" svg:width="4.523cm" svg:height="0.399cm" svg:x="10.282cm" svg:y="14.177cm">
          <draw:text-box>
            <text:p><text:span text:style-name="T15">nodesInPath : size <text:s/>= <text:s/>graphSize</text:span></text:p>
          </draw:text-box>
        </draw:frame>
        <draw:frame draw:style-name="gr3" draw:text-style-name="P28" draw:layer="layout" svg:width="0.442cm" svg:height="0.323cm" svg:x="15.11cm" svg:y="13.937cm">
          <draw:text-box>
            <text:p><text:span text:style-name="T14">true</text:span></text:p>
          </draw:text-box>
        </draw:frame>
        <draw:line draw:style-name="gr73" draw:text-style-name="P32" draw:layer="layout" svg:x1="15.618cm" svg:y1="13.877cm" svg:x2="15.618cm" svg:y2="15.076cm">
          <text:p/>
        </draw:line>
        <draw:frame draw:style-name="gr3" draw:text-style-name="P28" draw:layer="layout" svg:width="0.531cm" svg:height="0.323cm" svg:x="15.01cm" svg:y="14.538cm">
          <draw:text-box>
            <text:p><text:span text:style-name="T14">false</text:span></text:p>
          </draw:text-box>
        </draw:frame>
        <draw:frame draw:style-name="gr3" draw:text-style-name="P25" draw:layer="layout" svg:width="3.211cm" svg:height="0.404cm" svg:x="15.783cm" svg:y="13.878cm">
          <draw:text-box>
            <text:p><text:span text:style-name="T17">output</text:span><text:span text:style-name="T15"> ← nodesInPath</text:span></text:p>
          </draw:text-box>
        </draw:frame>
        <draw:rect draw:style-name="gr69" draw:text-style-name="P1" xml:id="id51" draw:id="id51" draw:layer="layout" svg:width="1.417cm" svg:height="0.613cm" svg:x="11.742cm" svg:y="16.388cm" draw:corner-radius="0.254cm">
          <text:p/>
        </draw:rect>
        <draw:frame draw:style-name="gr3" draw:text-style-name="P25" draw:layer="layout" svg:width="0.942cm" svg:height="0.395cm" svg:x="11.979cm" svg:y="16.435cm">
          <draw:text-box>
            <text:p><text:span text:style-name="T17">output</text:span></text:p>
          </draw:text-box>
        </draw:frame>
        <draw:connector draw:style-name="gr70" draw:text-style-name="P32" draw:layer="layout" draw:type="curve" svg:x1="12.429cm" svg:y1="15.727cm" svg:x2="12.45cm" svg:y2="16.388cm" draw:start-shape="id49" draw:start-glue-point="2" draw:end-shape="id51" draw:end-glue-point="0" svg:d="m12429 15727c0 496 21 166 21 661">
          <text:p/>
        </draw:connector>
        <draw:frame draw:style-name="gr74" draw:text-style-name="P25" draw:layer="layout" svg:width="2.876cm" svg:height="0.467cm" svg:x="15.784cm" svg:y="14.51cm">
          <draw:text-box>
            <text:p><text:span text:style-name="T15">G ← g, nodesInPath</text:span></text:p>
          </draw:text-box>
        </draw:frame>
        <draw:rect draw:style-name="gr69" draw:text-style-name="P1" xml:id="id52" draw:id="id52" draw:layer="layout" svg:width="3.183cm" svg:height="0.521cm" svg:x="15.686cm" svg:y="14.481cm" draw:corner-radius="0.254cm">
          <text:p/>
        </draw:rect>
        <draw:connector draw:style-name="gr70" draw:text-style-name="P32" draw:layer="layout" draw:type="curve" svg:x1="17.277cm" svg:y1="15.002cm" svg:x2="12.429cm" svg:y2="10.986cm" draw:start-shape="id52" draw:start-glue-point="2" draw:end-shape="id49" draw:end-glue-point="0" svg:d="m17277 15002c0 789 2823 526 2823-2008s-7671-2797-7671-2008">
          <text:p/>
        </draw:connector>
        <draw:frame draw:style-name="gr75" draw:text-style-name="P26" draw:layer="layout" svg:width="0.899cm" svg:height="0.454cm" svg:x="3.57cm" svg:y="11.535cm">
          <draw:text-box>
            <text:p><text:span text:style-name="T15">(</text:span><text:span text:style-name="T17">Gin</text:span><text:span text:style-name="T15">)</text:span></text:p>
          </draw:text-box>
        </draw:frame>
        <draw:line draw:style-name="gr73" draw:text-style-name="P32" draw:layer="layout" svg:x1="10.018cm" svg:y1="13.177cm" svg:x2="10.014cm" svg:y2="15.233cm">
          <text:p/>
        </draw:line>
        <draw:frame draw:style-name="gr3" draw:text-style-name="P25" draw:layer="layout" svg:width="2.931cm" svg:height="0.399cm" svg:x="10.184cm" svg:y="13.178cm">
          <draw:text-box>
            <text:p><text:span text:style-name="T15">nodesInPath.add( g )</text:span></text:p>
          </draw:text-box>
        </draw:frame>
        <draw:frame draw:style-name="gr3" draw:text-style-name="P25" draw:layer="layout" svg:width="0.163cm" svg:height="0.399cm" svg:x="7.182cm" svg:y="12.677cm">
          <draw:text-box>
            <text:p><text:span text:style-name="T15">?</text:span></text:p>
          </draw:text-box>
        </draw:frame>
        <draw:frame draw:style-name="gr3" draw:text-style-name="P25" draw:layer="layout" svg:width="1.403cm" svg:height="0.399cm" svg:x="9.549cm" svg:y="11.54cm">
          <draw:text-box>
            <text:p><text:span text:style-name="T15">g ← temp</text:span></text:p>
          </draw:text-box>
        </draw:frame>
        <draw:line draw:style-name="gr73" draw:text-style-name="P32" draw:layer="layout" svg:x1="9.357cm" svg:y1="11.417cm" svg:x2="9.357cm" svg:y2="12.079cm">
          <text:p/>
        </draw:line>
        <draw:frame draw:style-name="gr3" draw:text-style-name="P25" draw:layer="layout" svg:width="0.163cm" svg:height="0.399cm" svg:x="13.045cm" svg:y="13.969cm">
          <draw:text-box>
            <text:p><text:span text:style-name="T15">?</text:span></text:p>
          </draw:text-box>
        </draw:frame>
        <draw:frame draw:style-name="gr3" draw:text-style-name="P28" draw:layer="layout" svg:width="16.952cm" svg:height="0.327cm" svg:x="2.759cm" svg:y="9.301cm">
          <draw:text-box>
            <text:p><text:span text:style-name="T14">Note that G is a node while </text:span><text:span text:style-name="T13">Gin</text:span><text:span text:style-name="T14"> is a graph.. <text:s/>it is arrival of Gin at H symbol that triggers behavior.. placing H symbol on worksheet creates processor.</text:span></text:p>
          </draw:text-box>
        </draw:frame>
        <draw:frame draw:style-name="gr61" draw:text-style-name="P26" draw:layer="layout" svg:width="16.157cm" svg:height="17.821cm" svg:x="1.932cm" svg:y="62.787cm">
          <draw:text-box>
            <text:p><text:span text:style-name="T11">Learning about R language, which has properties attached to data structs, and syntax that operate on the data differently, depending upon the contents of the attached properties.. <text:s/>so, a list element can contain an object of any type, and an operation could be to select all list elements of a particular type. <text:s/>Likewise, matrices have column and row properties attached, and operations can fetch the contents of those properties explicitly, and use that in the operation performed on the matrix contents.. <text:s/>or even modify the column and row properties values.</text:span></text:p>
            <text:p><text:span text:style-name="T11"/></text:p>
            <text:p><text:span text:style-name="T11">So.. <text:s/>seeing this as the equivalent of the property chains attach to nodes and links in a syntax graph. <text:s/>The point is that it's data ABOUT the data.. <text:s/>each property is attached to one portion of the pattern that data is arranged within.</text:span></text:p>
            <text:p><text:span text:style-name="T11"/></text:p>
            <text:p><text:span text:style-name="T11">Couple things.. <text:s/>one is that the properties can be used to pick the way in which the data is combined with pattern to generate an active pattern (see Dissertation). <text:s/>For example, the attached property could say the 32 bits of data is to be combined with integer-add pattern, or combined with floating-point-add pattern, or with MIPS instr-pattern.</text:span></text:p>
            <text:p><text:span text:style-name="T11"/></text:p>
            <text:p><text:span text:style-name="T11">Second is that can have hierarchy – leaf-level pattern has its particular pieces each attached to a higher-level pattern, which in turn has its pieces each attached to yet higher-level.. and so on.. <text:s/>the leaf-level has this same concept, except that its properties and patterns are fixed.. <text:s/>seeing this as embedding a data-structure into a node in a syntax-graph. <text:s/>The nodes and links of the graph define a data structure, and the properties attached define how higher-level patterns activate the data-structure, turning it from data into live, the way putting 32 bits into an integer add turns both the bits and the add-circuit into something live.</text:span></text:p>
            <text:p><text:span text:style-name="T11"/></text:p>
            <text:p><text:span text:style-name="T11">So, the leaf level equals a fixed pattern with fixed values for properties. <text:s/>Hence, the property values don't need to be read in order to figure out what pattern to combine the data with to make it live. <text:s/>Instead, the decisions about patterns to combine with is fixed. <text:s/>That's what a data struct in C does – it fixes property values, such as number of fields, the type of each field (int, float, pointer), and so on. <text:s/>In R, these properties are read during the run, and behavior depends upon the value read.. <text:s/>in C, these properties are fixed, and behavior on the data is fixed (behavior == which pattern the data is combined with to make a live thing).</text:span></text:p>
            <text:p><text:span text:style-name="T11"/></text:p>
            <text:p><text:span text:style-name="T11">So, in POP, want both.. <text:s/>and want ability to turn variable into fixed at any point desire.. so, seeing something like passing around syntax-graphlets, with syntax-graphlets as the content of nodes.. <text:s/>at the leaf, instead of a lower-level syntax-graphlet, have a block of data that has a single ID in prolog, which identifies what code-patterns can accept that data-block. <text:s/>Some code-patterns have a fixed pattern that the data-block is seen as, so the contents of the data-block don't have, in turn, their own Ids, rather the ID is fixed into the code-pattern.</text:span></text:p>
            <text:p><text:span text:style-name="T11"/></text:p>
            <text:p><text:span text:style-name="T11">That means that a syntax-graphlet can be “compiled” – which causes a new ID to come into existence – that ID is attached to the compiled pattern. <text:s/>The syntax-graphlet, therefore, has to attach patterns that take the chunk of data in a particular node or particular property attached to node or link, and extracts particular sets of bits and puts those into particular behavior-making patterns (like integer-add).</text:span></text:p>
            <text:p><text:span text:style-name="T11"/></text:p>
            <text:p><text:span text:style-name="T11">Seeing maybe use a 64bit int as the ID, and use the least-significant bit to indicate whether syntax-graphlet or ID.. <text:s/>so, zero mean syntex-graphlet, and the bits are interpreted as a pointer to the root of the graphlet. <text:s/>1 indicates pre-compiled graphlet, and the bits are used as a pointer to the compiled version (the 1 is masked to zero first). <text:s/>Something like that.. will figure out details as create the first hand-compiled version of POP..</text:span></text:p>
            <text:p><text:span text:style-name="T11"/></text:p>
            <text:p><text:span text:style-name="T11">Here's what I'm thinking.. fields of a data structure can only be accessed via accessor-functions.. in the code, that would be the “dot” syntax, such as in the Hamiltonian, where it does nodesInGraph.add( g ).. <text:s/>The other thing, though, is that other patterns can specify that they accept data arranged according to a particular syntax-graphlet or related syntax-graphlet.. <text:s/>sooooo.. can those then only use accessors? <text:s/>Or, can they directly operate on bits within the chunk?</text:span></text:p>
            <text:p><text:span text:style-name="T11"/></text:p>
            <text:p><text:span text:style-name="T11">Right.. now getting down to the type-system stuff.. <text:s/>inheritance, and sub-types, and all that..</text:span></text:p>
            <text:p><text:span text:style-name="T11"/></text:p>
            <text:p><text:span text:style-name="T11">Q: what going to do for hand-compiled version?</text:span></text:p>
            <text:p><text:span text:style-name="T11"/></text:p>
            <text:p><text:span text:style-name="T11">(Was seeing properties attached to processor being used to find processors, and seeing some form of hierarchy in system.. processors that compute on things </text:span><text:span text:style-name="T26">about</text:span><text:span text:style-name="T11"> other processors.. so, compute on the properties, namespace connections, and so on.. <text:s/>is there any value to this? <text:s/>Is there value, say, to processors that can manipulate the namespaces of other processors, detaching and reattaching elsewhere.. <text:s/>ultimately want an analog of human consiouness record and playback.. <text:s/>and ability to make patterns </text:span><text:span text:style-name="T26">about</text:span><text:span text:style-name="T11"> other patterns.. <text:s/>This thing of noticing common properties, and forming a pattern that is the collection of patterns that share those properties.. <text:s/>then correlating observations with members of that collection, to gain association between collection and behaviors, or other associations.. <text:s/>that's the nut to crack.. <text:s/>ability for one processor to notice things about another processor and generate the specification of a new processor and create it and hook it to the under-observation processor, so that it becomes a part of the system..) </text:span></text:p>
          </draw:text-box>
        </draw:frame>
        <draw:frame draw:style-name="gr8" draw:text-style-name="P22" draw:layer="layout" svg:width="10.149cm" svg:height="0.958cm" svg:x="1.881cm" svg:y="61.771cm">
          <draw:text-box>
            <text:p text:style-name="P3"><text:span text:style-name="T5">Properties Attached to Data</text:span></text:p>
          </draw:text-box>
        </draw:frame>
        <draw:rect draw:style-name="gr58" draw:text-style-name="P1" draw:layer="layout" svg:width="6.032cm" svg:height="3.972cm" svg:x="2.696cm" svg:y="3.472cm">
          <text:p/>
        </draw:rect>
        <draw:frame draw:style-name="gr62" draw:text-style-name="P25" draw:layer="layout" svg:width="1.649cm" svg:height="0.461cm" svg:x="4.869cm" svg:y="3.54cm">
          <draw:text-box>
            <text:p><text:span text:style-name="T15">GraphNode</text:span></text:p>
          </draw:text-box>
        </draw:frame>
        <draw:frame draw:style-name="gr62" draw:text-style-name="P25" draw:layer="layout" svg:width="1.623cm" svg:height="0.461cm" svg:x="2.97cm" svg:y="4.341cm">
          <draw:text-box>
            <text:p><text:span text:style-name="T15">nodeValue:</text:span></text:p>
          </draw:text-box>
        </draw:frame>
        <draw:rect draw:style-name="gr58" draw:text-style-name="P1" draw:layer="layout" svg:width="0.565cm" svg:height="0.529cm" svg:x="4.677cm" svg:y="4.249cm">
          <text:p/>
        </draw:rect>
        <draw:frame draw:style-name="gr62" draw:text-style-name="P25" draw:layer="layout" svg:width="1.484cm" svg:height="0.461cm" svg:x="2.97cm" svg:y="5.742cm">
          <draw:text-box>
            <text:p><text:span text:style-name="T15">neighbors:</text:span></text:p>
          </draw:text-box>
        </draw:frame>
        <draw:rect draw:style-name="gr58" draw:text-style-name="P1" draw:layer="layout" svg:width="1.49cm" svg:height="0.529cm" svg:x="4.677cm" svg:y="5.65cm">
          <text:p/>
        </draw:rect>
        <draw:frame draw:style-name="gr62" draw:text-style-name="P27" draw:layer="layout" svg:width="0.421cm" svg:height="0.64cm" svg:x="6.271cm" svg:y="5.443cm">
          <draw:text-box>
            <text:p><text:span text:style-name="T22">. .</text:span></text:p>
          </draw:text-box>
        </draw:frame>
        <draw:rect draw:style-name="gr58" draw:text-style-name="P1" draw:layer="layout" svg:width="1.512cm" svg:height="0.529cm" svg:x="6.878cm" svg:y="5.651cm">
          <text:p/>
        </draw:rect>
        <draw:frame draw:style-name="gr62" draw:text-style-name="P25" draw:layer="layout" svg:width="0.18cm" svg:height="0.461cm" svg:x="5.323cm" svg:y="5.143cm">
          <draw:text-box>
            <text:p><text:span text:style-name="T15">1</text:span></text:p>
          </draw:text-box>
        </draw:frame>
        <draw:frame draw:style-name="gr62" draw:text-style-name="P25" draw:layer="layout" svg:width="0.256cm" svg:height="0.461cm" svg:x="7.47cm" svg:y="5.144cm">
          <draw:text-box>
            <text:p><text:span text:style-name="T15">N</text:span></text:p>
          </draw:text-box>
        </draw:frame>
        <draw:frame draw:style-name="gr62" draw:text-style-name="P28" draw:layer="layout" svg:width="0.307cm" svg:height="0.461cm" svg:x="4.771cm" svg:y="4.342cm">
          <draw:text-box>
            <text:p><text:span text:style-name="T14">int</text:span></text:p>
          </draw:text-box>
        </draw:frame>
        <draw:frame draw:style-name="gr62" draw:text-style-name="P28" draw:layer="layout" svg:width="1.319cm" svg:height="0.461cm" svg:x="4.772cm" svg:y="5.743cm">
          <draw:text-box>
            <text:p><text:span text:style-name="T14">GraphNode</text:span></text:p>
          </draw:text-box>
        </draw:frame>
        <draw:frame draw:style-name="gr62" draw:text-style-name="P28" draw:layer="layout" svg:width="1.319cm" svg:height="0.461cm" svg:x="6.973cm" svg:y="5.744cm">
          <draw:text-box>
            <text:p><text:span text:style-name="T14">GraphNode</text:span></text:p>
          </draw:text-box>
        </draw:frame>
        <draw:frame draw:style-name="gr62" draw:text-style-name="P25" draw:layer="layout" svg:width="2.381cm" svg:height="0.797cm" svg:x="2.97cm" svg:y="6.543cm">
          <draw:text-box>
            <text:p><text:span text:style-name="T15">addNeighbor</text:span></text:p>
            <text:p><text:span text:style-name="T15">removeNeighbor</text:span></text:p>
          </draw:text-box>
        </draw:frame>
        <draw:rect draw:style-name="gr1" draw:text-style-name="P1" xml:id="id57" draw:id="id57" draw:layer="layout" svg:width="0.254cm" svg:height="0.254cm" svg:x="3.992cm" svg:y="29.386cm">
          <text:p/>
        </draw:rect>
        <draw:rect draw:style-name="gr1" draw:text-style-name="P1" xml:id="id55" draw:id="id55" draw:layer="layout" svg:width="2.902cm" svg:height="1.937cm" svg:x="3.738cm" svg:y="27.917cm">
          <draw:glue-point draw:id="4" svg:x="4.015cm" svg:y="4.971cm"/>
          <text:p/>
        </draw:rect>
        <draw:polyline draw:style-name="gr2" draw:text-style-name="P2" draw:layer="layout" svg:width="0.573cm" svg:height="0.777cm" svg:x="4.059cm" svg:y="28.44cm" svg:viewBox="0 0 574 778" draw:points="574,0 1,0 1,41 370,350 0,778 574,778">
          <text:p/>
        </draw:polyline>
        <draw:frame draw:style-name="gr3" draw:text-style-name="P4" draw:layer="layout" svg:width="0.121cm" svg:height="0.243cm" svg:x="4.27cm" svg:y="29.392cm">
          <draw:text-box>
            <text:p text:style-name="P3"><text:span text:style-name="T1">=</text:span></text:p>
          </draw:text-box>
        </draw:frame>
        <draw:rect draw:style-name="gr1" draw:text-style-name="P1" xml:id="id63" draw:id="id63" draw:layer="layout" svg:width="0.254cm" svg:height="0.254cm" svg:x="4.192cm" svg:y="28.083cm">
          <text:p/>
        </draw:rect>
        <draw:rect draw:style-name="gr1" draw:text-style-name="P1" xml:id="id61" draw:id="id61" draw:layer="layout" svg:width="0.254cm" svg:height="0.254cm" svg:x="4.392cm" svg:y="29.383cm">
          <text:p/>
        </draw:rect>
        <draw:rect draw:style-name="gr1" draw:text-style-name="P1" xml:id="id53" draw:id="id53" draw:layer="layout" svg:width="1.535cm" svg:height="1.403cm" svg:x="4.822cm" svg:y="28.156cm">
          <text:p/>
        </draw:rect>
        <draw:connector draw:style-name="gr4" draw:text-style-name="P1" draw:layer="layout" draw:type="curve" svg:x1="5.589cm" svg:y1="29.559cm" svg:x2="9.047cm" svg:y2="30.975cm" draw:start-shape="id53" draw:start-glue-point="2" draw:end-shape="id54" draw:end-glue-point="0" svg:d="m5589 29559c0 1063 3458 356 3458 1416">
          <text:p/>
        </draw:connector>
        <draw:frame draw:style-name="gr3" draw:text-style-name="P4" xml:id="id54" draw:id="id54" draw:layer="layout" svg:width="4.206cm" svg:height="0.243cm" svg:x="6.944cm" svg:y="30.975cm">
          <draw:text-box>
            <text:p text:style-name="P3"><text:span text:style-name="T1">type: T, any type that accepts the “add” command</text:span></text:p>
          </draw:text-box>
        </draw:frame>
        <draw:connector draw:style-name="gr4" draw:text-style-name="P1" draw:layer="layout" draw:type="curve" svg:x1="5.189cm" svg:y1="29.854cm" svg:x2="6.248cm" svg:y2="30.976cm" draw:start-shape="id55" draw:start-glue-point="2" draw:end-shape="id56" draw:end-glue-point="0" svg:d="m5189 29854c0 843 1059 282 1059 1122">
          <text:p/>
        </draw:connector>
        <draw:frame draw:style-name="gr3" draw:text-style-name="P4" xml:id="id56" draw:id="id56" draw:layer="layout" svg:width="0.607cm" svg:height="0.243cm" svg:x="5.945cm" svg:y="30.976cm">
          <draw:text-box>
            <text:p text:style-name="P3"><text:span text:style-name="T1">type: T</text:span></text:p>
          </draw:text-box>
        </draw:frame>
        <draw:connector draw:style-name="gr4" draw:text-style-name="P1" draw:layer="layout" draw:type="curve" svg:x1="4.119cm" svg:y1="29.64cm" svg:x2="3.769cm" svg:y2="30.976cm" draw:start-shape="id57" draw:start-glue-point="2" draw:end-shape="id58" draw:end-glue-point="0" svg:d="m4119 29640c0 1003-350 336-350 1336">
          <text:p/>
        </draw:connector>
        <draw:frame draw:style-name="gr3" draw:text-style-name="P4" xml:id="id58" draw:id="id58" draw:layer="layout" svg:width="1.848cm" svg:height="0.485cm" svg:x="2.845cm" svg:y="30.976cm">
          <draw:text-box>
            <text:p text:style-name="P3"><text:span text:style-name="T1">font: lower case name</text:span></text:p>
            <text:p text:style-name="P3"><text:span text:style-name="T1">this is box 1</text:span></text:p>
          </draw:text-box>
        </draw:frame>
        <draw:rect draw:style-name="gr1" draw:text-style-name="P1" xml:id="id59" draw:id="id59" draw:layer="layout" svg:width="0.254cm" svg:height="0.254cm" svg:x="4.928cm" svg:y="28.745cm">
          <text:p/>
        </draw:rect>
        <draw:connector draw:style-name="gr4" draw:text-style-name="P1" draw:layer="layout" draw:type="curve" svg:x1="5.055cm" svg:y1="28.999cm" svg:x2="5.419cm" svg:y2="31.577cm" draw:start-shape="id59" draw:start-glue-point="2" draw:end-shape="id60" draw:end-glue-point="0" svg:d="m5055 28999c0 1935 364 646 364 2578">
          <text:p/>
        </draw:connector>
        <draw:frame draw:style-name="gr3" draw:text-style-name="P4" xml:id="id60" draw:id="id60" draw:layer="layout" svg:width="2.148cm" svg:height="0.727cm" svg:x="4.345cm" svg:y="31.577cm">
          <draw:text-box>
            <text:p text:style-name="P3"><text:span text:style-name="T1">font: lower case name</text:span></text:p>
            <text:p text:style-name="P3"><text:span text:style-name="T1">matches: box 1's contents</text:span></text:p>
            <text:p text:style-name="P3"><text:span text:style-name="T1">repeated: zero or more</text:span></text:p>
          </draw:text-box>
        </draw:frame>
        <draw:connector draw:style-name="gr4" draw:text-style-name="P1" draw:layer="layout" draw:type="curve" svg:x1="4.519cm" svg:y1="29.637cm" svg:x2="4.662cm" svg:y2="30.377cm" draw:start-shape="id61" draw:start-glue-point="2" draw:end-shape="id62" draw:end-glue-point="0" svg:d="m4519 29637c0 556 143 187 143 740">
          <text:p/>
        </draw:connector>
        <draw:frame draw:style-name="gr3" draw:text-style-name="P4" xml:id="id62" draw:id="id62" draw:layer="layout" svg:width="1.035cm" svg:height="0.243cm" svg:x="4.145cm" svg:y="30.377cm">
          <draw:text-box>
            <text:p text:style-name="P3"><text:span text:style-name="T1">font: integer</text:span></text:p>
          </draw:text-box>
        </draw:frame>
        <draw:connector draw:style-name="gr4" draw:text-style-name="P1" draw:layer="layout" draw:type="curve" svg:x1="4.192cm" svg:y1="28.21cm" svg:x2="2.962cm" svg:y2="28.778cm" draw:start-shape="id63" draw:start-glue-point="3" svg:d="m4192 28210c-1297 0-683 568-1230 568">
          <text:p/>
        </draw:connector>
        <draw:frame draw:style-name="gr3" draw:text-style-name="P4" draw:layer="layout" svg:width="1.035cm" svg:height="0.243cm" svg:x="1.945cm" svg:y="28.978cm">
          <draw:text-box>
            <text:p text:style-name="P3"><text:span text:style-name="T1">font: integer</text:span></text:p>
          </draw:text-box>
        </draw:frame>
        <draw:rect draw:style-name="gr1" draw:text-style-name="P1" xml:id="id79" draw:id="id79" draw:layer="layout" svg:width="0.254cm" svg:height="0.254cm" svg:x="4.192cm" svg:y="35.187cm">
          <text:p/>
        </draw:rect>
        <draw:rect draw:style-name="gr1" draw:text-style-name="P1" draw:layer="layout" svg:width="2.902cm" svg:height="1.937cm" svg:x="3.938cm" svg:y="33.718cm">
          <draw:glue-point draw:id="4" svg:x="4.015cm" svg:y="4.971cm"/>
          <text:p/>
        </draw:rect>
        <draw:polyline draw:style-name="gr2" draw:text-style-name="P2" draw:layer="layout" svg:width="0.573cm" svg:height="0.777cm" svg:x="4.259cm" svg:y="34.241cm" svg:viewBox="0 0 574 778" draw:points="574,0 1,0 1,41 370,350 0,778 574,778">
          <text:p/>
        </draw:polyline>
        <draw:frame draw:style-name="gr3" draw:text-style-name="P4" draw:layer="layout" svg:width="0.121cm" svg:height="0.243cm" svg:x="4.47cm" svg:y="35.193cm">
          <draw:text-box>
            <text:p text:style-name="P3"><text:span text:style-name="T1">=</text:span></text:p>
          </draw:text-box>
        </draw:frame>
        <draw:rect draw:style-name="gr1" draw:text-style-name="P1" xml:id="id71" draw:id="id71" draw:layer="layout" svg:width="0.254cm" svg:height="0.254cm" svg:x="4.392cm" svg:y="33.884cm">
          <text:p/>
        </draw:rect>
        <draw:rect draw:style-name="gr1" draw:text-style-name="P1" xml:id="id64" draw:id="id64" draw:layer="layout" svg:width="0.254cm" svg:height="0.254cm" svg:x="4.592cm" svg:y="35.184cm">
          <text:p/>
        </draw:rect>
        <draw:rect draw:style-name="gr1" draw:text-style-name="P1" xml:id="id76" draw:id="id76" draw:layer="layout" svg:width="1.535cm" svg:height="1.403cm" svg:x="5.022cm" svg:y="33.957cm">
          <text:p/>
        </draw:rect>
        <draw:rect draw:style-name="gr1" draw:text-style-name="P1" xml:id="id80" draw:id="id80" draw:layer="layout" svg:width="0.254cm" svg:height="0.254cm" svg:x="5.128cm" svg:y="34.546cm">
          <text:p/>
        </draw:rect>
        <draw:rect draw:style-name="gr1" draw:text-style-name="P1" draw:layer="layout" svg:width="11.897cm" svg:height="4.166cm" svg:x="3.471cm" svg:y="37.4cm">
          <draw:glue-point draw:id="4" svg:x="4.015cm" svg:y="4.971cm"/>
          <text:p/>
        </draw:rect>
        <draw:rect draw:style-name="gr1" draw:text-style-name="P1" xml:id="id77" draw:id="id77" draw:layer="layout" svg:width="1.537cm" svg:height="1.403cm" svg:x="4.22cm" svg:y="39.558cm">
          <text:p/>
        </draw:rect>
        <draw:rect draw:style-name="gr1" draw:text-style-name="P1" xml:id="id66" draw:id="id66" draw:layer="layout" svg:width="0.254cm" svg:height="0.254cm" svg:x="4.328cm" svg:y="40.147cm">
          <text:p/>
        </draw:rect>
        <draw:rect draw:style-name="gr1" draw:text-style-name="P1" xml:id="id78" draw:id="id78" draw:layer="layout" svg:width="1.537cm" svg:height="1.403cm" svg:x="6.721cm" svg:y="39.559cm">
          <text:p/>
        </draw:rect>
        <draw:rect draw:style-name="gr1" draw:text-style-name="P1" xml:id="id69" draw:id="id69" draw:layer="layout" svg:width="0.254cm" svg:height="0.254cm" svg:x="6.829cm" svg:y="40.148cm">
          <text:p/>
        </draw:rect>
        <draw:rect draw:style-name="gr1" draw:text-style-name="P1" draw:layer="layout" svg:width="1.537cm" svg:height="1.403cm" svg:x="10.722cm" svg:y="39.56cm">
          <text:p/>
        </draw:rect>
        <draw:rect draw:style-name="gr1" draw:text-style-name="P1" xml:id="id74" draw:id="id74" draw:layer="layout" svg:width="0.254cm" svg:height="0.254cm" svg:x="10.83cm" svg:y="40.149cm">
          <text:p/>
        </draw:rect>
        <draw:frame draw:style-name="gr3" draw:text-style-name="P5" draw:layer="layout" svg:width="0.201cm" svg:height="0.399cm" svg:x="6.249cm" svg:y="40.02cm">
          <draw:text-box>
            <text:p text:style-name="P3"><text:span text:style-name="T2">+</text:span></text:p>
          </draw:text-box>
        </draw:frame>
        <draw:frame draw:style-name="gr3" draw:text-style-name="P5" draw:layer="layout" svg:width="0.201cm" svg:height="0.399cm" svg:x="10.249cm" svg:y="40.02cm">
          <draw:text-box>
            <text:p text:style-name="P3"><text:span text:style-name="T2">+</text:span></text:p>
          </draw:text-box>
        </draw:frame>
        <draw:frame draw:style-name="gr3" draw:text-style-name="P6" draw:layer="layout" svg:width="0.531cm" svg:height="0.484cm" svg:x="8.907cm" svg:y="40.081cm">
          <draw:text-box>
            <text:p text:style-name="P3"><text:span text:style-name="T3">. . .</text:span></text:p>
          </draw:text-box>
        </draw:frame>
        <draw:connector draw:style-name="gr5" draw:text-style-name="P2" draw:layer="layout" draw:type="curve" svg:x1="4.719cm" svg:y1="35.438cm" svg:x2="4.419cm" svg:y2="38.487cm" draw:start-shape="id64" draw:start-glue-point="2" draw:end-shape="id65" draw:end-glue-point="0" svg:d="m4719 35438c0 2287-300 763-300 3049">
          <text:p/>
        </draw:connector>
        <draw:rect draw:style-name="gr6" draw:text-style-name="P1" xml:id="id65" draw:id="id65" draw:layer="layout" svg:width="0.254cm" svg:height="0.254cm" svg:x="4.292cm" svg:y="38.487cm">
          <text:p/>
        </draw:rect>
        <draw:connector draw:style-name="gr5" draw:text-style-name="P2" draw:layer="layout" draw:type="curve" svg:x1="4.419cm" svg:y1="38.741cm" svg:x2="4.455cm" svg:y2="40.147cm" draw:start-shape="id65" draw:start-glue-point="2" draw:end-shape="id66" draw:end-glue-point="0" svg:d="m4419 38741c0 1054 36 352 36 1406">
          <text:p/>
        </draw:connector>
        <draw:rect draw:style-name="gr6" draw:text-style-name="P1" xml:id="id67" draw:id="id67" draw:layer="layout" svg:width="0.254cm" svg:height="0.254cm" svg:x="6.692cm" svg:y="38.487cm">
          <text:p/>
        </draw:rect>
        <draw:connector draw:style-name="gr5" draw:text-style-name="P2" draw:layer="layout" draw:type="curve" svg:x1="4.546cm" svg:y1="38.614cm" svg:x2="6.692cm" svg:y2="38.614cm" draw:start-shape="id65" draw:start-glue-point="1" draw:end-shape="id67" draw:end-glue-point="3" svg:d="m4546 38614h2146">
          <text:p/>
        </draw:connector>
        <draw:frame draw:style-name="gr3" draw:text-style-name="P7" draw:layer="layout" svg:width="0.451cm" svg:height="0.323cm" svg:x="7.049cm" svg:y="38.459cm">
          <draw:text-box>
            <text:p text:style-name="P3"><text:span text:style-name="T4">+ <text:s/>1</text:span></text:p>
          </draw:text-box>
        </draw:frame>
        <draw:rect draw:style-name="gr6" draw:text-style-name="P1" xml:id="id68" draw:id="id68" draw:layer="layout" svg:width="1.234cm" svg:height="0.486cm" svg:x="6.378cm" svg:y="38.363cm">
          <text:p/>
        </draw:rect>
        <draw:connector draw:style-name="gr5" draw:text-style-name="P2" draw:layer="layout" draw:type="curve" svg:x1="6.995cm" svg:y1="38.849cm" svg:x2="6.956cm" svg:y2="40.148cm" draw:start-shape="id68" draw:start-glue-point="2" draw:end-shape="id69" draw:end-glue-point="0" svg:d="m6995 38849c0 975-39 326-39 1299">
          <text:p/>
        </draw:connector>
        <draw:connector draw:style-name="gr5" draw:text-style-name="P2" draw:layer="layout" draw:type="curve" svg:x1="6.995cm" svg:y1="38.849cm" svg:x2="10.692cm" svg:y2="38.614cm" draw:start-shape="id68" draw:start-glue-point="2" draw:end-shape="id70" draw:end-glue-point="3" svg:d="m6995 38849c0 751 1079 627 1426 380s-39-615 2271-615">
          <text:p/>
        </draw:connector>
        <draw:rect draw:style-name="gr6" draw:text-style-name="P1" xml:id="id75" draw:id="id75" draw:layer="layout" svg:width="0.254cm" svg:height="0.254cm" svg:x="13.292cm" svg:y="38.487cm">
          <text:p/>
        </draw:rect>
        <draw:frame draw:style-name="gr7" draw:text-style-name="P7" draw:layer="layout" svg:width="0.324cm" svg:height="0.323cm" svg:x="13.649cm" svg:y="38.459cm">
          <draw:text-box>
            <text:p text:style-name="P3"><text:span text:style-name="T4">==</text:span></text:p>
          </draw:text-box>
        </draw:frame>
        <draw:rect draw:style-name="gr6" draw:text-style-name="P1" draw:layer="layout" svg:width="1.73cm" svg:height="1.306cm" svg:x="12.978cm" svg:y="37.888cm">
          <text:p/>
        </draw:rect>
        <draw:rect draw:style-name="gr6" draw:text-style-name="P1" xml:id="id72" draw:id="id72" draw:layer="layout" svg:width="0.254cm" svg:height="0.254cm" svg:x="14.092cm" svg:y="38.487cm">
          <text:p/>
        </draw:rect>
        <draw:connector draw:style-name="gr5" draw:text-style-name="P2" draw:layer="layout" draw:type="curve" svg:x1="4.519cm" svg:y1="33.884cm" svg:x2="14.219cm" svg:y2="38.487cm" draw:start-shape="id71" draw:start-glue-point="0" draw:end-shape="id72" draw:end-glue-point="0" svg:d="m4519 33884c0-751 9700-3053 9700 4603">
          <text:p/>
        </draw:connector>
        <draw:rect draw:style-name="gr6" draw:text-style-name="P1" xml:id="id70" draw:id="id70" draw:layer="layout" svg:width="0.254cm" svg:height="0.254cm" svg:x="10.692cm" svg:y="38.487cm">
          <text:p/>
        </draw:rect>
        <draw:frame draw:style-name="gr3" draw:text-style-name="P7" draw:layer="layout" svg:width="0.451cm" svg:height="0.323cm" svg:x="11.049cm" svg:y="38.459cm">
          <draw:text-box>
            <text:p text:style-name="P3"><text:span text:style-name="T4">+ <text:s/>1</text:span></text:p>
          </draw:text-box>
        </draw:frame>
        <draw:rect draw:style-name="gr6" draw:text-style-name="P1" xml:id="id73" draw:id="id73" draw:layer="layout" svg:width="1.234cm" svg:height="0.486cm" svg:x="10.378cm" svg:y="38.363cm">
          <text:p/>
        </draw:rect>
        <draw:connector draw:style-name="gr5" draw:text-style-name="P2" draw:layer="layout" draw:type="curve" svg:x1="10.995cm" svg:y1="38.849cm" svg:x2="10.957cm" svg:y2="40.149cm" draw:start-shape="id73" draw:start-glue-point="2" draw:end-shape="id74" draw:end-glue-point="0" svg:d="m10995 38849c0 975-38 325-38 1300">
          <text:p/>
        </draw:connector>
        <draw:connector draw:style-name="gr5" draw:text-style-name="P2" draw:layer="layout" draw:type="curve" svg:x1="10.995cm" svg:y1="38.849cm" svg:x2="13.292cm" svg:y2="38.614cm" draw:start-shape="id73" draw:start-glue-point="2" draw:end-shape="id75" draw:end-glue-point="3" svg:d="m10995 38849c0 751 729 627 988 380s49-615 1309-615">
          <text:p/>
        </draw:connector>
        <draw:rect draw:style-name="gr6" draw:text-style-name="P1" draw:layer="layout" svg:width="2.346cm" svg:height="3.262cm" svg:x="6.149cm" svg:y="37.872cm">
          <text:p/>
        </draw:rect>
        <draw:rect draw:style-name="gr6" draw:text-style-name="P1" draw:layer="layout" svg:width="5.296cm" svg:height="3.68cm" svg:x="9.705cm" svg:y="37.643cm">
          <text:p/>
        </draw:rect>
        <draw:rect draw:style-name="gr6" draw:text-style-name="P1" draw:layer="layout" svg:width="1.377cm" svg:height="0.51cm" svg:x="13.171cm" svg:y="38.34cm">
          <text:p/>
        </draw:rect>
        <draw:rect draw:style-name="gr6" draw:text-style-name="P1" draw:layer="layout" svg:width="2.346cm" svg:height="3.262cm" svg:x="10.149cm" svg:y="37.872cm">
          <text:p/>
        </draw:rect>
        <draw:frame draw:style-name="gr3" draw:text-style-name="P6" draw:layer="layout" svg:width="0.916cm" svg:height="0.484cm" svg:x="5.032cm" svg:y="32.928cm">
          <draw:text-box>
            <text:p text:style-name="P3"><text:span text:style-name="T3">From</text:span></text:p>
          </draw:text-box>
        </draw:frame>
        <draw:frame draw:style-name="gr3" draw:text-style-name="P6" draw:layer="layout" svg:width="0.675cm" svg:height="0.484cm" svg:x="9.533cm" svg:y="36.629cm">
          <draw:text-box>
            <text:p text:style-name="P3"><text:span text:style-name="T3">Into</text:span></text:p>
          </draw:text-box>
        </draw:frame>
        <draw:rect draw:style-name="gr6" draw:text-style-name="P1" draw:layer="layout" svg:width="3.908cm" svg:height="3.175cm" svg:x="3.545cm" svg:y="32.895cm">
          <draw:glue-point draw:id="4" svg:x="4.015cm" svg:y="4.971cm"/>
          <text:p/>
        </draw:rect>
        <draw:rect draw:style-name="gr6" draw:text-style-name="P1" draw:layer="layout" svg:width="12.863cm" svg:height="5.454cm" svg:x="3.301cm" svg:y="36.559cm">
          <draw:glue-point draw:id="4" svg:x="4.015cm" svg:y="4.971cm"/>
          <text:p/>
        </draw:rect>
        <draw:frame draw:style-name="gr8" draw:text-style-name="P7" draw:layer="layout" svg:width="5.883cm" svg:height="1.611cm" svg:x="11.524cm" svg:y="33.221cm">
          <draw:text-box>
            <text:p text:style-name="P3"><text:span text:style-name="T4">The “From” and “Into” dashed boxes are src holder commands. <text:s/>They are evaluated by the pattern-definition constructing processor. <text:s/>Their only purpose is to delimit what is the pattern matched-to vs the pattern it is replaced with.</text:span></text:p>
          </draw:text-box>
        </draw:frame>
        <draw:frame draw:style-name="gr8" draw:text-style-name="P7" draw:layer="layout" svg:width="5.883cm" svg:height="1.933cm" svg:x="11.525cm" svg:y="27.822cm">
          <draw:text-box>
            <text:p text:style-name="P3"><text:span text:style-name="T4">Gabe wants to see what he's saying, and the dependencies between the index terms bothers him.. <text:s/>he wants to be able to say “this happens in one atomic action”.. <text:s/>he wants to have a primitive, where he states the relationship between the neighboring </text:span></text:p>
          </draw:text-box>
        </draw:frame>
        <draw:connector draw:style-name="gr5" draw:text-style-name="P2" draw:layer="layout" draw:type="curve" svg:x1="5.789cm" svg:y1="35.36cm" svg:x2="4.988cm" svg:y2="39.558cm" draw:start-shape="id76" draw:start-glue-point="2" draw:end-shape="id77" draw:end-glue-point="0" svg:d="m5789 35360c0 3148-801 1050-801 4198">
          <text:p/>
        </draw:connector>
        <draw:connector draw:style-name="gr5" draw:text-style-name="P2" draw:layer="layout" draw:type="curve" svg:x1="5.79cm" svg:y1="35.36cm" svg:x2="7.489cm" svg:y2="39.559cm" draw:end-shape="id78" draw:end-glue-point="0" svg:d="m5790 35360c0 2773 1699 674 1699 4199">
          <text:p/>
        </draw:connector>
        <draw:connector draw:style-name="gr9" draw:text-style-name="P8" draw:layer="layout" draw:type="curve" svg:x1="4.319cm" svg:y1="35.441cm" svg:x2="5.255cm" svg:y2="34.8cm" draw:start-shape="id79" draw:start-glue-point="2" draw:end-shape="id80" draw:end-glue-point="2" svg:d="m4319 35441c0 751 936 1072 936-641">
          <text:p/>
        </draw:connector>
        <draw:frame draw:style-name="gr10" draw:text-style-name="P7" draw:layer="layout" svg:width="3.377cm" svg:height="1.933cm" svg:x="7.857cm" svg:y="34.151cm">
          <draw:text-box>
            <text:p text:style-name="P3"><text:span text:style-name="T4">The blue line connecting the two boxes is a visual indicator that their purpose is a matching operation. The symbol match is how the input box is detected. </text:span></text:p>
          </draw:text-box>
        </draw:frame>
        <draw:rect draw:style-name="gr6" draw:text-style-name="P1" draw:layer="layout" svg:width="5.043cm" svg:height="3.735cm" svg:x="3.72cm" svg:y="37.638cm">
          <text:p/>
        </draw:rect>
        <draw:rect draw:style-name="gr6" draw:text-style-name="P1" draw:layer="layout" svg:width="1.93cm" svg:height="3.237cm" svg:x="4.032cm" svg:y="37.887cm">
          <text:p/>
        </draw:rect>
        <draw:frame draw:style-name="gr11" draw:text-style-name="P7" draw:layer="layout" svg:width="0.413cm" svg:height="0.323cm" svg:x="13.55cm" svg:y="37.961cm">
          <draw:text-box>
            <text:p text:style-name="P3"><text:span text:style-name="T4">end</text:span></text:p>
          </draw:text-box>
        </draw:frame>
        <draw:frame draw:style-name="gr11" draw:text-style-name="P7" draw:layer="layout" svg:width="0.493cm" svg:height="0.323cm" svg:x="4.851cm" svg:y="37.962cm">
          <draw:text-box>
            <text:p text:style-name="P3"><text:span text:style-name="T4">start</text:span></text:p>
          </draw:text-box>
        </draw:frame>
        <draw:frame draw:style-name="gr11" draw:text-style-name="P7" draw:layer="layout" svg:width="0.692cm" svg:height="0.323cm" svg:x="7.051cm" svg:y="37.963cm">
          <draw:text-box>
            <text:p text:style-name="P3"><text:span text:style-name="T4">repeat</text:span></text:p>
          </draw:text-box>
        </draw:frame>
        <draw:frame draw:style-name="gr11" draw:text-style-name="P7" draw:layer="layout" svg:width="0.692cm" svg:height="0.323cm" svg:x="10.952cm" svg:y="37.964cm">
          <draw:text-box>
            <text:p text:style-name="P3"><text:span text:style-name="T4">repeat</text:span></text:p>
          </draw:text-box>
        </draw:frame>
        <draw:frame draw:style-name="gr12" draw:text-style-name="P7" draw:layer="layout" svg:width="7.697cm" svg:height="1.602cm" svg:x="3.446cm" svg:y="25.578cm">
          <draw:text-box>
            <text:p text:style-name="P3"><text:span text:style-name="T5">Summation</text:span></text:p>
            <text:p text:style-name="P3"><text:span text:style-name="T4"/></text:p>
            <text:p text:style-name="P3"><text:span text:style-name="T4">Summation is defined as a series. <text:s/>Series are translated into Loops.</text:span></text:p>
          </draw:text-box>
        </draw:frame>
        <draw:g>
          <draw:rect draw:style-name="gr1" draw:text-style-name="P1" xml:id="id85" draw:id="id85" draw:layer="layout" svg:width="0.254cm" svg:height="0.254cm" svg:x="22.365cm" svg:y="31.802cm">
            <text:p/>
          </draw:rect>
          <draw:rect draw:style-name="gr1" draw:text-style-name="P1" xml:id="id86" draw:id="id86" draw:layer="layout" svg:width="0.254cm" svg:height="0.254cm" svg:x="24.517cm" svg:y="31.859cm">
            <text:p/>
          </draw:rect>
          <draw:connector draw:style-name="gr5" draw:text-style-name="P2" draw:layer="layout" draw:type="curve" svg:x1="22.731cm" svg:y1="32.366cm" svg:x2="23.532cm" svg:y2="36.12cm" draw:start-shape="id81" draw:start-glue-point="2" draw:end-shape="id82" draw:end-glue-point="0" svg:d="m22731 32366c0 2815 801 939 801 3754">
            <text:p/>
          </draw:connector>
          <draw:connector draw:style-name="gr5" draw:text-style-name="P2" draw:layer="layout" draw:type="curve" svg:x1="24.932cm" svg:y1="32.366cm" svg:x2="23.533cm" svg:y2="39.32cm" draw:start-shape="id83" draw:start-glue-point="2" draw:end-shape="id84" draw:end-glue-point="0" svg:d="m24932 32366c0 5215-1399 1739-1399 6954">
            <text:p/>
          </draw:connector>
          <draw:rect draw:style-name="gr1" draw:text-style-name="P1" draw:layer="layout" svg:width="4cm" svg:height="1.617cm" svg:x="21.816cm" svg:y="31.015cm">
            <draw:glue-point draw:id="4" svg:x="4.015cm" svg:y="4.971cm"/>
            <text:p/>
          </draw:rect>
          <draw:connector draw:style-name="gr9" draw:text-style-name="P8" draw:layer="layout" draw:type="curve" svg:x1="22.492cm" svg:y1="32.056cm" svg:x2="24.644cm" svg:y2="32.113cm" draw:start-shape="id85" draw:start-glue-point="2" draw:end-shape="id86" draw:end-glue-point="2" svg:d="m22492 32056c0 837 2152 808 2152 57">
            <text:p/>
          </draw:connector>
          <draw:frame draw:style-name="gr3" draw:text-style-name="P20" draw:layer="layout" svg:width="0.916cm" svg:height="0.484cm" svg:x="23.41cm" svg:y="29.905cm">
            <draw:text-box>
              <text:p text:style-name="P3"><text:span text:style-name="T3">From</text:span></text:p>
            </draw:text-box>
          </draw:frame>
          <draw:rect draw:style-name="gr6" draw:text-style-name="P21" draw:layer="layout" svg:width="5.044cm" svg:height="3.175cm" svg:x="21.323cm" svg:y="29.872cm">
            <draw:glue-point draw:id="4" svg:x="4.015cm" svg:y="4.971cm"/>
            <text:p/>
          </draw:rect>
          <draw:frame draw:style-name="gr8" draw:text-style-name="P22" draw:layer="layout" svg:width="8.483cm" svg:height="0.958cm" svg:x="18.01cm" svg:y="28.005cm">
            <draw:text-box>
              <text:p text:style-name="P3"><text:span text:style-name="T5">Specification of Define</text:span></text:p>
            </draw:text-box>
          </draw:frame>
          <draw:rect draw:style-name="gr1" draw:text-style-name="P1" draw:layer="layout" svg:width="2.469cm" svg:height="1.937cm" svg:x="22.616cm" svg:y="35.396cm">
            <draw:glue-point draw:id="4" svg:x="4.015cm" svg:y="4.971cm"/>
            <text:p/>
          </draw:rect>
          <draw:frame draw:style-name="gr3" draw:text-style-name="P20" draw:layer="layout" svg:width="0.675cm" svg:height="0.484cm" svg:x="23.51cm" svg:y="34.306cm">
            <draw:text-box>
              <text:p text:style-name="P3"><text:span text:style-name="T3">Into</text:span></text:p>
            </draw:text-box>
          </draw:frame>
          <draw:rect draw:style-name="gr6" draw:text-style-name="P1" draw:layer="layout" svg:width="4.008cm" svg:height="7.026cm" svg:x="21.798cm" svg:y="34.257cm">
            <draw:glue-point draw:id="4" svg:x="4.015cm" svg:y="4.971cm"/>
            <text:p/>
          </draw:rect>
          <draw:frame draw:style-name="gr3" draw:text-style-name="P20" draw:layer="layout" svg:width="0.916cm" svg:height="0.484cm" svg:x="23.51cm" svg:y="35.506cm">
            <draw:text-box>
              <text:p text:style-name="P3"><text:span text:style-name="T3">From</text:span></text:p>
            </draw:text-box>
          </draw:frame>
          <draw:rect draw:style-name="gr1" draw:text-style-name="P1" xml:id="id81" draw:id="id81" draw:layer="layout" svg:width="1.307cm" svg:height="0.946cm" svg:x="22.078cm" svg:y="31.42cm">
            <draw:glue-point draw:id="4" svg:x="4.015cm" svg:y="4.971cm"/>
            <text:p/>
          </draw:rect>
          <draw:frame draw:style-name="gr56" draw:text-style-name="P23" draw:layer="layout" svg:width="0.471cm" svg:height="0.61cm" svg:x="23.58cm" svg:y="31.582cm">
            <draw:text-box>
              <text:p text:style-name="P3"><text:span text:style-name="T12">:=</text:span></text:p>
            </draw:text-box>
          </draw:frame>
          <draw:rect draw:style-name="gr1" draw:text-style-name="P1" xml:id="id83" draw:id="id83" draw:layer="layout" svg:width="1.307cm" svg:height="0.946cm" svg:x="24.279cm" svg:y="31.42cm">
            <draw:glue-point draw:id="4" svg:x="4.015cm" svg:y="4.971cm"/>
            <text:p/>
          </draw:rect>
          <draw:rect draw:style-name="gr1" draw:text-style-name="P1" draw:layer="layout" svg:width="2.469cm" svg:height="1.937cm" svg:x="22.617cm" svg:y="38.597cm">
            <draw:glue-point draw:id="4" svg:x="4.015cm" svg:y="4.971cm"/>
            <text:p/>
          </draw:rect>
          <draw:frame draw:style-name="gr3" draw:text-style-name="P20" draw:layer="layout" svg:width="0.675cm" svg:height="0.484cm" svg:x="23.511cm" svg:y="38.707cm">
            <draw:text-box>
              <text:p text:style-name="P3"><text:span text:style-name="T3">Into</text:span></text:p>
            </draw:text-box>
          </draw:frame>
          <draw:rect draw:style-name="gr6" draw:text-style-name="P1" draw:layer="layout" svg:width="3.288cm" svg:height="5.81cm" svg:x="22.203cm" svg:y="35.068cm">
            <draw:glue-point draw:id="4" svg:x="4.015cm" svg:y="4.971cm"/>
            <text:p/>
          </draw:rect>
          <draw:rect draw:style-name="gr1" draw:text-style-name="P1" xml:id="id87" draw:id="id87" draw:layer="layout" svg:width="0.254cm" svg:height="0.254cm" svg:x="23.166cm" svg:y="36.502cm">
            <text:p/>
          </draw:rect>
          <draw:rect draw:style-name="gr1" draw:text-style-name="P1" xml:id="id82" draw:id="id82" draw:layer="layout" svg:width="1.307cm" svg:height="0.946cm" svg:x="22.879cm" svg:y="36.12cm">
            <draw:glue-point draw:id="4" svg:x="4.015cm" svg:y="4.971cm"/>
            <text:p/>
          </draw:rect>
          <draw:rect draw:style-name="gr1" draw:text-style-name="P1" xml:id="id88" draw:id="id88" draw:layer="layout" svg:width="0.254cm" svg:height="0.254cm" svg:x="23.167cm" svg:y="39.702cm">
            <text:p/>
          </draw:rect>
          <draw:rect draw:style-name="gr1" draw:text-style-name="P1" xml:id="id84" draw:id="id84" draw:layer="layout" svg:width="1.307cm" svg:height="0.946cm" svg:x="22.88cm" svg:y="39.32cm">
            <draw:glue-point draw:id="4" svg:x="4.015cm" svg:y="4.971cm"/>
            <text:p/>
          </draw:rect>
          <draw:connector draw:style-name="gr5" draw:text-style-name="P2" draw:layer="layout" draw:type="curve" svg:x1="23.293cm" svg:y1="36.756cm" svg:x2="23.294cm" svg:y2="39.702cm" draw:start-shape="id87" draw:start-glue-point="2" draw:end-shape="id88" draw:end-glue-point="0" svg:d="m23293 36756c0 2209 1 737 1 2946">
            <text:p/>
          </draw:connector>
          <draw:frame draw:style-name="gr10" draw:text-style-name="P7" draw:layer="layout" svg:width="2.877cm" svg:height="2.255cm" svg:x="17.996cm" svg:y="30.898cm">
            <draw:text-box>
              <text:p text:style-name="P3"><text:span text:style-name="T4">The line connecting the two boxes is a visual command to search for all groups of tokens that are of “parameter” tokenType and have the same characters.</text:span></text:p>
            </draw:text-box>
          </draw:frame>
          <draw:frame draw:style-name="gr10" draw:text-style-name="P7" draw:layer="layout" svg:width="2.877cm" svg:height="0.996cm" svg:x="17.997cm" svg:y="36.699cm">
            <draw:text-box>
              <text:p text:style-name="P3"><text:span text:style-name="T4">Pairs found by the blue-line command are connected by arrows</text:span></text:p>
            </draw:text-box>
          </draw:frame>
        </draw:g>
        <draw:frame draw:style-name="gr3" draw:text-style-name="P24" draw:layer="layout" svg:width="0.319cm" svg:height="0.327cm" svg:x="3.884cm" svg:y="33.98cm">
          <draw:text-box>
            <text:p><text:span text:style-name="T13">t</text:span><text:span text:style-name="T14">-1</text:span></text:p>
          </draw:text-box>
        </draw:frame>
        <draw:frame draw:style-name="gr8" draw:text-style-name="P33" draw:layer="layout" svg:width="10.233cm" svg:height="7.729cm" svg:x="9.426cm" svg:y="1.523cm">
          <draw:text-box>
            <text:p text:style-name="P3"><text:span text:style-name="T14">Implement in C as a data struct.. <text:s/>not sure how want to attach the functions.. <text:s/>all structs, I suppose, connect to the same manipulators, which get passed a pointer to the data struct..</text:span></text:p>
            <text:p text:style-name="P3"><text:span text:style-name="T14"/></text:p>
            <text:p text:style-name="P3"><text:span text:style-name="T14">Le'ts see.. <text:s/>Idea for from-into is to have a thing that accepts in-boxes of the From, and does the extract and send to each of the patterns inside the Into.. <text:s/>so a single entity exists for the from-into operation.. <text:s/>that one entity is both the from and the into.</text:span></text:p>
            <text:p text:style-name="P3"><text:span text:style-name="T14"/></text:p>
            <text:p text:style-name="P3"><text:span text:style-name="T14">What that means for the Hamiltonian path thing..? <text:s/>For that, let's see.. <text:s/>have the rounded boxes.. each is a processor gets created, with innards being the behavior spec.. <text:s/>the arrival of a namespace triggers creation of a new processor, connected to the namespace.. <text:s/></text:span></text:p>
            <text:p text:style-name="P3"><text:span text:style-name="T14"/></text:p>
            <text:p text:style-name="P3"><text:span text:style-name="T14">Let's create a box-type code that contains From-Into symbols, and has patterns-within-patterns, plus simple Fn calls on data-structs, and patterns passed in namespace that get hooked in somehow.. maybe consume symbols defined on worksheet.. <text:s/>by which some get connected pattern-in-inbox-of-pattern style.. and srcHolder backed processor created elsewhere, persistent, is hooked into worksheet (import and attach to pattern symbol?)</text:span></text:p>
            <text:p text:style-name="P3"><text:span text:style-name="T14"/></text:p>
            <text:p text:style-name="P3"><text:span text:style-name="T14">Note, placing things onto worksheet creates elements.. <text:s/>those elements handle triggering activity, creating processors that wait to be triggered, being triggered by changes in worksheet namespace assignments, and so on.. <text:s/>For example, Placing def of Hamilt symbol creates a new entry in worksheet namespace, which has the H symbol and the src holder of the syntax graph assigned to it (or something like that.. <text:s/>the definition creates a from-into pair.. <text:s/>can handle that pair via src manipulation or by creating a FromInto struct in each place the H symbol gets placed as “make processor” on the worksheet. <text:s/></text:span></text:p>
          </draw:text-box>
        </draw:frame>
        <draw:frame draw:style-name="gr3" draw:text-style-name="P25" draw:layer="layout" svg:width="0.252cm" svg:height="0.399cm" draw:transform="rotate (3.10843139780131) translate (24.554cm 5.436cm)">
          <draw:text-box>
            <text:p><text:span text:style-name="T15">A</text:span></text:p>
          </draw:text-box>
        </draw:frame>
        <draw:g>
          <draw:polygon draw:style-name="gr64" draw:text-style-name="P15" draw:layer="layout" svg:width="0.567cm" svg:height="0.606cm" svg:x="21.028cm" svg:y="4.976cm" svg:viewBox="0 0 568 607" draw:points="127,70 101,33 137,0 213,0 254,29 218,82 193,267 431,267 457,94 421,53 457,12 533,12 568,62 558,102 533,111 472,562 507,607 355,607 406,566 441,320 178,316 142,541 167,603 0,603 51,554 127,62">
            <text:p/>
          </draw:polygon>
          <draw:g>
            <draw:ellipse draw:style-name="gr65" draw:text-style-name="P15" xml:id="id89" draw:id="id89" draw:layer="layout" svg:width="0.112cm" svg:height="0.119cm" svg:x="21.335cm" svg:y="5.267cm">
              <text:p/>
            </draw:ellipse>
            <draw:ellipse draw:style-name="gr65" draw:text-style-name="P15" xml:id="id93" draw:id="id93" draw:layer="layout" svg:width="0.111cm" svg:height="0.118cm" svg:x="21.491cm" svg:y="5.103cm">
              <text:p/>
            </draw:ellipse>
            <draw:ellipse draw:style-name="gr65" draw:text-style-name="P15" xml:id="id91" draw:id="id91" draw:layer="layout" svg:width="0.111cm" svg:height="0.118cm" svg:x="21.709cm" svg:y="5.202cm">
              <text:p/>
            </draw:ellipse>
            <draw:ellipse draw:style-name="gr65" draw:text-style-name="P15" xml:id="id90" draw:id="id90" draw:layer="layout" svg:width="0.112cm" svg:height="0.119cm" svg:x="21.709cm" svg:y="5.432cm">
              <text:p/>
            </draw:ellipse>
            <draw:ellipse draw:style-name="gr65" draw:text-style-name="P15" xml:id="id92" draw:id="id92" draw:layer="layout" svg:width="0.112cm" svg:height="0.119cm" svg:x="21.461cm" svg:y="5.432cm">
              <text:p/>
            </draw:ellipse>
            <draw:connector draw:style-name="gr66" draw:text-style-name="P15" draw:layer="layout" draw:type="curve" svg:x1="21.447cm" svg:y1="5.326cm" svg:x2="21.709cm" svg:y2="5.491cm" draw:start-shape="id89" draw:start-glue-point="1" draw:end-shape="id90" draw:end-glue-point="3" svg:d="m21447 5326c196 0 66 165 262 165">
              <text:p/>
            </draw:connector>
            <draw:connector draw:style-name="gr66" draw:text-style-name="P15" draw:layer="layout" draw:type="curve" svg:x1="21.709cm" svg:y1="5.261cm" svg:x2="21.573cm" svg:y2="5.491cm" draw:start-shape="id91" draw:start-glue-point="3" draw:end-shape="id92" draw:end-glue-point="1" svg:d="m21709 5261c-102 0-34 230-136 230">
              <text:p/>
            </draw:connector>
            <draw:connector draw:style-name="gr66" draw:text-style-name="P15" draw:layer="layout" draw:type="curve" svg:x1="21.546cm" svg:y1="5.221cm" svg:x2="21.709cm" svg:y2="5.261cm" draw:start-shape="id93" draw:start-glue-point="2" draw:end-shape="id91" draw:end-glue-point="3" svg:d="m21546 5221c0 27 54 40 163 40">
              <text:p/>
            </draw:connector>
            <draw:connector draw:style-name="gr66" draw:text-style-name="P15" draw:layer="layout" draw:type="curve" svg:x1="21.491cm" svg:y1="5.162cm" svg:x2="21.391cm" svg:y2="5.267cm" draw:start-shape="id93" draw:start-glue-point="3" draw:end-shape="id89" draw:end-glue-point="0" svg:d="m21491 5162c-67 0-100 35-100 105">
              <text:p/>
            </draw:connector>
          </draw:g>
        </draw:g>
        <draw:frame draw:style-name="gr3" draw:text-style-name="P30" draw:layer="layout" svg:width="0.734cm" svg:height="0.564cm" svg:x="22.728cm" svg:y="4.981cm">
          <draw:text-box>
            <text:p><text:span text:style-name="T25">=:=</text:span></text:p>
          </draw:text-box>
        </draw:frame>
        <draw:frame draw:style-name="gr3" draw:text-style-name="P25" draw:layer="layout" svg:width="2.792cm" svg:height="0.399cm" svg:x="24.709cm" svg:y="5.034cm">
          <draw:text-box>
            <text:p><text:span text:style-name="T15">temp <text:s text:c="3"/>G:neighbors</text:span></text:p>
          </draw:text-box>
        </draw:frame>
        <draw:g>
          <draw:path draw:style-name="gr76" draw:text-style-name="P31" draw:layer="layout" svg:width="0.212cm" svg:height="0.222cm" svg:x="25.466cm" svg:y="5.119cm" svg:viewBox="0 0 213 223" svg:d="m203 0c-95 13-211-9-203 104-8 136 115 113 213 119">
            <text:p/>
          </draw:path>
          <draw:line draw:style-name="gr77" draw:text-style-name="P31" draw:layer="layout" svg:x1="25.466cm" svg:y1="5.24cm" svg:x2="25.679cm" svg:y2="5.24cm">
            <text:p/>
          </draw:line>
        </draw:g>
        <draw:rect draw:style-name="gr58" draw:text-style-name="P1" xml:id="id95" draw:id="id95" draw:layer="layout" svg:width="14.289cm" svg:height="4.741cm" svg:x="23.585cm" svg:y="4.486cm" draw:corner-radius="0.254cm">
          <text:p/>
        </draw:rect>
        <draw:rect draw:style-name="gr69" draw:text-style-name="P1" xml:id="id94" draw:id="id94" draw:layer="layout" svg:width="9.627cm" svg:height="0.613cm" svg:x="22.285cm" svg:y="3.287cm" draw:corner-radius="0.254cm">
          <text:p/>
        </draw:rect>
        <draw:frame draw:style-name="gr3" draw:text-style-name="P25" draw:layer="layout" svg:width="9.344cm" svg:height="0.404cm" svg:x="22.41cm" svg:y="3.334cm">
          <draw:text-box>
            <text:p><text:span text:style-name="T15">G ← </text:span><text:span text:style-name="T17">Gin</text:span><text:span text:style-name="T15">.giveRoot, nodesInPath ← [], graphSize ← </text:span><text:span text:style-name="T17">Gin</text:span><text:span text:style-name="T15">.giveSize</text:span></text:p>
          </draw:text-box>
        </draw:frame>
        <draw:connector draw:style-name="gr70" draw:text-style-name="P32" draw:layer="layout" draw:type="curve" svg:x1="27.098cm" svg:y1="3.9cm" svg:x2="30.729cm" svg:y2="4.486cm" draw:start-shape="id94" draw:start-glue-point="2" draw:end-shape="id95" draw:end-glue-point="0" svg:d="m27098 3900c0 439 3631 147 3631 586">
          <text:p/>
        </draw:connector>
        <draw:rect draw:style-name="gr58" draw:text-style-name="P1" xml:id="id96" draw:id="id96" draw:layer="layout" svg:width="12.831cm" svg:height="3.009cm" svg:x="24.832cm" svg:y="5.953cm" draw:corner-radius="0.254cm">
          <text:p/>
        </draw:rect>
        <draw:g>
          <draw:path draw:style-name="gr78" draw:text-style-name="P31" draw:layer="layout" svg:width="0.212cm" svg:height="0.222cm" svg:x="25.439cm" svg:y="6.602cm" svg:viewBox="0 0 213 223" svg:d="m203 0c-95 13-211-9-203 104-8 136 115 113 213 119">
            <text:p/>
          </draw:path>
          <draw:line draw:style-name="gr79" draw:text-style-name="P31" draw:layer="layout" svg:x1="25.439cm" svg:y1="6.723cm" svg:x2="25.652cm" svg:y2="6.723cm">
            <text:p/>
          </draw:line>
        </draw:g>
        <draw:frame draw:style-name="gr3" draw:text-style-name="P25" draw:layer="layout" svg:width="1.742cm" svg:height="0.399cm" svg:x="25.782cm" svg:y="6.476cm">
          <draw:text-box>
            <text:p><text:span text:style-name="T15">nodesInPath</text:span></text:p>
          </draw:text-box>
        </draw:frame>
        <draw:frame draw:style-name="gr3" draw:text-style-name="P28" draw:layer="layout" svg:width="0.442cm" svg:height="0.323cm" svg:x="27.61cm" svg:y="6.236cm">
          <draw:text-box>
            <text:p><text:span text:style-name="T14">true</text:span></text:p>
          </draw:text-box>
        </draw:frame>
        <draw:rect draw:style-name="gr69" draw:text-style-name="P1" draw:layer="layout" svg:width="1.565cm" svg:height="0.613cm" svg:x="27.764cm" svg:y="4.959cm" draw:corner-radius="0.254cm">
          <text:p/>
        </draw:rect>
        <draw:connector draw:style-name="gr70" draw:text-style-name="P32" draw:layer="layout" draw:type="curve" svg:x1="29.331cm" svg:y1="5.247cm" svg:x2="31.247cm" svg:y2="5.953cm" draw:end-shape="id96" draw:end-glue-point="0" svg:d="m29331 5247c0 135 1916-218 1916 706">
          <text:p/>
        </draw:connector>
        <draw:frame draw:style-name="gr3" draw:text-style-name="P25" draw:layer="layout" svg:width="0.176cm" svg:height="0.399cm" svg:x="25.182cm" svg:y="6.476cm">
          <draw:text-box>
            <text:p><text:span text:style-name="T15">g</text:span></text:p>
          </draw:text-box>
        </draw:frame>
        <draw:line draw:style-name="gr73" draw:text-style-name="P32" draw:layer="layout" svg:x1="28.118cm" svg:y1="6.176cm" svg:x2="28.118cm" svg:y2="7.375cm">
          <text:p/>
        </draw:line>
        <draw:frame draw:style-name="gr3" draw:text-style-name="P28" draw:layer="layout" svg:width="0.531cm" svg:height="0.323cm" svg:x="27.51cm" svg:y="6.837cm">
          <draw:text-box>
            <text:p><text:span text:style-name="T14">false</text:span></text:p>
          </draw:text-box>
        </draw:frame>
        <draw:frame draw:style-name="gr3" draw:text-style-name="P25" draw:layer="layout" svg:width="1.505cm" svg:height="0.399cm" svg:x="28.282cm" svg:y="6.177cm">
          <draw:text-box>
            <text:p><text:span text:style-name="T15">doNothing</text:span></text:p>
          </draw:text-box>
        </draw:frame>
        <draw:rect draw:style-name="gr58" draw:text-style-name="P1" draw:layer="layout" svg:width="8.944cm" svg:height="1.492cm" svg:x="28.489cm" svg:y="7.205cm" draw:corner-radius="0.254cm">
          <text:p/>
        </draw:rect>
        <draw:frame draw:style-name="gr3" draw:text-style-name="P25" draw:layer="layout" svg:width="4.523cm" svg:height="0.399cm" svg:x="28.582cm" svg:y="7.677cm">
          <draw:text-box>
            <text:p><text:span text:style-name="T15">nodesInPath : size <text:s/>= <text:s/>graphSize</text:span></text:p>
          </draw:text-box>
        </draw:frame>
        <draw:frame draw:style-name="gr3" draw:text-style-name="P28" draw:layer="layout" svg:width="0.442cm" svg:height="0.323cm" svg:x="33.41cm" svg:y="7.437cm">
          <draw:text-box>
            <text:p><text:span text:style-name="T14">true</text:span></text:p>
          </draw:text-box>
        </draw:frame>
        <draw:line draw:style-name="gr73" draw:text-style-name="P32" draw:layer="layout" svg:x1="33.918cm" svg:y1="7.377cm" svg:x2="33.918cm" svg:y2="8.576cm">
          <text:p/>
        </draw:line>
        <draw:frame draw:style-name="gr3" draw:text-style-name="P28" draw:layer="layout" svg:width="0.531cm" svg:height="0.323cm" svg:x="33.31cm" svg:y="8.038cm">
          <draw:text-box>
            <text:p><text:span text:style-name="T14">false</text:span></text:p>
          </draw:text-box>
        </draw:frame>
        <draw:frame draw:style-name="gr3" draw:text-style-name="P25" draw:layer="layout" svg:width="3.211cm" svg:height="0.404cm" svg:x="34.083cm" svg:y="7.378cm">
          <draw:text-box>
            <text:p><text:span text:style-name="T17">output</text:span><text:span text:style-name="T15"> ← nodesInPath</text:span></text:p>
          </draw:text-box>
        </draw:frame>
        <draw:rect draw:style-name="gr69" draw:text-style-name="P1" xml:id="id97" draw:id="id97" draw:layer="layout" svg:width="1.417cm" svg:height="0.613cm" svg:x="30.042cm" svg:y="10.188cm" draw:corner-radius="0.254cm">
          <text:p/>
        </draw:rect>
        <draw:frame draw:style-name="gr3" draw:text-style-name="P25" draw:layer="layout" svg:width="0.942cm" svg:height="0.395cm" svg:x="30.279cm" svg:y="10.235cm">
          <draw:text-box>
            <text:p><text:span text:style-name="T17">output</text:span></text:p>
          </draw:text-box>
        </draw:frame>
        <draw:connector draw:style-name="gr70" draw:text-style-name="P32" draw:layer="layout" draw:type="curve" svg:x1="30.729cm" svg:y1="9.227cm" svg:x2="30.75cm" svg:y2="10.188cm" draw:start-shape="id95" draw:start-glue-point="2" draw:end-shape="id97" draw:end-glue-point="0" svg:d="m30729 9227c0 721 21 241 21 961">
          <text:p/>
        </draw:connector>
        <draw:frame draw:style-name="gr74" draw:text-style-name="P25" draw:layer="layout" svg:width="2.876cm" svg:height="0.467cm" svg:x="34.084cm" svg:y="8.01cm">
          <draw:text-box>
            <text:p><text:span text:style-name="T15">G ← g, nodesInPath</text:span></text:p>
          </draw:text-box>
        </draw:frame>
        <draw:rect draw:style-name="gr69" draw:text-style-name="P1" xml:id="id98" draw:id="id98" draw:layer="layout" svg:width="3.183cm" svg:height="0.521cm" svg:x="33.986cm" svg:y="7.981cm" draw:corner-radius="0.254cm">
          <text:p/>
        </draw:rect>
        <draw:connector draw:style-name="gr70" draw:text-style-name="P32" draw:layer="layout" draw:type="curve" svg:x1="35.577cm" svg:y1="8.502cm" svg:x2="30.729cm" svg:y2="4.486cm" draw:start-shape="id98" draw:start-glue-point="2" draw:end-shape="id95" draw:end-glue-point="0" svg:d="m35577 8502c0 789 2823 526 2823-2008s-7671-2797-7671-2008">
          <text:p/>
        </draw:connector>
        <draw:frame draw:style-name="gr75" draw:text-style-name="P26" draw:layer="layout" svg:width="0.899cm" svg:height="0.454cm" svg:x="21.87cm" svg:y="5.035cm">
          <draw:text-box>
            <text:p><text:span text:style-name="T15">(</text:span><text:span text:style-name="T17">Gin</text:span><text:span text:style-name="T15">)</text:span></text:p>
          </draw:text-box>
        </draw:frame>
        <draw:line draw:style-name="gr73" draw:text-style-name="P32" draw:layer="layout" svg:x1="28.318cm" svg:y1="6.677cm" svg:x2="28.314cm" svg:y2="8.733cm">
          <text:p/>
        </draw:line>
        <draw:frame draw:style-name="gr3" draw:text-style-name="P25" draw:layer="layout" svg:width="2.931cm" svg:height="0.399cm" svg:x="28.484cm" svg:y="6.678cm">
          <draw:text-box>
            <text:p><text:span text:style-name="T15">nodesInPath.add( g )</text:span></text:p>
          </draw:text-box>
        </draw:frame>
        <draw:frame draw:style-name="gr3" draw:text-style-name="P25" draw:layer="layout" svg:width="0.163cm" svg:height="0.399cm" svg:x="25.482cm" svg:y="6.177cm">
          <draw:text-box>
            <text:p><text:span text:style-name="T15">?</text:span></text:p>
          </draw:text-box>
        </draw:frame>
        <draw:frame draw:style-name="gr3" draw:text-style-name="P25" draw:layer="layout" svg:width="1.403cm" svg:height="0.399cm" svg:x="27.849cm" svg:y="5.04cm">
          <draw:text-box>
            <text:p><text:span text:style-name="T15">g ← temp</text:span></text:p>
          </draw:text-box>
        </draw:frame>
        <draw:line draw:style-name="gr73" draw:text-style-name="P32" draw:layer="layout" svg:x1="27.657cm" svg:y1="4.917cm" svg:x2="27.657cm" svg:y2="5.579cm">
          <text:p/>
        </draw:line>
        <draw:frame draw:style-name="gr3" draw:text-style-name="P25" draw:layer="layout" svg:width="0.163cm" svg:height="0.399cm" svg:x="31.345cm" svg:y="7.469cm">
          <draw:text-box>
            <text:p><text:span text:style-name="T15">?</text:span></text:p>
          </draw:text-box>
        </draw:frame>
        <draw:g>
          <draw:polyline draw:style-name="gr80" draw:text-style-name="P2" draw:layer="layout" svg:width="0.494cm" svg:height="0.716cm" svg:x="22.588cm" svg:y="1.997cm" svg:viewBox="0 0 495 717" draw:points="495,0 1,0 1,38 319,323 0,717 495,717">
            <text:p/>
          </draw:polyline>
          <draw:frame draw:style-name="gr3" draw:text-style-name="P4" draw:layer="layout" svg:width="0.121cm" svg:height="0.243cm" svg:x="22.799cm" svg:y="2.825cm">
            <draw:text-box>
              <text:p text:style-name="P3"><text:span text:style-name="T1">=</text:span></text:p>
            </draw:text-box>
          </draw:frame>
          <draw:frame draw:style-name="gr3" draw:text-style-name="P34" draw:layer="layout" svg:width="0.091cm" svg:height="0.361cm" svg:x="22.66cm" svg:y="2.748cm">
            <draw:text-box>
              <text:p><text:span text:style-name="T27">i</text:span></text:p>
            </draw:text-box>
          </draw:frame>
          <draw:frame draw:style-name="gr3" draw:text-style-name="P26" draw:layer="layout" svg:width="0.146cm" svg:height="0.323cm" svg:x="22.935cm" svg:y="2.789cm">
            <draw:text-box>
              <text:p><text:span text:style-name="T11">1</text:span></text:p>
            </draw:text-box>
          </draw:frame>
          <draw:frame draw:style-name="gr3" draw:text-style-name="P26" draw:layer="layout" svg:width="0.548cm" svg:height="0.323cm" svg:x="22.557cm" svg:y="1.621cm">
            <draw:text-box>
              <text:p><text:span text:style-name="T11">N*N</text:span></text:p>
            </draw:text-box>
          </draw:frame>
          <draw:frame draw:style-name="gr3" draw:text-style-name="P34" draw:layer="layout" svg:width="0.091cm" svg:height="0.361cm" svg:x="23.39cm" svg:y="2.047cm">
            <draw:text-box>
              <text:p><text:span text:style-name="T27">i</text:span></text:p>
            </draw:text-box>
          </draw:frame>
          <draw:frame draw:style-name="gr3" draw:text-style-name="P35" draw:layer="layout" svg:width="0.218cm" svg:height="0.484cm" svg:x="23.22cm" svg:y="2.098cm">
            <draw:text-box>
              <text:p><text:span text:style-name="T28">x</text:span></text:p>
            </draw:text-box>
          </draw:frame>
          <draw:frame draw:style-name="gr3" draw:text-style-name="P30" draw:layer="layout" svg:width="0.734cm" svg:height="0.564cm" svg:x="21.717cm" svg:y="2.1cm">
            <draw:text-box>
              <text:p><text:span text:style-name="T25">=:=</text:span></text:p>
            </draw:text-box>
          </draw:frame>
          <draw:frame draw:style-name="gr75" draw:text-style-name="P26" draw:layer="layout" svg:width="1.366cm" svg:height="0.454cm" svg:x="20.293cm" svg:y="2.154cm">
            <draw:text-box>
              <text:p><text:span text:style-name="T15">Foo(</text:span><text:span text:style-name="T17">x,N</text:span><text:span text:style-name="T15">)</text:span></text:p>
            </draw:text-box>
          </draw:frame>
        </draw:g>
        <draw:polygon draw:style-name="gr81" draw:text-style-name="P8" draw:layer="layout" svg:width="2.182cm" svg:height="4.563cm" svg:x="83.371cm" svg:y="81.323cm" svg:viewBox="0 0 2183 4564" draw:points="2183,397 2117,132 1852,0 1456,66 1257,397 1125,1125 926,2448 728,3903 529,4233 199,4167 0,4300 199,4564 596,4498 926,4167 1059,3374 1323,1323 1456,794 1588,397 1786,265 1919,463">
          <text:p/>
        </draw:polygon>
        <draw:frame draw:style-name="gr82" draw:text-style-name="P38" draw:layer="layout" svg:width="13.831cm" svg:height="25.108cm" svg:x="48.716cm" svg:y="19.154cm">
          <draw:text-box>
            <text:p text:style-name="P36"><text:span text:style-name="T5">More on What is Syntax</text:span></text:p>
            <text:p text:style-name="P36"><text:span text:style-name="T11">Summarizing:</text:span></text:p>
            <text:p text:style-name="P36"><text:span text:style-name="T11">Visual pattern correlates to action pattern. <text:s/>The syntax pattern is a middle step between the two. <text:s/>The syntax pattern has a feature for each visual feature that affects the action pattern (when action pattern is animated).</text:span></text:p>
            <text:p text:style-name="P36"><text:span text:style-name="T11">The syntax states exactly the visual pattern. <text:s/>The same visual pattern can correlate to very different action patterns for different languages. <text:s/>For example, in Pascal “A := B + 1” <text:s/>correlates to an action that is observably different than the same visual pattern in EQNLang (consider the variable properties.. <text:s/>int's in Pascal, but could be Tensors in EQNLang)</text:span></text:p>
            <text:p text:style-name="P36"><text:span text:style-name="T11">The semantics states exactly the action pattern that the visual pattern is correlated to. <text:s/>Each language correlates a given visual pattern to different action patterns. <text:s/>Semantics is to action-pattern as syntax is to visual-pattern.</text:span></text:p>
            <text:p text:style-name="P36"><text:span text:style-name="T11">So, the purpose of syntax is visual. <text:s/>The requirement of syntax is have a feature for every visual feature that can correlate to an action pattern feature.</text:span></text:p>
            <text:p text:style-name="P36"><text:span text:style-name="T11">And that, in a nutshell, is syntax.</text:span></text:p>
            <text:p text:style-name="P36"><text:span text:style-name="T11">So, can have a single universal set of syntax patterns that is capable of capturing every feature of correlation in a visual pattern.</text:span></text:p>
            <text:p text:style-name="P36"><text:span text:style-name="T11">That, then is the task to accomplish.</text:span></text:p>
            <text:p text:style-name="P36"><text:span text:style-name="T11">God this is great, after all that fear, and a couple weeks ago coming back to this, feeling completely inadequate and incapable, it feels great to finally have this nailed. <text:s text:c="13"/>To have a set of underlying patterns that are consistent with absolutely everything. <text:s/>Sweet. <text:s/>A small, simple set of patterns that fit with All. <text:s/>I love it. <text:s/>(something about that.. finding a small set of simple patterns that fit everything, that are CONSISTENT with everything.. <text:s/>something about that triggers this profound pleasure center for me.. <text:s/>recognizing when I have such a set of patterns underlying details I've been wading through.. that recognition triggers a pleasure pump in my brain.. <text:s/>THAT is a part of why I do this work.. and it's interesting that it's there.. <text:s/>have a feeling that many people don't have that trigger.. <text:s/>and those people won't choose to pursue finding such sets of patterns either.. <text:s/>Interesting from the standpoint of Inorganic Life.. <text:s/>what “should” they have in them.. <text:s/>what emotional mechanisms.. <text:s/>where “should” == I want the IL to match as high on some goal-pattern that I have as I can arrange things.. <text:s/>so “should” means that the “should”ed thing (action here) will move IL higher in the goal-measurement.. <text:s text:c="3"/>but not really clear on that goal pattern yet.. <text:s/>it scares me a bit looking there.. <text:s/>is it a power thing? <text:s/>I think so.. in much part.. <text:s/>a “father” thing also.. creating life (which has a power component).. <text:s/>yeah, and a name.. <text:s/>that seems to be lurking within me.. <text:s/>being the Archimedes of these times to the future.. <text:s/>I feel like that's a built-in emotional mechanism thing.. <text:s/>(also interesting in itself to IL) )</text:span></text:p>
            <text:p text:style-name="P36"><text:span text:style-name="T11">Back to visual elements.. the visual <text:s text:c="2"/>elements-of-correlation:</text:span></text:p>
            <text:p text:style-name="P36"><text:span text:style-name="T11">-- shapes</text:span></text:p>
            <text:p text:style-name="P36"><text:span text:style-name="T11">-- pieces belonging to a single pattern</text:span></text:p>
            <text:p text:style-name="P36"><text:span text:style-name="T11">-- multiple levels of patterns <text:s/>(full pattern being element of another pattern.. strictly visually)</text:span></text:p>
            <text:p text:style-name="P36"><text:span text:style-name="T11">-- can have a shape be a piece of one pattern</text:span></text:p>
            <text:p text:style-name="P36"><text:span text:style-name="T11">-- can have a pattern that has a given shape as part of it in turn be itself a piece of another pattern</text:span></text:p>
            <text:p text:style-name="P36"><text:span text:style-name="T11">-- can have a single shape in single spot be a piece of multiple patterns (namespace pattern as well as command pattern)</text:span></text:p>
            <text:p text:style-name="P36"><text:span text:style-name="T11">-- visual position of shape indicates:</text:span></text:p>
            <text:p text:style-name="P36"><text:span text:style-name="T11">-- -- inclusion as piece of pattern <text:s/>(ie, this shape is in this pattern over here instead of that pattern over there)</text:span></text:p>
            <text:p text:style-name="P36"><text:span text:style-name="T11">-- -- position within hierarchy of patterns, via inclusion directly within one particular pattern that is itself in the hierarchy</text:span></text:p>
            <text:p text:style-name="P36"><text:span text:style-name="T11">-- -- visual position can indicate a single shape's direct inclusion in more than one pattern at the same time</text:span></text:p>
            <text:p text:style-name="P36"><text:span text:style-name="T11">For example, consider a page of math. <text:s/>At the top a variable is defined. <text:s/>Down below a variable of the same name is used. The use of the variable in that position places the variable both in a namespace pattern, which is how the semantic meaning of the variable is determined, and at the same time places the variable in the usage pattern. <text:s/>The syntax should capture the inclusion of the use in both of those patterns. <text:s/>One way is to have the syntax map the positions of each shape relative to the other shapes. <text:s/>The other way is to use implications from the semantics of the language to determine any links such as the namespace link. <text:s/>Looks like going to do this option.. <text:s/>use the GUIToCommandTranslator to figure out all the different syntactic patterns to associate a given syntacticElement to.</text:span></text:p>
            <text:p text:style-name="P36"><text:span text:style-name="T11">So, in the syntax data structure, make a link be the embodiment of visual inclusion. <text:s/>Make a link to each pattern-root that includes a particular syntactic element as a direct member of the pattern. <text:s/>A link is the equivalent of visual inclusion.</text:span></text:p>
            <text:p text:style-name="P36"><text:span text:style-name="T11">Let's see.. <text:s/>want an inclusion link for entire sub-pattern, so that's a link from the syntacticPatternRoot? <text:s/>Want an inclusion link from each and every shape-containing syntactic element?</text:span></text:p>
            <text:p text:style-name="P36"><text:span text:style-name="T11">Seeing kinds of things that work across languages.. <text:s/></text:span></text:p>
            <text:p text:style-name="P36"><text:span text:style-name="T11">-- have node that has a shape directly in it.. </text:span></text:p>
            <text:p text:style-name="P36"><text:span text:style-name="T11">-- have a node that is only a carrier and organizing point for other nodes (TensorIndexColumn for example).. <text:s/></text:span></text:p>
            <text:p text:style-name="P36"><text:span text:style-name="T11">-- have a node that is the root of a single pattern.. </text:span></text:p>
            <text:p text:style-name="P37"><text:span text:style-name="T11">-- have a node that represents interaction between patterns? <text:s/>IE, transfer of animator in a sequential language, or transfer of data in a data-flow language (like math notation).. <text:s text:c="2"/>must include this.. <text:s/>some languages have visual elements that directly correspond to interaction (like BaCTiL for example, and other large grain data flow languages). <text:s/>Some languages use physical location on page to represent this interaction, other languages have explicit visual shapes that indicate this interaction. <text:s/>So, make it an interaction syntactic element, without implying the nature of that interaction.. <text:s/>for example, consider Linda or Vitria, which would represent channels with syntax, and have syntax that indicates interaction with such a channel.. <text:s/>in this case the interaction is posting a match pattern and accepting a match back, or sending a message.. <text:s/>so could have a visual representation of send a message, which is an interaction, so make an interaction an explicit syntactic element type. <text:s/>Or, want to play it safe and just make interaction be indicated as a property.. <text:s/>so use a standard syntactic element as the link between patterns, and indicate that it is a link as a property with the propName == “link”, and the propValue == &lt;the link value&gt;..? <text:s/>Which way want to start? <text:s/>Start with the more-work method (everything is a syntactic element), or have a little bit of built-in specialization (multiple Java types of syntactic element)</text:span></text:p>
            <text:p text:style-name="P37"><text:span text:style-name="T11">Okay, quicker if I just start with a single Java type: <text:s/>syntacticElement.. <text:s/>then make links be a property-value, and make interaction be a property-value, and so forth..</text:span></text:p>
            <text:p text:style-name="P37"><text:span text:style-name="T11">Here's what I'm seeing: <text:s/>interaction-links have “dataSentTo” <text:s/>or “dataReceivedFrom” property name, with pointer to receiving-port <text:s/>or syntacticPatternRoot <text:s/>syntaxElements, where receivingPort and sytacticPatternRoot are themselves properties attached to the target syntactic elements.</text:span></text:p>
            <text:p text:style-name="P37"><text:span text:style-name="T11">The properties will be handled by big switch statements.. <text:s/>can even make the propertyNames enums, one enum set for each language.</text:span></text:p>
            <text:p text:style-name="P37"><text:span text:style-name="T11">So, here we go..</text:span></text:p>
          </draw:text-box>
        </draw:frame>
        <draw:frame draw:style-name="gr83" draw:text-style-name="P38" draw:layer="layout" svg:width="15.307cm" svg:height="4.509cm" svg:x="25.339cm" svg:y="62.559cm">
          <draw:text-box>
            <text:p text:style-name="P36"><text:span text:style-name="T11">Notice that variables are identified by an ID. <text:s/>The Visualizer keeps the visual representation of each variable. <text:s/>The Modifier receives data about the visual appearance of each variable from the Display (eg a string of the variable name). <text:s/>The data comes inside a GUIGesture sent from Display to Modifier. <text:s/>The Modifier must relay this information directly to the Visualizer. <text:s/>The Modifier does not keep this information, nor does the syntax graph hold any indication of the visual appearance of variables. <text:s/>Many variables are visually represented by strings, so the Visualizer would store such a string. <text:s/>The font of the variable, however, indicates properties of the variable. <text:s/>For example, a memProcessor has a different font than a level-below SyntacticVariable. <text:s/>Each kind of variable is rendered in a different font, with different effects. <text:s/>The font and effects are chosen by the Visualizer, and correlate with the properties of the variable. <text:s/>The properties are stored in the syntaxGraph.</text:span></text:p>
            <text:p text:style-name="P36"><text:span text:style-name="T11">Likewise, the visual representation of a command is also kept inside the Visualizer.</text:span></text:p>
            <text:p text:style-name="P36"><text:span text:style-name="T11">Notice as well that when implemented in Java, for example, all property names and all property values can be enumerated types. <text:s/>One complication is that some command names are custom and generated during entry of a syntax graph, and the variable IDs are all generated during entry of the syntax graph. <text:s/>Thus, in Java, propertyValue is likely to be an integer that is correlated to an enumerated value. <text:s/>The integer will be used in a switch statement. <text:s/>There will be a fixed number of propertyNames for EQNLang, so that will be an enumerated type.</text:span></text:p>
          </draw:text-box>
        </draw:frame>
        <draw:frame draw:style-name="gr84" draw:text-style-name="P38" draw:layer="layout" svg:width="16.179cm" svg:height="11.906cm" svg:x="63.629cm" svg:y="19.104cm">
          <draw:text-box>
            <text:p text:style-name="P36"><text:span text:style-name="T5">Syntax Graph for a Simple Case</text:span></text:p>
            <text:p text:style-name="P36"><text:span text:style-name="T11">Have two kinds of structural syntax nodes: elements and ports, plus property nodes that are attached to an element or a port</text:span></text:p>
            <text:p text:style-name="P36"><text:span text:style-name="T11">Each kind of structural node has a list of the node's properties attached.</text:span></text:p>
            <text:p text:style-name="P36"><text:span text:style-name="T11"/></text:p>
            <text:p text:style-name="P36"><text:span text:style-name="T11">An element has two lists of ports, one list for incoming, one list for out-going,</text:span></text:p>
            <text:p text:style-name="P36"><text:span text:style-name="T11">An element also has a list of the properties of the element</text:span></text:p>
            <text:p text:style-name="P36"><text:span text:style-name="T11">An element may optionally also have a list of sub-elements, which together make up a single syntax pattern, as a single unit – for example, one of Gabe's rotation pictures will have several elements, each a visual piece such as a swirl or the pointed line being swirled.. <text:s/>it seems that the meaning will group several pieces together as a single operator, together with parameters of the operator.. <text:s/>something like that..</text:span></text:p>
            <text:p text:style-name="P36"><text:span text:style-name="T11"/></text:p>
            <text:p text:style-name="P36"><text:span text:style-name="T11">A port has a pointer to the element it is associated with </text:span></text:p>
            <text:p text:style-name="P36"><text:span text:style-name="T11">A port has a type, either an in-coming port, or an out-going port, which is determined by which list the element connects it to</text:span></text:p>
            <text:p text:style-name="P36"><text:span text:style-name="T11">A port has a list (array) of the port's properties</text:span></text:p>
            <text:p text:style-name="P36"><text:span text:style-name="T11">A port has a list (array) of other ports that it is paired to (an incoming port of one element is paired to an outgoing port of a different element – can be one-to-one or many-to-one or one-to-many or many-to-many)</text:span></text:p>
            <text:p text:style-name="P36"><text:span text:style-name="T11"/></text:p>
            <text:p text:style-name="P36"><text:span text:style-name="T11">A property node has a property name</text:span></text:p>
            <text:p text:style-name="P36"><text:span text:style-name="T11">A property node has a value from the named property's set</text:span></text:p>
            <text:p text:style-name="P36"><text:span text:style-name="T11">A property node has a list (array) of sub properties</text:span></text:p>
            <text:p text:style-name="P36"><text:span text:style-name="T11">A property node can be context sensitive, and may refer to previous nodes in the property list, even to an offset of where others are relative to self</text:span></text:p>
            <text:p text:style-name="P36"><text:span text:style-name="T11"/></text:p>
            <text:p text:style-name="P36"><text:span text:style-name="T11">Red round-cornered boxes are element nodes, blue round-cornered boxes are port nodes, green rounded boxes are property nodes, and arrows are pointers among nodes</text:span></text:p>
            <text:p text:style-name="P36"><text:span text:style-name="T11">In practice, it turns out to be more convenient to inter-mix type information with the syntax information. <text:s/>The structure of the graph has behavioral meaning, such as which ports pair up with which other ports, and some of the properties added have a type information role or even contain values, such as for constants. <text:s/>For example, type information may be used to choose the visual shape displayed for a port. <text:s/>Type properties are included in the syntaxGraph, in part, because they are used in the grammar. <text:s/>The grammar is implemented cooperatively by the Visualizer, Modifier and Display, which all work together to only allow building a syntax graph that is consistent with all grammar constraints.</text:span></text:p>
            <text:p text:style-name="P36"><text:span text:style-name="T11">In additions, the syntax information is a bit removed from a strict visual correlation.. <text:s/>the Visualizer acts as a translator between the syntaxGraph and the pure syntax (which is one-to-one with visual). <text:s/>The syntaxGraph is thus a bit closer to semantics.</text:span></text:p>
            <text:p text:style-name="P36"><text:span text:style-name="T11">For example, the syntax-graph states that an element is a command, and states the name of the command. <text:s/>But it is the Visualizer that determines which shape will be used to draw that command. <text:s/>So shape information does not appear in the syntax graph, only in the DisplayList.</text:span></text:p>
          </draw:text-box>
        </draw:frame>
        <draw:frame draw:style-name="gr56" draw:text-style-name="P39" draw:layer="layout" svg:width="3.79cm" svg:height="1.008cm" svg:x="70.137cm" svg:y="46.532cm">
          <draw:text-box>
            <text:p text:style-name="P3"><text:span text:style-name="T29">X = X + 1;</text:span></text:p>
          </draw:text-box>
        </draw:frame>
        <draw:frame draw:style-name="gr56" draw:text-style-name="P40" draw:layer="layout" svg:width="3.739cm" svg:height="0.373cm" svg:x="71.578cm" svg:y="73.042cm">
          <draw:text-box>
            <text:p text:style-name="P3"><text:span text:style-name="T30">propertyName: <text:s/>TypeOfVariable</text:span></text:p>
          </draw:text-box>
        </draw:frame>
        <draw:frame draw:style-name="gr56" draw:text-style-name="P40" draw:layer="layout" svg:width="3.587cm" svg:height="0.373cm" svg:x="71.578cm" svg:y="73.543cm">
          <draw:text-box>
            <text:p text:style-name="P3"><text:span text:style-name="T30">propertyValue: <text:s/>MemProcessor</text:span></text:p>
          </draw:text-box>
        </draw:frame>
        <draw:frame draw:style-name="gr56" draw:text-style-name="P40" xml:id="id109" draw:id="id109" draw:layer="layout" svg:width="1.593cm" svg:height="0.373cm" svg:x="71.578cm" svg:y="74.044cm">
          <draw:text-box>
            <text:p text:style-name="P3"><text:span text:style-name="T30">subProperties</text:span></text:p>
          </draw:text-box>
        </draw:frame>
        <draw:connector draw:style-name="gr85" draw:text-style-name="P8" draw:layer="layout" draw:type="curve" svg:x1="64.914cm" svg:y1="72.711cm" svg:x2="67.102cm" svg:y2="73.713cm" draw:start-shape="id99" draw:start-glue-point="1" draw:end-shape="id100" draw:end-glue-point="3" svg:d="m64914 72711c1623 0 529 1002 2188 1002">
          <text:p/>
        </draw:connector>
        <draw:rect draw:style-name="gr86" draw:text-style-name="P8" xml:id="id102" draw:id="id102" draw:layer="layout" svg:width="4.003cm" svg:height="1.75cm" svg:x="67.101cm" svg:y="61.038cm" draw:corner-radius="0.5cm">
          <text:p/>
        </draw:rect>
        <draw:frame draw:style-name="gr56" draw:text-style-name="P40" draw:layer="layout" svg:width="3.705cm" svg:height="0.373cm" svg:x="67.231cm" svg:y="61.226cm">
          <draw:text-box>
            <text:p text:style-name="P3"><text:span text:style-name="T30">propertyName: <text:s/>TypeOfElement</text:span></text:p>
          </draw:text-box>
        </draw:frame>
        <draw:frame draw:style-name="gr56" draw:text-style-name="P40" draw:layer="layout" svg:width="3.083cm" svg:height="0.373cm" svg:x="67.231cm" svg:y="61.727cm">
          <draw:text-box>
            <text:p text:style-name="P3"><text:span text:style-name="T30">propertyValue: <text:s/>Command</text:span></text:p>
          </draw:text-box>
        </draw:frame>
        <draw:frame draw:style-name="gr56" draw:text-style-name="P40" xml:id="id103" draw:id="id103" draw:layer="layout" svg:width="1.593cm" svg:height="0.373cm" svg:x="67.231cm" svg:y="62.228cm">
          <draw:text-box>
            <text:p text:style-name="P3"><text:span text:style-name="T30">subProperties</text:span></text:p>
          </draw:text-box>
        </draw:frame>
        <draw:frame draw:style-name="gr56" draw:text-style-name="P40" draw:layer="layout" svg:width="3.371cm" svg:height="0.373cm" svg:x="71.778cm" svg:y="61.226cm">
          <draw:text-box>
            <text:p text:style-name="P3"><text:span text:style-name="T30">propertyName: <text:s/>CommandID</text:span></text:p>
          </draw:text-box>
        </draw:frame>
        <draw:frame draw:style-name="gr56" draw:text-style-name="P40" draw:layer="layout" svg:width="2.969cm" svg:height="0.373cm" svg:x="71.778cm" svg:y="61.727cm">
          <draw:text-box>
            <text:p text:style-name="P3"><text:span text:style-name="T30">propertyValue: <text:s/>IDOfPlus</text:span></text:p>
          </draw:text-box>
        </draw:frame>
        <draw:frame draw:style-name="gr56" draw:text-style-name="P40" draw:layer="layout" svg:width="1.593cm" svg:height="0.373cm" svg:x="71.778cm" svg:y="62.228cm">
          <draw:text-box>
            <text:p text:style-name="P3"><text:span text:style-name="T30">subProperties</text:span></text:p>
          </draw:text-box>
        </draw:frame>
        <draw:connector draw:style-name="gr85" draw:text-style-name="P8" draw:layer="layout" draw:type="curve" svg:x1="64.913cm" svg:y1="61.411cm" svg:x2="67.101cm" svg:y2="61.913cm" draw:start-shape="id101" draw:start-glue-point="1" draw:end-shape="id102" draw:end-glue-point="3" svg:d="m64913 61411c1623 0 529 502 2188 502">
          <text:p/>
        </draw:connector>
        <draw:connector draw:style-name="gr85" draw:text-style-name="P8" draw:layer="layout" draw:type="curve" draw:line-skew="0.364cm" svg:x1="68.824cm" svg:y1="62.414cm" svg:x2="71.648cm" svg:y2="61.913cm" draw:start-shape="id103" draw:start-glue-point="1" draw:end-shape="id104" draw:end-glue-point="3" svg:d="m68824 62414c2646 0 1234-501 2824-501">
          <text:p/>
        </draw:connector>
        <draw:connector draw:style-name="gr85" draw:text-style-name="P8" draw:layer="layout" draw:type="curve" svg:x1="64.579cm" svg:y1="61.813cm" svg:x2="66.165cm" svg:y2="66.381cm" draw:start-shape="id105" draw:start-glue-point="1" draw:end-shape="id106" draw:end-glue-point="3" svg:d="m64579 61813c1171 0 379 4568 1586 4568">
          <text:p/>
        </draw:connector>
        <draw:frame draw:style-name="gr56" draw:text-style-name="P40" draw:layer="layout" svg:width="3.159cm" svg:height="0.373cm" svg:x="76.146cm" svg:y="73.042cm">
          <draw:text-box>
            <text:p text:style-name="P3"><text:span text:style-name="T30">propertyName: <text:s/>VariableID</text:span></text:p>
          </draw:text-box>
        </draw:frame>
        <draw:frame draw:style-name="gr56" draw:text-style-name="P40" draw:layer="layout" svg:width="3.629cm" svg:height="0.373cm" svg:x="76.146cm" svg:y="73.543cm">
          <draw:text-box>
            <text:p text:style-name="P3"><text:span text:style-name="T30">propertyValue: <text:s/>X_generatedID</text:span></text:p>
          </draw:text-box>
        </draw:frame>
        <draw:frame draw:style-name="gr56" draw:text-style-name="P40" draw:layer="layout" svg:width="1.593cm" svg:height="0.373cm" svg:x="76.146cm" svg:y="74.044cm">
          <draw:text-box>
            <text:p text:style-name="P3"><text:span text:style-name="T30">subProperties</text:span></text:p>
          </draw:text-box>
        </draw:frame>
        <draw:connector draw:style-name="gr85" draw:text-style-name="P8" draw:layer="layout" draw:type="curve" svg:x1="68.825cm" svg:y1="74.214cm" svg:x2="71.448cm" svg:y2="73.729cm" draw:start-shape="id107" draw:start-glue-point="1" draw:end-shape="id108" draw:end-glue-point="3" svg:d="m68825 74214c1948 0 637-485 2623-485">
          <text:p/>
        </draw:connector>
        <draw:connector draw:style-name="gr85" draw:text-style-name="P8" draw:layer="layout" draw:type="curve" draw:line-skew="0.439cm" svg:x1="73.171cm" svg:y1="74.23cm" svg:x2="76.015cm" svg:y2="73.729cm" draw:start-shape="id109" draw:start-glue-point="1" draw:end-shape="id110" draw:end-glue-point="3" svg:d="m73171 74230c2773 0 1352-501 2844-501">
          <text:p/>
        </draw:connector>
        <draw:rect draw:style-name="gr86" draw:text-style-name="P8" xml:id="id104" draw:id="id104" draw:layer="layout" svg:width="3.834cm" svg:height="1.75cm" svg:x="71.648cm" svg:y="61.038cm" draw:corner-radius="0.5cm">
          <text:p/>
        </draw:rect>
        <draw:rect draw:style-name="gr86" draw:text-style-name="P8" xml:id="id108" draw:id="id108" draw:layer="layout" svg:width="4.096cm" svg:height="1.75cm" svg:x="71.448cm" svg:y="72.854cm" draw:corner-radius="0.5cm">
          <text:p/>
        </draw:rect>
        <draw:rect draw:style-name="gr86" draw:text-style-name="P8" xml:id="id110" draw:id="id110" draw:layer="layout" svg:width="3.714cm" svg:height="1.75cm" svg:x="76.015cm" svg:y="72.854cm" draw:corner-radius="0.5cm">
          <text:p/>
        </draw:rect>
        <draw:frame draw:style-name="gr56" draw:text-style-name="P40" xml:id="id111" draw:id="id111" draw:layer="layout" svg:width="1.182cm" svg:height="0.373cm" svg:x="66.331cm" svg:y="66.177cm">
          <draw:text-box>
            <text:p text:style-name="P3"><text:span text:style-name="T30">properties</text:span></text:p>
          </draw:text-box>
        </draw:frame>
        <draw:frame draw:style-name="gr56" draw:text-style-name="P40" xml:id="id113" draw:id="id113" draw:layer="layout" svg:width="0.941cm" svg:height="0.373cm" svg:x="66.331cm" svg:y="65.679cm">
          <draw:text-box>
            <text:p text:style-name="P3"><text:span text:style-name="T30">element</text:span></text:p>
          </draw:text-box>
        </draw:frame>
        <draw:g xml:id="id112" draw:id="id112">
          <draw:rect draw:style-name="gr86" draw:text-style-name="P8" draw:layer="layout" svg:width="3.714cm" svg:height="1.75cm" svg:x="68.701cm" svg:y="65.521cm" draw:corner-radius="0.5cm">
            <text:p/>
          </draw:rect>
          <draw:frame draw:style-name="gr56" draw:text-style-name="P40" draw:layer="layout" svg:width="3.223cm" svg:height="0.373cm" svg:x="68.831cm" svg:y="65.709cm">
            <draw:text-box>
              <text:p text:style-name="P3"><text:span text:style-name="T30">propertyName: <text:s/>TypeOfport</text:span></text:p>
            </draw:text-box>
          </draw:frame>
          <draw:frame draw:style-name="gr56" draw:text-style-name="P40" draw:layer="layout" svg:width="3.147cm" svg:height="0.373cm" svg:x="68.831cm" svg:y="66.21cm">
            <draw:text-box>
              <text:p text:style-name="P3"><text:span text:style-name="T30">propertyValue: <text:s/>dataComm</text:span></text:p>
            </draw:text-box>
          </draw:frame>
          <draw:frame draw:style-name="gr56" draw:text-style-name="P40" draw:layer="layout" svg:width="1.593cm" svg:height="0.373cm" svg:x="68.831cm" svg:y="66.711cm">
            <draw:text-box>
              <text:p text:style-name="P3"><text:span text:style-name="T30">subProperties</text:span></text:p>
            </draw:text-box>
          </draw:frame>
        </draw:g>
        <draw:connector draw:style-name="gr85" draw:text-style-name="P8" draw:layer="layout" draw:type="curve" draw:line-skew="0.338cm" svg:x1="70.602cm" svg:y1="66.897cm" svg:x2="72.735cm" svg:y2="66.396cm" svg:d="m70602 66897c2107 0 1041-501 2133-501">
          <text:p/>
        </draw:connector>
        <draw:g>
          <draw:frame draw:style-name="gr56" draw:text-style-name="P40" draw:layer="layout" svg:width="4.074cm" svg:height="0.373cm" svg:x="72.865cm" svg:y="65.709cm">
            <draw:text-box>
              <text:p text:style-name="P3"><text:span text:style-name="T30">propertyName: <text:s/>TypeOfCommData</text:span></text:p>
            </draw:text-box>
          </draw:frame>
          <draw:frame draw:style-name="gr56" draw:text-style-name="P40" draw:layer="layout" svg:width="2.91cm" svg:height="0.373cm" svg:x="72.865cm" svg:y="66.21cm">
            <draw:text-box>
              <text:p text:style-name="P3"><text:span text:style-name="T30">propertyValue: <text:s/>inherited</text:span></text:p>
            </draw:text-box>
          </draw:frame>
          <draw:frame draw:style-name="gr56" draw:text-style-name="P40" draw:layer="layout" svg:width="1.593cm" svg:height="0.373cm" svg:x="72.865cm" svg:y="66.711cm">
            <draw:text-box>
              <text:p text:style-name="P3"><text:span text:style-name="T30">subProperties</text:span></text:p>
            </draw:text-box>
          </draw:frame>
          <draw:rect draw:style-name="gr86" draw:text-style-name="P8" draw:layer="layout" svg:width="4.346cm" svg:height="1.75cm" svg:x="72.735cm" svg:y="65.521cm" draw:corner-radius="0.5cm">
            <text:p/>
          </draw:rect>
        </draw:g>
        <draw:connector draw:style-name="gr85" draw:text-style-name="P8" draw:layer="layout" draw:type="curve" svg:x1="67.513cm" svg:y1="66.363cm" svg:x2="68.701cm" svg:y2="66.396cm" draw:start-shape="id111" draw:start-glue-point="1" draw:end-shape="id112" draw:end-glue-point="3" svg:d="m67513 66363c873 0 279 33 1188 33">
          <text:p/>
        </draw:connector>
        <draw:connector draw:style-name="gr85" draw:text-style-name="P8" draw:layer="layout" draw:type="curve" svg:x1="66.331cm" svg:y1="65.865cm" svg:x2="64.381cm" svg:y2="63.228cm" draw:start-shape="id113" draw:start-glue-point="3" draw:end-shape="id114" draw:end-glue-point="2" svg:d="m66331 65865c-1300 0-1950-879-1950-2637">
          <text:p/>
        </draw:connector>
        <draw:frame draw:style-name="gr56" draw:text-style-name="P40" xml:id="id117" draw:id="id117" draw:layer="layout" svg:width="1.182cm" svg:height="0.373cm" svg:x="66.332cm" svg:y="68.277cm">
          <draw:text-box>
            <text:p text:style-name="P3"><text:span text:style-name="T30">properties</text:span></text:p>
          </draw:text-box>
        </draw:frame>
        <draw:g>
          <draw:rect draw:style-name="gr86" draw:text-style-name="P8" xml:id="id118" draw:id="id118" draw:layer="layout" svg:width="3.714cm" svg:height="1.75cm" svg:x="68.66cm" svg:y="67.595cm" draw:corner-radius="0.5cm">
            <text:p/>
          </draw:rect>
          <draw:frame draw:style-name="gr56" draw:text-style-name="P40" draw:layer="layout" svg:width="3.223cm" svg:height="0.373cm" svg:x="68.79cm" svg:y="67.783cm">
            <draw:text-box>
              <text:p text:style-name="P3"><text:span text:style-name="T30">propertyName: <text:s/>TypeOfport</text:span></text:p>
            </draw:text-box>
          </draw:frame>
          <draw:frame draw:style-name="gr56" draw:text-style-name="P40" draw:layer="layout" svg:width="3.147cm" svg:height="0.373cm" svg:x="68.79cm" svg:y="68.284cm">
            <draw:text-box>
              <text:p text:style-name="P3"><text:span text:style-name="T30">propertyValue: <text:s/>dataComm</text:span></text:p>
            </draw:text-box>
          </draw:frame>
          <draw:frame draw:style-name="gr56" draw:text-style-name="P40" xml:id="id115" draw:id="id115" draw:layer="layout" svg:width="1.593cm" svg:height="0.373cm" svg:x="68.79cm" svg:y="68.785cm">
            <draw:text-box>
              <text:p text:style-name="P3"><text:span text:style-name="T30">subProperties</text:span></text:p>
            </draw:text-box>
          </draw:frame>
        </draw:g>
        <draw:connector draw:style-name="gr85" draw:text-style-name="P8" draw:layer="layout" draw:type="curve" draw:line-skew="0.381cm" svg:x1="70.383cm" svg:y1="68.971cm" svg:x2="72.736cm" svg:y2="68.496cm" draw:start-shape="id115" draw:start-glue-point="1" draw:end-shape="id116" draw:end-glue-point="3" svg:d="m70383 68971c2317 0 1141-475 2353-475">
          <text:p/>
        </draw:connector>
        <draw:g>
          <draw:frame draw:style-name="gr56" draw:text-style-name="P40" draw:layer="layout" svg:width="4.074cm" svg:height="0.373cm" svg:x="72.866cm" svg:y="67.809cm">
            <draw:text-box>
              <text:p text:style-name="P3"><text:span text:style-name="T30">propertyName: <text:s/>TypeOfCommData</text:span></text:p>
            </draw:text-box>
          </draw:frame>
          <draw:frame draw:style-name="gr56" draw:text-style-name="P40" draw:layer="layout" svg:width="2.91cm" svg:height="0.373cm" svg:x="72.866cm" svg:y="68.31cm">
            <draw:text-box>
              <text:p text:style-name="P3"><text:span text:style-name="T30">propertyValue: <text:s/>inherited</text:span></text:p>
            </draw:text-box>
          </draw:frame>
          <draw:frame draw:style-name="gr56" draw:text-style-name="P40" draw:layer="layout" svg:width="1.593cm" svg:height="0.373cm" svg:x="72.866cm" svg:y="68.811cm">
            <draw:text-box>
              <text:p text:style-name="P3"><text:span text:style-name="T30">subProperties</text:span></text:p>
            </draw:text-box>
          </draw:frame>
          <draw:rect draw:style-name="gr86" draw:text-style-name="P8" xml:id="id116" draw:id="id116" draw:layer="layout" svg:width="4.367cm" svg:height="1.75cm" svg:x="72.736cm" svg:y="67.621cm" draw:corner-radius="0.5cm">
            <text:p/>
          </draw:rect>
        </draw:g>
        <draw:connector draw:style-name="gr85" draw:text-style-name="P8" draw:layer="layout" draw:type="curve" svg:x1="67.514cm" svg:y1="68.463cm" svg:x2="68.66cm" svg:y2="68.47cm" draw:start-shape="id117" draw:start-glue-point="1" draw:end-shape="id118" draw:end-glue-point="3" svg:d="m67514 68463c841 0 269 7 1146 7">
          <text:p/>
        </draw:connector>
        <draw:connector draw:style-name="gr85" draw:text-style-name="P8" draw:layer="layout" draw:type="curve" svg:x1="64.579cm" svg:y1="61.813cm" svg:x2="66.165cm" svg:y2="68.481cm" draw:start-shape="id105" draw:end-shape="id119" draw:end-glue-point="3" svg:d="m64579 61813c1171 0 379 6668 1586 6668">
          <text:p/>
        </draw:connector>
        <draw:frame draw:style-name="gr56" draw:text-style-name="P40" xml:id="id124" draw:id="id124" draw:layer="layout" svg:width="0.941cm" svg:height="0.373cm" svg:x="66.333cm" svg:y="67.78cm">
          <draw:text-box>
            <text:p text:style-name="P3"><text:span text:style-name="T30">element</text:span></text:p>
          </draw:text-box>
        </draw:frame>
        <draw:frame draw:style-name="gr56" draw:text-style-name="P40" draw:layer="layout" svg:width="3.409cm" svg:height="0.373cm" svg:x="67.232cm" svg:y="79.426cm">
          <draw:text-box>
            <text:p text:style-name="P3"><text:span text:style-name="T30">propertyName: <text:s/>ElementType</text:span></text:p>
          </draw:text-box>
        </draw:frame>
        <draw:frame draw:style-name="gr56" draw:text-style-name="P40" draw:layer="layout" svg:width="2.914cm" svg:height="0.373cm" svg:x="67.232cm" svg:y="79.927cm">
          <draw:text-box>
            <text:p text:style-name="P3"><text:span text:style-name="T30">propertyValue: <text:s/>Constant</text:span></text:p>
          </draw:text-box>
        </draw:frame>
        <draw:frame draw:style-name="gr56" draw:text-style-name="P40" xml:id="id122" draw:id="id122" draw:layer="layout" svg:width="1.593cm" svg:height="0.373cm" svg:x="67.232cm" svg:y="80.428cm">
          <draw:text-box>
            <text:p text:style-name="P3"><text:span text:style-name="T30">subProperties</text:span></text:p>
          </draw:text-box>
        </draw:frame>
        <draw:connector draw:style-name="gr85" draw:text-style-name="P8" draw:layer="layout" draw:type="curve" svg:x1="64.915cm" svg:y1="79.211cm" svg:x2="67.102cm" svg:y2="80.113cm" draw:start-shape="id120" draw:start-glue-point="1" draw:end-shape="id121" draw:end-glue-point="3" svg:d="m64915 79211c1621 0 528 902 2187 902">
          <text:p/>
        </draw:connector>
        <draw:connector draw:style-name="gr85" draw:text-style-name="P8" draw:layer="layout" draw:type="curve" draw:line-skew="0.354cm" svg:x1="68.825cm" svg:y1="80.614cm" svg:x2="71.448cm" svg:y2="80.129cm" draw:start-shape="id122" draw:start-glue-point="1" draw:end-shape="id123" draw:end-glue-point="3" svg:d="m68825 80614c2479 0 1168-485 2623-485">
          <text:p/>
        </draw:connector>
        <draw:rect draw:style-name="gr86" draw:text-style-name="P8" xml:id="id121" draw:id="id121" draw:layer="layout" svg:width="3.714cm" svg:height="1.75cm" svg:x="67.102cm" svg:y="79.238cm" draw:corner-radius="0.5cm">
          <text:p/>
        </draw:rect>
        <draw:connector draw:style-name="gr85" draw:text-style-name="P8" draw:layer="layout" draw:type="curve" svg:x1="66.333cm" svg:y1="67.966cm" svg:x2="64.381cm" svg:y2="63.228cm" draw:start-shape="id124" draw:start-glue-point="3" draw:end-shape="id114" draw:end-glue-point="2" svg:d="m66333 67966c-1302 0-1952-1579-1952-4738">
          <text:p/>
        </draw:connector>
        <draw:frame draw:style-name="gr56" draw:text-style-name="P40" draw:layer="layout" svg:width="4.865cm" svg:height="0.373cm" svg:x="67.245cm" svg:y="63.426cm">
          <draw:text-box>
            <text:p text:style-name="P3"><text:span text:style-name="T30">propertyName: <text:s/>TypeOfSyntacticStructure</text:span></text:p>
          </draw:text-box>
        </draw:frame>
        <draw:frame draw:style-name="gr56" draw:text-style-name="P40" draw:layer="layout" svg:width="4.264cm" svg:height="0.373cm" svg:x="67.245cm" svg:y="63.927cm">
          <draw:text-box>
            <text:p text:style-name="P3"><text:span text:style-name="T30">propertyValue: <text:s/>syntacticPatternRoot</text:span></text:p>
          </draw:text-box>
        </draw:frame>
        <draw:frame draw:style-name="gr56" draw:text-style-name="P40" draw:layer="layout" svg:width="1.593cm" svg:height="0.373cm" svg:x="67.245cm" svg:y="64.428cm">
          <draw:text-box>
            <text:p text:style-name="P3"><text:span text:style-name="T30">subProperties</text:span></text:p>
          </draw:text-box>
        </draw:frame>
        <draw:rect draw:style-name="gr86" draw:text-style-name="P8" xml:id="id125" draw:id="id125" draw:layer="layout" svg:width="5.116cm" svg:height="1.75cm" svg:x="67.115cm" svg:y="63.238cm" draw:corner-radius="0.5cm">
          <text:p/>
        </draw:rect>
        <draw:connector draw:style-name="gr85" draw:text-style-name="P8" draw:layer="layout" draw:type="curve" svg:x1="64.913cm" svg:y1="61.411cm" svg:x2="67.115cm" svg:y2="64.113cm" draw:start-shape="id101" draw:start-glue-point="1" draw:end-shape="id125" draw:end-glue-point="3" svg:d="m64913 61411c1633 0 533 2702 2202 2702">
          <text:p/>
        </draw:connector>
        <draw:frame draw:style-name="gr87" draw:text-style-name="P38" draw:layer="layout" svg:width="28.667cm" svg:height="1.28cm" svg:x="48.082cm" svg:y="3.256cm">
          <draw:text-box>
            <text:p text:style-name="P36"><text:span text:style-name="T5">Hierarchy (Dependencies) of PropertyNames and PropertyValues in POP</text:span></text:p>
            <text:p text:style-name="P36"><text:span text:style-name="T11">t.</text:span></text:p>
          </draw:text-box>
        </draw:frame>
        <draw:frame draw:style-name="gr56" draw:text-style-name="P40" xml:id="id138" draw:id="id138" draw:layer="layout" svg:width="2.571cm" svg:height="0.373cm" svg:x="56.182cm" svg:y="6.9cm">
          <draw:text-box>
            <text:p text:style-name="P3"><text:span text:style-name="T30">propertyValue: <text:s/>Name</text:span></text:p>
          </draw:text-box>
        </draw:frame>
        <draw:frame draw:style-name="gr56" draw:text-style-name="P40" draw:layer="layout" svg:width="3.583cm" svg:height="0.373cm" svg:x="62.452cm" svg:y="8.395cm">
          <draw:text-box>
            <text:p text:style-name="P3"><text:span text:style-name="T30">propertyName: <text:s/>TypeOfNamed</text:span></text:p>
          </draw:text-box>
        </draw:frame>
        <draw:frame draw:style-name="gr56" draw:text-style-name="P40" draw:layer="layout" svg:width="3.587cm" svg:height="0.373cm" svg:x="62.451cm" svg:y="9.198cm">
          <draw:text-box>
            <text:p text:style-name="P3"><text:span text:style-name="T30">propertyValue: <text:s/>MemProcessor</text:span></text:p>
          </draw:text-box>
        </draw:frame>
        <draw:frame draw:style-name="gr56" draw:text-style-name="P40" draw:layer="layout" svg:width="3.409cm" svg:height="0.373cm" svg:x="56.182cm" svg:y="5.506cm">
          <draw:text-box>
            <text:p text:style-name="P3"><text:span text:style-name="T30">propertyName: <text:s/>ElementType</text:span></text:p>
          </draw:text-box>
        </draw:frame>
        <draw:frame draw:style-name="gr56" draw:text-style-name="P40" xml:id="id126" draw:id="id126" draw:layer="layout" svg:width="3.083cm" svg:height="0.373cm" svg:x="56.191cm" svg:y="6.439cm">
          <draw:text-box>
            <text:p text:style-name="P3"><text:span text:style-name="T30">propertyValue: <text:s/>Command</text:span></text:p>
          </draw:text-box>
        </draw:frame>
        <draw:frame draw:style-name="gr56" draw:text-style-name="P40" draw:layer="layout" svg:width="3.371cm" svg:height="0.373cm" svg:x="61.999cm" svg:y="5.44cm">
          <draw:text-box>
            <text:p text:style-name="P3"><text:span text:style-name="T30">propertyName: <text:s/>CommandID</text:span></text:p>
          </draw:text-box>
        </draw:frame>
        <draw:frame draw:style-name="gr56" draw:text-style-name="P40" draw:layer="layout" svg:width="3.473cm" svg:height="0.373cm" svg:x="61.999cm" svg:y="6.067cm">
          <draw:text-box>
            <text:p text:style-name="P3"><text:span text:style-name="T30">propertyValue: <text:s/>IDOfTheCmd</text:span></text:p>
          </draw:text-box>
        </draw:frame>
        <draw:frame draw:style-name="gr56" draw:text-style-name="P40" draw:layer="layout" svg:width="2.859cm" svg:height="0.373cm" svg:x="62.07cm" svg:y="6.884cm">
          <draw:text-box>
            <text:p text:style-name="P3"><text:span text:style-name="T30">propertyName: <text:s/>NameID</text:span></text:p>
          </draw:text-box>
        </draw:frame>
        <draw:frame draw:style-name="gr56" draw:text-style-name="P40" draw:layer="layout" svg:width="3.591cm" svg:height="0.373cm" svg:x="62.049cm" svg:y="7.65cm">
          <draw:text-box>
            <text:p text:style-name="P3"><text:span text:style-name="T30">propertyValue: <text:s/>IDOfTheName</text:span></text:p>
          </draw:text-box>
        </draw:frame>
        <draw:frame draw:style-name="gr56" draw:text-style-name="P40" draw:layer="layout" svg:width="3.007cm" svg:height="0.373cm" svg:x="62.075cm" svg:y="10.956cm">
          <draw:text-box>
            <text:p text:style-name="P3"><text:span text:style-name="T30">propertyName: <text:s/>DataType</text:span></text:p>
          </draw:text-box>
        </draw:frame>
        <draw:frame draw:style-name="gr56" draw:text-style-name="P40" draw:layer="layout" svg:width="2.91cm" svg:height="0.373cm" svg:x="62.088cm" svg:y="11.783cm">
          <draw:text-box>
            <text:p text:style-name="P3"><text:span text:style-name="T30">propertyValue: <text:s/>inherited</text:span></text:p>
          </draw:text-box>
        </draw:frame>
        <draw:frame draw:style-name="gr56" draw:text-style-name="P40" draw:layer="layout" svg:width="4.569cm" svg:height="0.373cm" svg:x="67.17cm" svg:y="5.39cm">
          <draw:text-box>
            <text:p text:style-name="P3"><text:span text:style-name="T30">propertyName: <text:s/>SyntacticStructureType</text:span></text:p>
          </draw:text-box>
        </draw:frame>
        <draw:frame draw:style-name="gr56" draw:text-style-name="P40" xml:id="id134" draw:id="id134" draw:layer="layout" svg:width="4.264cm" svg:height="0.373cm" svg:x="67.149cm" svg:y="6.01cm">
          <draw:text-box>
            <text:p text:style-name="P3"><text:span text:style-name="T30">propertyValue: <text:s/>syntacticPatternRoot</text:span></text:p>
          </draw:text-box>
        </draw:frame>
        <draw:rect draw:style-name="gr88" draw:text-style-name="P8" xml:id="id133" draw:id="id133" draw:layer="layout" svg:width="3.917cm" svg:height="3.833cm" svg:x="56.015cm" svg:y="5.19cm" draw:corner-radius="0.5cm">
          <text:p/>
        </draw:rect>
        <draw:connector draw:style-name="gr85" draw:text-style-name="P8" draw:layer="layout" draw:type="curve" svg:x1="59.274cm" svg:y1="6.625cm" svg:x2="61.716cm" svg:y2="5.898cm" draw:start-shape="id126" draw:start-glue-point="1" draw:end-shape="id127" draw:end-glue-point="3" svg:d="m59274 6625c1813 0 593-727 2442-727">
          <text:p/>
        </draw:connector>
        <draw:connector draw:style-name="gr85" draw:text-style-name="P8" draw:layer="layout" draw:type="curve" svg:x1="53.509cm" svg:y1="7.587cm" svg:x2="56.015cm" svg:y2="11.656cm" draw:start-shape="id128" draw:start-glue-point="1" draw:end-shape="id129" draw:end-glue-point="3" svg:d="m53509 7587c1861 0 609 4069 2506 4069">
          <text:p/>
        </draw:connector>
        <draw:rect draw:style-name="gr89" draw:text-style-name="P8" xml:id="id129" draw:id="id129" draw:layer="layout" svg:width="3.984cm" svg:height="2.767cm" svg:x="56.015cm" svg:y="10.273cm" draw:corner-radius="0.5cm">
          <text:p/>
        </draw:rect>
        <draw:connector draw:style-name="gr85" draw:text-style-name="P8" draw:layer="layout" draw:type="curve" svg:x1="59.339cm" svg:y1="11.725cm" svg:x2="61.715cm" svg:y2="11.615cm" draw:start-shape="id130" draw:start-glue-point="1" draw:end-shape="id131" draw:end-glue-point="3" svg:d="m59339 11725c1764 0 576-110 2376-110">
          <text:p/>
        </draw:connector>
        <draw:rect draw:style-name="gr88" draw:text-style-name="P8" draw:layer="layout" svg:width="4.249cm" svg:height="3.25cm" svg:x="49.916cm" svg:y="5.19cm" draw:corner-radius="0.5cm">
          <text:p/>
        </draw:rect>
        <draw:frame draw:style-name="gr56" draw:text-style-name="P40" xml:id="id128" draw:id="id128" draw:layer="layout" svg:width="3.426cm" svg:height="0.373cm" svg:x="50.083cm" svg:y="7.401cm">
          <draw:text-box>
            <text:p text:style-name="P3"><text:span text:style-name="T30">propertyValue: <text:s/>SyntacticPort</text:span></text:p>
          </draw:text-box>
        </draw:frame>
        <draw:frame draw:style-name="gr56" draw:text-style-name="P40" draw:layer="layout" svg:width="3.015cm" svg:height="0.373cm" svg:x="50.083cm" svg:y="5.607cm">
          <draw:text-box>
            <text:p text:style-name="P3"><text:span text:style-name="T30">propertyName: <text:s/>JavaClass</text:span></text:p>
          </draw:text-box>
        </draw:frame>
        <draw:frame draw:style-name="gr56" draw:text-style-name="P40" xml:id="id132" draw:id="id132" draw:layer="layout" svg:width="3.896cm" svg:height="0.373cm" svg:x="50.092cm" svg:y="6.94cm">
          <draw:text-box>
            <text:p text:style-name="P3"><text:span text:style-name="T30">propertyValue: <text:s/>SyntacticElement</text:span></text:p>
          </draw:text-box>
        </draw:frame>
        <draw:frame draw:style-name="gr56" draw:text-style-name="P40" draw:layer="layout" svg:width="3.041cm" svg:height="0.373cm" svg:x="56.183cm" svg:y="12cm">
          <draw:text-box>
            <text:p text:style-name="P3"><text:span text:style-name="T30">propertyValue: <text:s/>NamePort</text:span></text:p>
          </draw:text-box>
        </draw:frame>
        <draw:frame draw:style-name="gr56" draw:text-style-name="P40" draw:layer="layout" svg:width="2.926cm" svg:height="0.373cm" svg:x="56.183cm" svg:y="10.506cm">
          <draw:text-box>
            <text:p text:style-name="P3"><text:span text:style-name="T30">propertyName: <text:s/>portType</text:span></text:p>
          </draw:text-box>
        </draw:frame>
        <draw:frame draw:style-name="gr56" draw:text-style-name="P40" xml:id="id130" draw:id="id130" draw:layer="layout" svg:width="3.147cm" svg:height="0.373cm" svg:x="56.192cm" svg:y="11.539cm">
          <draw:text-box>
            <text:p text:style-name="P3"><text:span text:style-name="T30">propertyValue: <text:s/>dataComm</text:span></text:p>
          </draw:text-box>
        </draw:frame>
        <draw:connector draw:style-name="gr85" draw:text-style-name="P8" draw:layer="layout" draw:type="curve" svg:x1="53.988cm" svg:y1="7.126cm" svg:x2="56.015cm" svg:y2="7.106cm" draw:start-shape="id132" draw:start-glue-point="1" draw:end-shape="id133" draw:end-glue-point="3" svg:d="m53988 7126c1501 0 488-20 2027-20">
          <text:p/>
        </draw:connector>
        <draw:frame draw:style-name="gr56" draw:text-style-name="P40" draw:layer="layout" svg:width="2.939cm" svg:height="0.373cm" svg:x="56.183cm" svg:y="7.301cm">
          <draw:text-box>
            <text:p text:style-name="P3"><text:span text:style-name="T30">propertyValue: <text:s/>Structure</text:span></text:p>
          </draw:text-box>
        </draw:frame>
        <draw:frame draw:style-name="gr56" draw:text-style-name="P40" draw:layer="layout" svg:width="2.99cm" svg:height="0.373cm" svg:x="56.183cm" svg:y="7.701cm">
          <draw:text-box>
            <text:p text:style-name="P3"><text:span text:style-name="T30">propertyValue: <text:s/>Processor</text:span></text:p>
          </draw:text-box>
        </draw:frame>
        <draw:frame draw:style-name="gr56" draw:text-style-name="P40" draw:layer="layout" svg:width="3.727cm" svg:height="0.373cm" svg:x="56.183cm" svg:y="8.102cm">
          <draw:text-box>
            <text:p text:style-name="P3"><text:span text:style-name="T30">propertyValue: <text:s/>SyntacticSearch</text:span></text:p>
          </draw:text-box>
        </draw:frame>
        <draw:frame draw:style-name="gr56" draw:text-style-name="P40" draw:layer="layout" svg:width="2.702cm" svg:height="0.373cm" svg:x="56.184cm" svg:y="8.503cm">
          <draw:text-box>
            <text:p text:style-name="P3"><text:span text:style-name="T30">propertyValue: <text:s/>Pattern</text:span></text:p>
          </draw:text-box>
        </draw:frame>
        <draw:frame draw:style-name="gr56" draw:text-style-name="P40" draw:layer="layout" svg:width="2.956cm" svg:height="0.373cm" svg:x="56.183cm" svg:y="12.401cm">
          <draw:text-box>
            <text:p text:style-name="P3"><text:span text:style-name="T30">propertyValue: <text:s/>Syntactic</text:span></text:p>
          </draw:text-box>
        </draw:frame>
        <draw:frame draw:style-name="gr90" draw:text-style-name="P42" draw:layer="layout" svg:width="12.867cm" svg:height="4.559cm" svg:x="56.997cm" svg:y="13.481cm">
          <draw:text-box>
            <text:p text:style-name="P41"><text:span text:style-name="T30">Treat constants as mem processors. <text:s/>So, for example in custom Tensor notation, <text:s text:c="2"/>the index-column is a Structure ElementType, and so is the Tensor Index that goes into it. <text:s/>That Tensor Index has a port to whatever is seen at that point. <text:s/>It could be a name that stands for a processor that will be sent from somewhere else.. <text:s/>in this case it is a Name ElementType, <text:s/>with a dataComm port to whatever syntacticPattern sends the data. <text:s/>Sending data may be sending the name of a processor containing the data.</text:span></text:p>
            <text:p text:style-name="P41"><text:span text:style-name="T30">Or, the Tensor Index could be a name that attaches to some other bit of syntax. <text:s/>This is the thing where have a complex expression and just assign a syntactic-level name as a short-hand for that expression. <text:s/>(What about syntax-embedded re-writes? <text:s/>This is what SyntacticSugar is in Scheme, and what a macro is..)</text:span></text:p>
            <text:p text:style-name="P41"><text:span text:style-name="T30">Or, the Tensor Index could be a constant. <text:s/>In this case the element is a Processor. <text:s/>Will have probably a property for Processors, that can put in the syntax directly, that they are a constant-containing processor, and what the constant is.</text:span></text:p>
            <text:p text:style-name="P41"><text:span text:style-name="T30">Pattern I'm seeing as a from-into pattern.. <text:s/>it's not a command, because command is the name attached to that pattern.. <text:s/>so need a way to say “this is the pattern itself, the thing attached to the command-name” (where attached means correlated-to)</text:span></text:p>
          </draw:text-box>
        </draw:frame>
        <draw:frame draw:style-name="gr91" draw:text-style-name="P44" draw:layer="layout" svg:width="12.473cm" svg:height="4.881cm" svg:x="70.415cm" svg:y="13.422cm">
          <draw:text-box>
            <text:p text:style-name="P43"><text:span text:style-name="T30">thinking “Syntactic” port is for syntactic-name and for syntax-level rewrites (need some way of getting at the concept of srcManipulators that are embedded.. <text:s/>ie, some code specifies a re-write to other code that takes place before the other code reaches the translator. <text:s/>Some sort of notion of “when” the re-writes happen.. <text:s/>the re-write is turned off for the code that specifies the re-write to be performed on other code.. <text:s text:c="2"/>Same notion as in the different kinds of variables.. <text:s/>one kind is used to match, to specify the from-into pattern.. <text:s/>the second kind of variable, sitting right next to it, is not used when detecting matches. <text:s/>There could be two of those also, but they are not looked at by the match-detector. <text:s text:c="2"/>However, after the match detector is done, have a from-into pattern that has those second kind of variable in it.. <text:s/>NOW those become active, when the re-writer kicks in. <text:s/>The re-writer will see those and perform substitutions. <text:s/>So, the distinction is which processor treats them as semantic info vs flat data. <text:s/>This is what “*-time” means, the * is the name of the processor that performs the manipulations. <text:s/>“Edit-time” is the editor, “run-time” is the animator, “install-time” is the install-processor. <text:s/>So seeing some syntactic-notions meaning “before normal re-writer”, this is the macro-notion.. <text:s/>something that operates on the source code as data devoid of semantic meaning. <text:s/>Whereas the re-writer treats the source as does have semantic meaning.. <text:s/>that's the distinction between macro-rewrite and “normal” re-write</text:span></text:p>
          </draw:text-box>
        </draw:frame>
        <draw:rect draw:style-name="gr88" draw:text-style-name="P8" xml:id="id127" draw:id="id127" draw:layer="layout" svg:width="3.917cm" svg:height="1.415cm" svg:x="61.716cm" svg:y="5.191cm" draw:corner-radius="0.5cm">
          <text:p/>
        </draw:rect>
        <draw:rect draw:style-name="gr88" draw:text-style-name="P8" draw:layer="layout" svg:width="5.032cm" svg:height="1.799cm" svg:x="66.917cm" svg:y="5.141cm" draw:corner-radius="0.5cm">
          <text:p/>
        </draw:rect>
        <draw:connector draw:style-name="gr85" draw:text-style-name="P8" draw:layer="layout" draw:type="curve" svg:x1="71.413cm" svg:y1="6.196cm" svg:x2="73.271cm" svg:y2="6.177cm" draw:start-shape="id134" draw:start-glue-point="1" draw:end-shape="id135" draw:end-glue-point="3" svg:d="m71413 6196c1393 0 465-19 1858-19">
          <text:p/>
        </draw:connector>
        <draw:frame draw:style-name="gr56" draw:text-style-name="P40" xml:id="id136" draw:id="id136" draw:layer="layout" svg:width="3.951cm" svg:height="0.373cm" svg:x="67.149cm" svg:y="6.411cm">
          <draw:text-box>
            <text:p text:style-name="P3"><text:span text:style-name="T30">propertyValue: <text:s/>syntacticStructure</text:span></text:p>
          </draw:text-box>
        </draw:frame>
        <draw:connector draw:style-name="gr85" draw:text-style-name="P8" draw:layer="layout" draw:type="curve" svg:x1="71.1cm" svg:y1="6.597cm" svg:x2="73.271cm" svg:y2="6.578cm" draw:start-shape="id136" draw:start-glue-point="1" draw:end-shape="id137" draw:end-glue-point="3" svg:d="m71100 6597c1629 0 544-19 2171-19">
          <text:p/>
        </draw:connector>
        <draw:frame draw:style-name="gr56" draw:text-style-name="P40" xml:id="id135" draw:id="id135" draw:layer="layout" svg:width="3.172cm" svg:height="0.373cm" svg:x="73.271cm" svg:y="5.991cm">
          <draw:text-box>
            <text:p text:style-name="P3"><text:span text:style-name="T30">? not sure what to do here ?</text:span></text:p>
          </draw:text-box>
        </draw:frame>
        <draw:frame draw:style-name="gr56" draw:text-style-name="P40" xml:id="id137" draw:id="id137" draw:layer="layout" svg:width="3.172cm" svg:height="0.373cm" svg:x="73.271cm" svg:y="6.392cm">
          <draw:text-box>
            <text:p text:style-name="P3"><text:span text:style-name="T30">? not sure what to do here ?</text:span></text:p>
          </draw:text-box>
        </draw:frame>
        <draw:rect draw:style-name="gr89" draw:text-style-name="P8" xml:id="id131" draw:id="id131" draw:layer="layout" svg:width="3.984cm" svg:height="1.682cm" svg:x="61.715cm" svg:y="10.774cm" draw:corner-radius="0.5cm">
          <text:p/>
        </draw:rect>
        <draw:rect draw:style-name="gr92" draw:text-style-name="P8" xml:id="id139" draw:id="id139" draw:layer="layout" svg:width="3.984cm" svg:height="1.982cm" svg:x="62.215cm" svg:y="8.374cm" draw:corner-radius="0.5cm">
          <text:p/>
        </draw:rect>
        <draw:connector draw:style-name="gr85" draw:text-style-name="P8" draw:layer="layout" draw:type="curve" svg:x1="58.753cm" svg:y1="7.086cm" svg:x2="62.215cm" svg:y2="9.365cm" draw:start-shape="id138" draw:start-glue-point="1" draw:end-shape="id139" draw:end-glue-point="3" svg:d="m58753 7086c2578 0 848 2279 3462 2279">
          <text:p/>
        </draw:connector>
        <draw:connector draw:style-name="gr85" draw:text-style-name="P8" draw:layer="layout" draw:type="curve" svg:x1="58.753cm" svg:y1="7.086cm" svg:x2="61.717cm" svg:y2="7.499cm" draw:start-shape="id138" draw:start-glue-point="1" draw:end-shape="id140" draw:end-glue-point="3" svg:d="m58753 7086c2205 0 723 413 2964 413">
          <text:p/>
        </draw:connector>
        <draw:rect draw:style-name="gr88" draw:text-style-name="P8" xml:id="id140" draw:id="id140" draw:layer="layout" svg:width="3.917cm" svg:height="1.415cm" svg:x="61.717cm" svg:y="6.792cm" draw:corner-radius="0.5cm">
          <text:p/>
        </draw:rect>
        <draw:frame draw:style-name="gr56" draw:text-style-name="P40" draw:layer="layout" svg:width="3.388cm" svg:height="0.373cm" svg:x="62.452cm" svg:y="9.599cm">
          <draw:text-box>
            <text:p text:style-name="P3"><text:span text:style-name="T30">propertyValue: <text:s/>SyntaxGraph</text:span></text:p>
          </draw:text-box>
        </draw:frame>
        <draw:frame draw:style-name="gr56" draw:text-style-name="P40" draw:layer="layout" svg:width="2.021cm" svg:height="0.373cm" svg:x="62.452cm" svg:y="9.9cm">
          <draw:text-box>
            <text:p text:style-name="P3"><text:span text:style-name="T30">propertyValue: <text:s/>?</text:span></text:p>
          </draw:text-box>
        </draw:frame>
        <draw:frame draw:style-name="gr90" draw:text-style-name="P46" draw:layer="layout" svg:width="9.199cm" svg:height="1.339cm" svg:x="66.883cm" svg:y="8.19cm">
          <draw:text-box>
            <text:p text:style-name="P45"><text:span text:style-name="T30">The SyntacticStructureType is for partitioning into whole syntacticPatterns.. <text:s/>it is used to find all the structure elements that go with each root element.</text:span></text:p>
            <text:p text:style-name="P45"><text:span text:style-name="T30">This is used when positioning shapes and deciding the scaling. <text:s/>All shapes in a single syntactic pattern will get the same scaling.</text:span></text:p>
          </draw:text-box>
        </draw:frame>
        <draw:frame draw:style-name="gr93" draw:text-style-name="P38" draw:layer="layout" svg:width="19.426cm" svg:height="7.407cm" svg:x="63.576cm" svg:y="31.417cm">
          <draw:text-box>
            <text:p text:style-name="P36"><text:span text:style-name="T11">Now, a simple example of a snippet of syntax. <text:s/>This snippet is currently disconnected from anything else, so it has incoming ports that are not paired to the outgoing ports from something else. <text:s/>This syntax graph should be able to support any language's syntax, hopefully.. <text:s/>may have to modify this base structure if discover cases that it doesn't cover.</text:span></text:p>
            <text:p text:style-name="P36"><text:span text:style-name="T11">For now, the basic POP syntax graph is centered around “syntactic root” elements. <text:s/>Each of these has ports coming in and ports going out. <text:s/>The incoming ports are the inputs to the processor, and the outgoing carry what the processor creates. <text:s/>For example, in Java, a method would be a syntactic root, and the inputs to the method would be incoming ports, while the return value would be the outgoing port. <text:s/>A method body is a root element that has a number of sub-elements, one for each statement in the body. <text:s/>The sub-elements are ordered. <text:s/>If a method calls another method, then a “call” root element is placed as a sub-element of the calling method's body. <text:s/>This call root-element has an outgoing port for each argument sent as part of the call, and it has an incoming port for the return value. <text:s/>These ports are paired to the corresponding ports of the called method. <text:s/>Question: duplicate the called method's nodes? <text:s/>Or, simply allow many different callers to pair up to the same called-method's ports? <text:s/>Maybe add a field in the ports for “paired ports”. <text:s/>That way, the in-coming ports of a method can have a whole list of corresponding out-going ports coming from call-elements that are in the bodies of other methods. <text:s/>When a call is added to the code, no ports are duplicated, and the called method isn't duplicated, but rather new pointers are added to the paired-ports lists.</text:span></text:p>
            <text:p text:style-name="P36"><text:span text:style-name="T11">A variable is never a root element. <text:s/>It is always a sub-element of either the global context element or, in Java, a sub-element of a class element (but a “class” is actually <text:s/>a context!), or a sub-element of a method body (where a method has its own context as part of what a method is). <text:s/>A variable element has an outgoing port, which represents reads, and an incoming port, which represents writes. These pair to the corresponding ports of any statements that read or write it. <text:s/></text:span></text:p>
            <text:p text:style-name="P36"><text:span text:style-name="T11">Notice that in many cases, variables just end up being names of wires, and the reads and writes end up reducing to pass-throughs. <text:s/>It seems to me that the only case in which a variable acts as anything besides a wire is when timing is considered, and the future cannot be predicted. <text:s/>When it is unknown whether a future processor may want to read a given value, then the variable cannot be reduced to a wire or pass-through. <text:s/>Ahhh, right, this is data-flow – variables are all wires.. but it has a hard time when it is unknown whether a given value might be wanted by a future portion of the dataflow graph.. <text:s/>that value has to be recirculated around and around, waiting to be replaced by a different value to be recirculated or else to be duplicated and sent off to a graph element that wants the value. <text:s/>Right.. <text:s/>so, sheds some light on variables – they are recirculated values! <text:s/>In fact, that is how they are physically implemented as well! <text:s/>Static ram and latches are, physically, recirculated values, while DRAM and CD-ROM and hard-disks simply have a long recirculation time before the configuration decays and has to be renewed (the value is copied off by an external thing, such as a read-write head). <text:s/>Good. <text:s/>Persistent state is recirculated (renewed) – seems like a fundamental thing (would apply to physics – cycle equals “stateful” particle). </text:span></text:p>
          </draw:text-box>
        </draw:frame>
        <draw:rect draw:style-name="gr88" draw:text-style-name="P8" xml:id="id114" draw:id="id114" draw:layer="layout" svg:width="1.667cm" svg:height="2.19cm" svg:x="63.548cm" svg:y="61.038cm" draw:corner-radius="0.5cm">
          <text:p/>
        </draw:rect>
        <draw:frame draw:style-name="gr56" draw:text-style-name="P40" xml:id="id101" draw:id="id101" draw:layer="layout" svg:width="1.182cm" svg:height="0.373cm" svg:x="63.731cm" svg:y="61.225cm">
          <draw:text-box>
            <text:p text:style-name="P3"><text:span text:style-name="T30">properties</text:span></text:p>
          </draw:text-box>
        </draw:frame>
        <draw:frame draw:style-name="gr56" draw:text-style-name="P40" xml:id="id105" draw:id="id105" draw:layer="layout" svg:width="0.848cm" svg:height="0.373cm" svg:x="63.731cm" svg:y="61.627cm">
          <draw:text-box>
            <text:p text:style-name="P3"><text:span text:style-name="T30">portsIn</text:span></text:p>
          </draw:text-box>
        </draw:frame>
        <draw:frame draw:style-name="gr56" draw:text-style-name="P40" draw:layer="layout" svg:width="1.153cm" svg:height="0.373cm" svg:x="63.734cm" svg:y="62.584cm">
          <draw:text-box>
            <text:p text:style-name="P3"><text:span text:style-name="T30">subElems</text:span></text:p>
          </draw:text-box>
        </draw:frame>
        <draw:frame draw:style-name="gr56" draw:text-style-name="P40" xml:id="id186" draw:id="id186" draw:layer="layout" svg:width="1.047cm" svg:height="0.373cm" svg:x="63.732cm" svg:y="62.128cm">
          <draw:text-box>
            <text:p text:style-name="P3"><text:span text:style-name="T30">portsOut</text:span></text:p>
          </draw:text-box>
        </draw:frame>
        <draw:frame draw:style-name="gr94" draw:text-style-name="P40" xml:id="id152" draw:id="id152" draw:layer="layout" svg:width="1.33cm" svg:height="0.432cm" svg:x="66.332cm" svg:y="66.68cm">
          <draw:text-box>
            <text:p text:style-name="P3"><text:span text:style-name="T30">pairedports</text:span></text:p>
          </draw:text-box>
        </draw:frame>
        <draw:frame draw:style-name="gr94" draw:text-style-name="P40" xml:id="id159" draw:id="id159" draw:layer="layout" svg:width="1.33cm" svg:height="0.432cm" svg:x="66.333cm" svg:y="68.78cm">
          <draw:text-box>
            <text:p text:style-name="P3"><text:span text:style-name="T30">pairedports</text:span></text:p>
          </draw:text-box>
        </draw:frame>
        <draw:rect draw:style-name="gr89" draw:text-style-name="P8" xml:id="id119" draw:id="id119" draw:layer="layout" svg:width="1.656cm" svg:height="1.764cm" svg:x="66.165cm" svg:y="67.599cm" draw:corner-radius="0.5cm">
          <text:p/>
        </draw:rect>
        <draw:rect draw:style-name="gr89" draw:text-style-name="P8" xml:id="id106" draw:id="id106" draw:layer="layout" svg:width="1.656cm" svg:height="1.764cm" svg:x="66.165cm" svg:y="65.499cm" draw:corner-radius="0.5cm">
          <text:p/>
        </draw:rect>
        <draw:rect draw:style-name="gr88" draw:text-style-name="P8" xml:id="id162" draw:id="id162" draw:layer="layout" svg:width="1.667cm" svg:height="2.19cm" svg:x="63.549cm" svg:y="72.338cm" draw:corner-radius="0.5cm">
          <text:p/>
        </draw:rect>
        <draw:frame draw:style-name="gr56" draw:text-style-name="P40" xml:id="id99" draw:id="id99" draw:layer="layout" svg:width="1.182cm" svg:height="0.373cm" svg:x="63.732cm" svg:y="72.525cm">
          <draw:text-box>
            <text:p text:style-name="P3"><text:span text:style-name="T30">properties</text:span></text:p>
          </draw:text-box>
        </draw:frame>
        <draw:frame draw:style-name="gr56" draw:text-style-name="P40" xml:id="id147" draw:id="id147" draw:layer="layout" svg:width="0.848cm" svg:height="0.373cm" svg:x="63.732cm" svg:y="72.927cm">
          <draw:text-box>
            <text:p text:style-name="P3"><text:span text:style-name="T30">portsIn</text:span></text:p>
          </draw:text-box>
        </draw:frame>
        <draw:frame draw:style-name="gr56" draw:text-style-name="P40" draw:layer="layout" svg:width="1.153cm" svg:height="0.373cm" svg:x="63.735cm" svg:y="73.884cm">
          <draw:text-box>
            <text:p text:style-name="P3"><text:span text:style-name="T30">subElems</text:span></text:p>
          </draw:text-box>
        </draw:frame>
        <draw:frame draw:style-name="gr56" draw:text-style-name="P40" xml:id="id149" draw:id="id149" draw:layer="layout" svg:width="1.047cm" svg:height="0.373cm" svg:x="63.733cm" svg:y="73.428cm">
          <draw:text-box>
            <text:p text:style-name="P3"><text:span text:style-name="T30">portsOut</text:span></text:p>
          </draw:text-box>
        </draw:frame>
        <draw:rect draw:style-name="gr88" draw:text-style-name="P8" xml:id="id195" draw:id="id195" draw:layer="layout" svg:width="1.667cm" svg:height="2.19cm" svg:x="63.55cm" svg:y="78.838cm" draw:corner-radius="0.5cm">
          <text:p/>
        </draw:rect>
        <draw:frame draw:style-name="gr56" draw:text-style-name="P40" xml:id="id120" draw:id="id120" draw:layer="layout" svg:width="1.182cm" svg:height="0.373cm" svg:x="63.733cm" svg:y="79.025cm">
          <draw:text-box>
            <text:p text:style-name="P3"><text:span text:style-name="T30">properties</text:span></text:p>
          </draw:text-box>
        </draw:frame>
        <draw:frame draw:style-name="gr56" draw:text-style-name="P40" draw:layer="layout" svg:width="0.848cm" svg:height="0.373cm" svg:x="63.733cm" svg:y="79.427cm">
          <draw:text-box>
            <text:p text:style-name="P3"><text:span text:style-name="T30">portsIn</text:span></text:p>
          </draw:text-box>
        </draw:frame>
        <draw:frame draw:style-name="gr56" draw:text-style-name="P40" draw:layer="layout" svg:width="1.153cm" svg:height="0.373cm" svg:x="63.736cm" svg:y="80.384cm">
          <draw:text-box>
            <text:p text:style-name="P3"><text:span text:style-name="T30">subElems</text:span></text:p>
          </draw:text-box>
        </draw:frame>
        <draw:frame draw:style-name="gr56" draw:text-style-name="P40" xml:id="id164" draw:id="id164" draw:layer="layout" svg:width="1.047cm" svg:height="0.373cm" svg:x="63.734cm" svg:y="79.928cm">
          <draw:text-box>
            <text:p text:style-name="P3"><text:span text:style-name="T30">portsOut</text:span></text:p>
          </draw:text-box>
        </draw:frame>
        <draw:rect draw:style-name="gr86" draw:text-style-name="P8" xml:id="id100" draw:id="id100" draw:layer="layout" svg:width="4.003cm" svg:height="1.75cm" svg:x="67.102cm" svg:y="72.838cm" draw:corner-radius="0.5cm">
          <text:p/>
        </draw:rect>
        <draw:frame draw:style-name="gr56" draw:text-style-name="P40" draw:layer="layout" svg:width="3.705cm" svg:height="0.373cm" svg:x="67.232cm" svg:y="73.026cm">
          <draw:text-box>
            <text:p text:style-name="P3"><text:span text:style-name="T30">propertyName: <text:s/>TypeOfElement</text:span></text:p>
          </draw:text-box>
        </draw:frame>
        <draw:frame draw:style-name="gr56" draw:text-style-name="P40" draw:layer="layout" svg:width="2.871cm" svg:height="0.373cm" svg:x="67.232cm" svg:y="73.527cm">
          <draw:text-box>
            <text:p text:style-name="P3"><text:span text:style-name="T30">propertyValue: <text:s/>Variable</text:span></text:p>
          </draw:text-box>
        </draw:frame>
        <draw:frame draw:style-name="gr56" draw:text-style-name="P40" xml:id="id107" draw:id="id107" draw:layer="layout" svg:width="1.593cm" svg:height="0.373cm" svg:x="67.232cm" svg:y="74.028cm">
          <draw:text-box>
            <text:p text:style-name="P3"><text:span text:style-name="T30">subProperties</text:span></text:p>
          </draw:text-box>
        </draw:frame>
        <draw:frame draw:style-name="gr56" draw:text-style-name="P40" draw:layer="layout" svg:width="3.587cm" svg:height="0.373cm" svg:x="71.578cm" svg:y="79.442cm">
          <draw:text-box>
            <text:p text:style-name="P3"><text:span text:style-name="T30">propertyName: <text:s/>ConstantValue</text:span></text:p>
          </draw:text-box>
        </draw:frame>
        <draw:frame draw:style-name="gr56" draw:text-style-name="P40" draw:layer="layout" svg:width="2.042cm" svg:height="0.373cm" svg:x="71.578cm" svg:y="79.943cm">
          <draw:text-box>
            <text:p text:style-name="P3"><text:span text:style-name="T30">propertyValue: <text:s/>1</text:span></text:p>
          </draw:text-box>
        </draw:frame>
        <draw:frame draw:style-name="gr56" draw:text-style-name="P40" draw:layer="layout" svg:width="1.593cm" svg:height="0.373cm" svg:x="71.578cm" svg:y="80.444cm">
          <draw:text-box>
            <text:p text:style-name="P3"><text:span text:style-name="T30">subProperties</text:span></text:p>
          </draw:text-box>
        </draw:frame>
        <draw:rect draw:style-name="gr86" draw:text-style-name="P8" xml:id="id123" draw:id="id123" draw:layer="layout" svg:width="4.096cm" svg:height="1.75cm" svg:x="71.448cm" svg:y="79.254cm" draw:corner-radius="0.5cm">
          <text:p/>
        </draw:rect>
        <draw:frame draw:style-name="gr56" draw:text-style-name="P40" xml:id="id141" draw:id="id141" draw:layer="layout" svg:width="1.182cm" svg:height="0.373cm" svg:x="66.331cm" svg:y="75.577cm">
          <draw:text-box>
            <text:p text:style-name="P3"><text:span text:style-name="T30">properties</text:span></text:p>
          </draw:text-box>
        </draw:frame>
        <draw:frame draw:style-name="gr56" draw:text-style-name="P40" xml:id="id161" draw:id="id161" draw:layer="layout" svg:width="0.941cm" svg:height="0.373cm" svg:x="66.331cm" svg:y="75.079cm">
          <draw:text-box>
            <text:p text:style-name="P3"><text:span text:style-name="T30">element</text:span></text:p>
          </draw:text-box>
        </draw:frame>
        <draw:g xml:id="id142" draw:id="id142">
          <draw:rect draw:style-name="gr86" draw:text-style-name="P8" draw:layer="layout" svg:width="3.714cm" svg:height="1.75cm" svg:x="68.701cm" svg:y="74.921cm" draw:corner-radius="0.5cm">
            <text:p/>
          </draw:rect>
          <draw:frame draw:style-name="gr56" draw:text-style-name="P40" draw:layer="layout" svg:width="3.223cm" svg:height="0.373cm" svg:x="68.831cm" svg:y="75.109cm">
            <draw:text-box>
              <text:p text:style-name="P3"><text:span text:style-name="T30">propertyName: <text:s/>TypeOfport</text:span></text:p>
            </draw:text-box>
          </draw:frame>
          <draw:frame draw:style-name="gr56" draw:text-style-name="P40" draw:layer="layout" svg:width="3.147cm" svg:height="0.373cm" svg:x="68.831cm" svg:y="75.61cm">
            <draw:text-box>
              <text:p text:style-name="P3"><text:span text:style-name="T30">propertyValue: <text:s/>dataComm</text:span></text:p>
            </draw:text-box>
          </draw:frame>
          <draw:frame draw:style-name="gr56" draw:text-style-name="P40" draw:layer="layout" svg:width="1.593cm" svg:height="0.373cm" svg:x="68.831cm" svg:y="76.111cm">
            <draw:text-box>
              <text:p text:style-name="P3"><text:span text:style-name="T30">subProperties</text:span></text:p>
            </draw:text-box>
          </draw:frame>
        </draw:g>
        <draw:connector draw:style-name="gr85" draw:text-style-name="P8" draw:layer="layout" draw:type="curve" draw:line-skew="0.338cm" svg:x1="70.602cm" svg:y1="76.297cm" svg:x2="72.735cm" svg:y2="75.796cm" svg:d="m70602 76297c2107 0 1041-501 2133-501">
          <text:p/>
        </draw:connector>
        <draw:g>
          <draw:frame draw:style-name="gr56" draw:text-style-name="P40" draw:layer="layout" svg:width="4.074cm" svg:height="0.373cm" svg:x="72.865cm" svg:y="75.109cm">
            <draw:text-box>
              <text:p text:style-name="P3"><text:span text:style-name="T30">propertyName: <text:s/>TypeOfCommData</text:span></text:p>
            </draw:text-box>
          </draw:frame>
          <draw:frame draw:style-name="gr56" draw:text-style-name="P40" draw:layer="layout" svg:width="2.681cm" svg:height="0.373cm" svg:x="72.865cm" svg:y="75.61cm">
            <draw:text-box>
              <text:p text:style-name="P3"><text:span text:style-name="T30">propertyValue: <text:s/>integer</text:span></text:p>
            </draw:text-box>
          </draw:frame>
          <draw:frame draw:style-name="gr56" draw:text-style-name="P40" draw:layer="layout" svg:width="1.593cm" svg:height="0.373cm" svg:x="72.865cm" svg:y="76.111cm">
            <draw:text-box>
              <text:p text:style-name="P3"><text:span text:style-name="T30">subProperties</text:span></text:p>
            </draw:text-box>
          </draw:frame>
          <draw:rect draw:style-name="gr86" draw:text-style-name="P8" draw:layer="layout" svg:width="4.346cm" svg:height="1.75cm" svg:x="72.735cm" svg:y="74.921cm" draw:corner-radius="0.5cm">
            <text:p/>
          </draw:rect>
        </draw:g>
        <draw:connector draw:style-name="gr85" draw:text-style-name="P8" draw:layer="layout" draw:type="curve" svg:x1="67.513cm" svg:y1="75.763cm" svg:x2="68.701cm" svg:y2="75.796cm" draw:start-shape="id141" draw:start-glue-point="1" draw:end-shape="id142" draw:end-glue-point="3" svg:d="m67513 75763c873 0 279 33 1188 33">
          <text:p/>
        </draw:connector>
        <draw:frame draw:style-name="gr56" draw:text-style-name="P40" xml:id="id145" draw:id="id145" draw:layer="layout" svg:width="1.182cm" svg:height="0.373cm" svg:x="66.332cm" svg:y="77.677cm">
          <draw:text-box>
            <text:p text:style-name="P3"><text:span text:style-name="T30">properties</text:span></text:p>
          </draw:text-box>
        </draw:frame>
        <draw:g>
          <draw:rect draw:style-name="gr86" draw:text-style-name="P8" xml:id="id146" draw:id="id146" draw:layer="layout" svg:width="3.714cm" svg:height="1.75cm" svg:x="68.66cm" svg:y="76.995cm" draw:corner-radius="0.5cm">
            <text:p/>
          </draw:rect>
          <draw:frame draw:style-name="gr56" draw:text-style-name="P40" draw:layer="layout" svg:width="3.223cm" svg:height="0.373cm" svg:x="68.79cm" svg:y="77.183cm">
            <draw:text-box>
              <text:p text:style-name="P3"><text:span text:style-name="T30">propertyName: <text:s/>TypeOfport</text:span></text:p>
            </draw:text-box>
          </draw:frame>
          <draw:frame draw:style-name="gr56" draw:text-style-name="P40" draw:layer="layout" svg:width="3.147cm" svg:height="0.373cm" svg:x="68.79cm" svg:y="77.684cm">
            <draw:text-box>
              <text:p text:style-name="P3"><text:span text:style-name="T30">propertyValue: <text:s/>dataComm</text:span></text:p>
            </draw:text-box>
          </draw:frame>
          <draw:frame draw:style-name="gr56" draw:text-style-name="P40" xml:id="id143" draw:id="id143" draw:layer="layout" svg:width="1.593cm" svg:height="0.373cm" svg:x="68.79cm" svg:y="78.185cm">
            <draw:text-box>
              <text:p text:style-name="P3"><text:span text:style-name="T30">subProperties</text:span></text:p>
            </draw:text-box>
          </draw:frame>
        </draw:g>
        <draw:connector draw:style-name="gr85" draw:text-style-name="P8" draw:layer="layout" draw:type="curve" draw:line-skew="0.381cm" svg:x1="70.383cm" svg:y1="78.371cm" svg:x2="72.736cm" svg:y2="77.896cm" draw:start-shape="id143" draw:start-glue-point="1" draw:end-shape="id144" draw:end-glue-point="3" svg:d="m70383 78371c2317 0 1141-475 2353-475">
          <text:p/>
        </draw:connector>
        <draw:g>
          <draw:frame draw:style-name="gr56" draw:text-style-name="P40" draw:layer="layout" svg:width="4.074cm" svg:height="0.373cm" svg:x="72.866cm" svg:y="77.209cm">
            <draw:text-box>
              <text:p text:style-name="P3"><text:span text:style-name="T30">propertyName: <text:s/>TypeOfCommData</text:span></text:p>
            </draw:text-box>
          </draw:frame>
          <draw:frame draw:style-name="gr56" draw:text-style-name="P40" draw:layer="layout" svg:width="2.681cm" svg:height="0.373cm" svg:x="72.866cm" svg:y="77.71cm">
            <draw:text-box>
              <text:p text:style-name="P3"><text:span text:style-name="T30">propertyValue: <text:s/>integer</text:span></text:p>
            </draw:text-box>
          </draw:frame>
          <draw:frame draw:style-name="gr56" draw:text-style-name="P40" draw:layer="layout" svg:width="1.593cm" svg:height="0.373cm" svg:x="72.866cm" svg:y="78.211cm">
            <draw:text-box>
              <text:p text:style-name="P3"><text:span text:style-name="T30">subProperties</text:span></text:p>
            </draw:text-box>
          </draw:frame>
          <draw:rect draw:style-name="gr86" draw:text-style-name="P8" xml:id="id144" draw:id="id144" draw:layer="layout" svg:width="4.367cm" svg:height="1.75cm" svg:x="72.736cm" svg:y="77.021cm" draw:corner-radius="0.5cm">
            <text:p/>
          </draw:rect>
        </draw:g>
        <draw:connector draw:style-name="gr85" draw:text-style-name="P8" draw:layer="layout" draw:type="curve" svg:x1="67.514cm" svg:y1="77.863cm" svg:x2="68.66cm" svg:y2="77.87cm" draw:start-shape="id145" draw:start-glue-point="1" draw:end-shape="id146" draw:end-glue-point="3" svg:d="m67514 77863c841 0 269 7 1146 7">
          <text:p/>
        </draw:connector>
        <draw:frame draw:style-name="gr56" draw:text-style-name="P40" xml:id="id163" draw:id="id163" draw:layer="layout" svg:width="0.941cm" svg:height="0.373cm" svg:x="66.333cm" svg:y="77.18cm">
          <draw:text-box>
            <text:p text:style-name="P3"><text:span text:style-name="T30">element</text:span></text:p>
          </draw:text-box>
        </draw:frame>
        <draw:frame draw:style-name="gr94" draw:text-style-name="P40" xml:id="id190" draw:id="id190" draw:layer="layout" svg:width="1.33cm" svg:height="0.432cm" svg:x="66.332cm" svg:y="76.08cm">
          <draw:text-box>
            <text:p text:style-name="P3"><text:span text:style-name="T30">pairedports</text:span></text:p>
          </draw:text-box>
        </draw:frame>
        <draw:frame draw:style-name="gr94" draw:text-style-name="P40" xml:id="id151" draw:id="id151" draw:layer="layout" svg:width="1.33cm" svg:height="0.432cm" svg:x="66.333cm" svg:y="78.18cm">
          <draw:text-box>
            <text:p text:style-name="P3"><text:span text:style-name="T30">pairedports</text:span></text:p>
          </draw:text-box>
        </draw:frame>
        <draw:rect draw:style-name="gr89" draw:text-style-name="P8" xml:id="id150" draw:id="id150" draw:layer="layout" svg:width="1.656cm" svg:height="1.764cm" svg:x="66.165cm" svg:y="76.999cm" draw:corner-radius="0.5cm">
          <text:p/>
        </draw:rect>
        <draw:rect draw:style-name="gr89" draw:text-style-name="P8" xml:id="id148" draw:id="id148" draw:layer="layout" svg:width="1.656cm" svg:height="1.764cm" svg:x="66.165cm" svg:y="74.899cm" draw:corner-radius="0.5cm">
          <text:p/>
        </draw:rect>
        <draw:connector draw:style-name="gr85" draw:text-style-name="P8" draw:layer="layout" draw:type="curve" svg:x1="64.58cm" svg:y1="73.113cm" svg:x2="66.165cm" svg:y2="75.781cm" draw:start-shape="id147" draw:start-glue-point="1" draw:end-shape="id148" draw:end-glue-point="3" svg:d="m64580 73113c1170 0 378 2668 1585 2668">
          <text:p/>
        </draw:connector>
        <draw:connector draw:style-name="gr85" draw:text-style-name="P8" draw:layer="layout" draw:type="curve" draw:line-skew="-0.143cm" svg:x1="64.78cm" svg:y1="73.614cm" svg:x2="66.165cm" svg:y2="77.881cm" draw:start-shape="id149" draw:start-glue-point="1" draw:end-shape="id150" draw:end-glue-point="3" svg:d="m64780 73614c805 0 113 4267 1385 4267">
          <text:p/>
        </draw:connector>
        <draw:connector draw:style-name="gr85" draw:text-style-name="P8" draw:layer="layout" draw:type="curve" draw:line-skew="-3.989cm" svg:x1="66.333cm" svg:y1="78.396cm" svg:x2="66.332cm" svg:y2="66.896cm" draw:start-shape="id151" draw:start-glue-point="3" draw:end-shape="id152" draw:end-glue-point="3" svg:d="m66333 78396c-6735 0-6734-11500-1-11500">
          <text:p/>
        </draw:connector>
        <draw:connector draw:style-name="gr85" draw:text-style-name="P8" draw:layer="layout" draw:type="curve" draw:line-skew="-3.629cm" svg:x1="66.332cm" svg:y1="66.896cm" svg:x2="66.333cm" svg:y2="78.396cm" draw:start-shape="id152" draw:start-glue-point="3" draw:end-shape="id151" draw:end-glue-point="3" svg:d="m66332 66896c-6193 0-6194 11500 1 11500">
          <text:p/>
        </draw:connector>
        <draw:frame draw:style-name="gr56" draw:text-style-name="P40" xml:id="id153" draw:id="id153" draw:layer="layout" svg:width="1.182cm" svg:height="0.373cm" svg:x="66.331cm" svg:y="81.977cm">
          <draw:text-box>
            <text:p text:style-name="P3"><text:span text:style-name="T30">properties</text:span></text:p>
          </draw:text-box>
        </draw:frame>
        <draw:frame draw:style-name="gr56" draw:text-style-name="P40" draw:layer="layout" svg:width="0.941cm" svg:height="0.373cm" svg:x="66.331cm" svg:y="81.479cm">
          <draw:text-box>
            <text:p text:style-name="P3"><text:span text:style-name="T30">element</text:span></text:p>
          </draw:text-box>
        </draw:frame>
        <draw:g xml:id="id154" draw:id="id154">
          <draw:rect draw:style-name="gr86" draw:text-style-name="P8" draw:layer="layout" svg:width="3.714cm" svg:height="1.75cm" svg:x="68.701cm" svg:y="81.321cm" draw:corner-radius="0.5cm">
            <text:p/>
          </draw:rect>
          <draw:frame draw:style-name="gr56" draw:text-style-name="P40" draw:layer="layout" svg:width="3.223cm" svg:height="0.373cm" svg:x="68.831cm" svg:y="81.509cm">
            <draw:text-box>
              <text:p text:style-name="P3"><text:span text:style-name="T30">propertyName: <text:s/>TypeOfport</text:span></text:p>
            </draw:text-box>
          </draw:frame>
          <draw:frame draw:style-name="gr56" draw:text-style-name="P40" draw:layer="layout" svg:width="3.147cm" svg:height="0.373cm" svg:x="68.831cm" svg:y="82.01cm">
            <draw:text-box>
              <text:p text:style-name="P3"><text:span text:style-name="T30">propertyValue: <text:s/>dataComm</text:span></text:p>
            </draw:text-box>
          </draw:frame>
          <draw:frame draw:style-name="gr56" draw:text-style-name="P40" draw:layer="layout" svg:width="1.593cm" svg:height="0.373cm" svg:x="68.831cm" svg:y="82.511cm">
            <draw:text-box>
              <text:p text:style-name="P3"><text:span text:style-name="T30">subProperties</text:span></text:p>
            </draw:text-box>
          </draw:frame>
        </draw:g>
        <draw:connector draw:style-name="gr85" draw:text-style-name="P8" draw:layer="layout" draw:type="curve" draw:line-skew="0.338cm" svg:x1="70.602cm" svg:y1="82.697cm" svg:x2="72.735cm" svg:y2="82.196cm" svg:d="m70602 82697c2107 0 1041-501 2133-501">
          <text:p/>
        </draw:connector>
        <draw:g>
          <draw:frame draw:style-name="gr56" draw:text-style-name="P40" draw:layer="layout" svg:width="4.074cm" svg:height="0.373cm" svg:x="72.865cm" svg:y="81.509cm">
            <draw:text-box>
              <text:p text:style-name="P3"><text:span text:style-name="T30">propertyName: <text:s/>TypeOfCommData</text:span></text:p>
            </draw:text-box>
          </draw:frame>
          <draw:frame draw:style-name="gr56" draw:text-style-name="P40" draw:layer="layout" svg:width="2.681cm" svg:height="0.373cm" svg:x="72.865cm" svg:y="82.01cm">
            <draw:text-box>
              <text:p text:style-name="P3"><text:span text:style-name="T30">propertyValue: <text:s/>integer</text:span></text:p>
            </draw:text-box>
          </draw:frame>
          <draw:frame draw:style-name="gr56" draw:text-style-name="P40" draw:layer="layout" svg:width="1.593cm" svg:height="0.373cm" svg:x="72.865cm" svg:y="82.511cm">
            <draw:text-box>
              <text:p text:style-name="P3"><text:span text:style-name="T30">subProperties</text:span></text:p>
            </draw:text-box>
          </draw:frame>
          <draw:rect draw:style-name="gr86" draw:text-style-name="P8" draw:layer="layout" svg:width="4.346cm" svg:height="1.75cm" svg:x="72.735cm" svg:y="81.321cm" draw:corner-radius="0.5cm">
            <text:p/>
          </draw:rect>
        </draw:g>
        <draw:connector draw:style-name="gr85" draw:text-style-name="P8" draw:layer="layout" draw:type="curve" svg:x1="67.513cm" svg:y1="82.163cm" svg:x2="68.701cm" svg:y2="82.196cm" draw:start-shape="id153" draw:start-glue-point="1" draw:end-shape="id154" draw:end-glue-point="3" svg:d="m67513 82163c873 0 279 33 1188 33">
          <text:p/>
        </draw:connector>
        <draw:frame draw:style-name="gr94" draw:text-style-name="P40" xml:id="id160" draw:id="id160" draw:layer="layout" svg:width="1.33cm" svg:height="0.432cm" svg:x="66.332cm" svg:y="82.48cm">
          <draw:text-box>
            <text:p text:style-name="P3"><text:span text:style-name="T30">pairedports</text:span></text:p>
          </draw:text-box>
        </draw:frame>
        <draw:rect draw:style-name="gr89" draw:text-style-name="P8" xml:id="id165" draw:id="id165" draw:layer="layout" svg:width="1.656cm" svg:height="1.764cm" svg:x="66.165cm" svg:y="81.299cm" draw:corner-radius="0.5cm">
          <text:p/>
        </draw:rect>
        <draw:frame draw:style-name="gr56" draw:text-style-name="P40" xml:id="id157" draw:id="id157" draw:layer="layout" svg:width="1.182cm" svg:height="0.373cm" svg:x="66.332cm" svg:y="70.377cm">
          <draw:text-box>
            <text:p text:style-name="P3"><text:span text:style-name="T30">properties</text:span></text:p>
          </draw:text-box>
        </draw:frame>
        <draw:g>
          <draw:rect draw:style-name="gr86" draw:text-style-name="P8" xml:id="id158" draw:id="id158" draw:layer="layout" svg:width="3.714cm" svg:height="1.75cm" svg:x="68.66cm" svg:y="69.695cm" draw:corner-radius="0.5cm">
            <text:p/>
          </draw:rect>
          <draw:frame draw:style-name="gr56" draw:text-style-name="P40" draw:layer="layout" svg:width="3.223cm" svg:height="0.373cm" svg:x="68.79cm" svg:y="69.883cm">
            <draw:text-box>
              <text:p text:style-name="P3"><text:span text:style-name="T30">propertyName: <text:s/>TypeOfport</text:span></text:p>
            </draw:text-box>
          </draw:frame>
          <draw:frame draw:style-name="gr56" draw:text-style-name="P40" draw:layer="layout" svg:width="3.147cm" svg:height="0.373cm" svg:x="68.79cm" svg:y="70.384cm">
            <draw:text-box>
              <text:p text:style-name="P3"><text:span text:style-name="T30">propertyValue: <text:s/>dataComm</text:span></text:p>
            </draw:text-box>
          </draw:frame>
          <draw:frame draw:style-name="gr56" draw:text-style-name="P40" xml:id="id155" draw:id="id155" draw:layer="layout" svg:width="1.593cm" svg:height="0.373cm" svg:x="68.79cm" svg:y="70.885cm">
            <draw:text-box>
              <text:p text:style-name="P3"><text:span text:style-name="T30">subProperties</text:span></text:p>
            </draw:text-box>
          </draw:frame>
        </draw:g>
        <draw:connector draw:style-name="gr85" draw:text-style-name="P8" draw:layer="layout" draw:type="curve" draw:line-skew="0.381cm" svg:x1="70.383cm" svg:y1="71.071cm" svg:x2="72.736cm" svg:y2="70.596cm" draw:start-shape="id155" draw:start-glue-point="1" draw:end-shape="id156" draw:end-glue-point="3" svg:d="m70383 71071c2317 0 1141-475 2353-475">
          <text:p/>
        </draw:connector>
        <draw:g>
          <draw:frame draw:style-name="gr56" draw:text-style-name="P40" draw:layer="layout" svg:width="4.074cm" svg:height="0.373cm" svg:x="72.866cm" svg:y="69.909cm">
            <draw:text-box>
              <text:p text:style-name="P3"><text:span text:style-name="T30">propertyName: <text:s/>TypeOfCommData</text:span></text:p>
            </draw:text-box>
          </draw:frame>
          <draw:frame draw:style-name="gr56" draw:text-style-name="P40" draw:layer="layout" svg:width="2.91cm" svg:height="0.373cm" svg:x="72.866cm" svg:y="70.41cm">
            <draw:text-box>
              <text:p text:style-name="P3"><text:span text:style-name="T30">propertyValue: <text:s/>inherited</text:span></text:p>
            </draw:text-box>
          </draw:frame>
          <draw:frame draw:style-name="gr56" draw:text-style-name="P40" draw:layer="layout" svg:width="1.593cm" svg:height="0.373cm" svg:x="72.866cm" svg:y="70.911cm">
            <draw:text-box>
              <text:p text:style-name="P3"><text:span text:style-name="T30">subProperties</text:span></text:p>
            </draw:text-box>
          </draw:frame>
          <draw:rect draw:style-name="gr86" draw:text-style-name="P8" xml:id="id156" draw:id="id156" draw:layer="layout" svg:width="4.367cm" svg:height="1.75cm" svg:x="72.736cm" svg:y="69.721cm" draw:corner-radius="0.5cm">
            <text:p/>
          </draw:rect>
        </draw:g>
        <draw:connector draw:style-name="gr85" draw:text-style-name="P8" draw:layer="layout" draw:type="curve" svg:x1="67.514cm" svg:y1="70.563cm" svg:x2="68.66cm" svg:y2="70.57cm" draw:start-shape="id157" draw:start-glue-point="1" draw:end-shape="id158" draw:end-glue-point="3" svg:d="m67514 70563c841 0 269 7 1146 7">
          <text:p/>
        </draw:connector>
        <draw:frame draw:style-name="gr56" draw:text-style-name="P40" draw:layer="layout" svg:width="0.941cm" svg:height="0.373cm" svg:x="66.333cm" svg:y="69.88cm">
          <draw:text-box>
            <text:p text:style-name="P3"><text:span text:style-name="T30">element</text:span></text:p>
          </draw:text-box>
        </draw:frame>
        <draw:frame draw:style-name="gr94" draw:text-style-name="P40" xml:id="id189" draw:id="id189" draw:layer="layout" svg:width="1.33cm" svg:height="0.432cm" svg:x="66.333cm" svg:y="70.88cm">
          <draw:text-box>
            <text:p text:style-name="P3"><text:span text:style-name="T30">pairedports</text:span></text:p>
          </draw:text-box>
        </draw:frame>
        <draw:rect draw:style-name="gr89" draw:text-style-name="P8" xml:id="id187" draw:id="id187" draw:layer="layout" svg:width="1.656cm" svg:height="1.764cm" svg:x="66.165cm" svg:y="69.699cm" draw:corner-radius="0.5cm">
          <text:p/>
        </draw:rect>
        <draw:connector draw:style-name="gr85" draw:text-style-name="P8" draw:layer="layout" draw:type="curve" draw:line-skew="-3.65cm" svg:x1="66.333cm" svg:y1="68.996cm" svg:x2="66.332cm" svg:y2="82.696cm" draw:start-shape="id159" draw:start-glue-point="3" draw:end-shape="id160" draw:end-glue-point="3" svg:d="m66333 68996c-6226 0-6226 13700-1 13700">
          <text:p/>
        </draw:connector>
        <draw:connector draw:style-name="gr85" draw:text-style-name="P8" draw:layer="layout" draw:type="curve" draw:line-skew="-3.412cm" svg:x1="66.332cm" svg:y1="82.696cm" svg:x2="66.333cm" svg:y2="68.996cm" draw:start-shape="id160" draw:start-glue-point="3" draw:end-shape="id159" draw:end-glue-point="3" svg:d="m66332 82696c-5868 0-5868-13700 1-13700">
          <text:p/>
        </draw:connector>
        <draw:connector draw:style-name="gr85" draw:text-style-name="P8" draw:layer="layout" draw:type="curve" svg:x1="66.331cm" svg:y1="75.265cm" svg:x2="64.382cm" svg:y2="74.528cm" draw:start-shape="id161" draw:start-glue-point="3" draw:end-shape="id162" draw:end-glue-point="2" svg:d="m66331 75265c-1300 0-1949-245-1949-737">
          <text:p/>
        </draw:connector>
        <draw:connector draw:style-name="gr85" draw:text-style-name="P8" draw:layer="layout" draw:type="curve" svg:x1="66.333cm" svg:y1="77.366cm" svg:x2="64.382cm" svg:y2="74.528cm" draw:start-shape="id163" draw:start-glue-point="3" draw:end-shape="id162" draw:end-glue-point="2" svg:d="m66333 77366c-1301 0-1951-946-1951-2838">
          <text:p/>
        </draw:connector>
        <draw:connector draw:style-name="gr85" draw:text-style-name="P8" draw:layer="layout" draw:type="curve" svg:x1="64.781cm" svg:y1="80.114cm" svg:x2="66.165cm" svg:y2="82.181cm" draw:start-shape="id164" draw:start-glue-point="1" draw:end-shape="id165" draw:end-glue-point="3" svg:d="m64781 80114c1020 0 328 2067 1384 2067">
          <text:p/>
        </draw:connector>
        <draw:rect draw:style-name="gr86" draw:text-style-name="P8" xml:id="id167" draw:id="id167" draw:layer="layout" svg:width="4.003cm" svg:height="1.75cm" svg:x="67.101cm" svg:y="49.41cm" draw:corner-radius="0.5cm">
          <text:p/>
        </draw:rect>
        <draw:frame draw:style-name="gr56" draw:text-style-name="P40" draw:layer="layout" svg:width="3.705cm" svg:height="0.373cm" svg:x="67.205cm" svg:y="49.651cm">
          <draw:text-box>
            <text:p text:style-name="P3"><text:span text:style-name="T30">propertyName: <text:s/>TypeOfElement</text:span></text:p>
          </draw:text-box>
        </draw:frame>
        <draw:frame draw:style-name="gr56" draw:text-style-name="P40" draw:layer="layout" svg:width="3.083cm" svg:height="0.373cm" svg:x="67.231cm" svg:y="50.099cm">
          <draw:text-box>
            <text:p text:style-name="P3"><text:span text:style-name="T30">propertyValue: <text:s/>Command</text:span></text:p>
          </draw:text-box>
        </draw:frame>
        <draw:frame draw:style-name="gr56" draw:text-style-name="P40" xml:id="id168" draw:id="id168" draw:layer="layout" svg:width="1.593cm" svg:height="0.373cm" svg:x="67.231cm" svg:y="50.6cm">
          <draw:text-box>
            <text:p text:style-name="P3"><text:span text:style-name="T30">subProperties</text:span></text:p>
          </draw:text-box>
        </draw:frame>
        <draw:frame draw:style-name="gr56" draw:text-style-name="P40" draw:layer="layout" svg:width="3.371cm" svg:height="0.373cm" svg:x="71.778cm" svg:y="49.598cm">
          <draw:text-box>
            <text:p text:style-name="P3"><text:span text:style-name="T30">propertyName: <text:s/>CommandID</text:span></text:p>
          </draw:text-box>
        </draw:frame>
        <draw:frame draw:style-name="gr56" draw:text-style-name="P40" draw:layer="layout" svg:width="3.265cm" svg:height="0.373cm" svg:x="71.778cm" svg:y="50.099cm">
          <draw:text-box>
            <text:p text:style-name="P3"><text:span text:style-name="T30">propertyValue: <text:s/>IDOfAssign</text:span></text:p>
          </draw:text-box>
        </draw:frame>
        <draw:frame draw:style-name="gr56" draw:text-style-name="P40" draw:layer="layout" svg:width="1.593cm" svg:height="0.373cm" svg:x="71.778cm" svg:y="50.6cm">
          <draw:text-box>
            <text:p text:style-name="P3"><text:span text:style-name="T30">subProperties</text:span></text:p>
          </draw:text-box>
        </draw:frame>
        <draw:connector draw:style-name="gr85" draw:text-style-name="P8" draw:layer="layout" draw:type="curve" svg:x1="64.913cm" svg:y1="49.783cm" svg:x2="67.101cm" svg:y2="50.285cm" draw:start-shape="id166" draw:start-glue-point="1" draw:end-shape="id167" draw:end-glue-point="3" svg:d="m64913 49783c1623 0 529 502 2188 502">
          <text:p/>
        </draw:connector>
        <draw:connector draw:style-name="gr85" draw:text-style-name="P8" draw:layer="layout" draw:type="curve" draw:line-skew="0.364cm" svg:x1="68.824cm" svg:y1="50.786cm" svg:x2="71.648cm" svg:y2="50.285cm" draw:start-shape="id168" draw:start-glue-point="1" draw:end-shape="id169" draw:end-glue-point="3" svg:d="m68824 50786c2646 0 1234-501 2824-501">
          <text:p/>
        </draw:connector>
        <draw:connector draw:style-name="gr85" draw:text-style-name="P8" draw:layer="layout" draw:type="curve" draw:line-skew="0.132cm" svg:x1="64.579cm" svg:y1="50.185cm" svg:x2="66.165cm" svg:y2="54.753cm" draw:start-shape="id170" draw:start-glue-point="1" draw:end-shape="id171" draw:end-glue-point="3" svg:d="m64579 50185c1369 0 577 4568 1586 4568">
          <text:p/>
        </draw:connector>
        <draw:rect draw:style-name="gr86" draw:text-style-name="P8" xml:id="id169" draw:id="id169" draw:layer="layout" svg:width="3.834cm" svg:height="1.75cm" svg:x="71.648cm" svg:y="49.41cm" draw:corner-radius="0.5cm">
          <text:p/>
        </draw:rect>
        <draw:frame draw:style-name="gr56" draw:text-style-name="P40" xml:id="id172" draw:id="id172" draw:layer="layout" svg:width="1.182cm" svg:height="0.373cm" svg:x="66.331cm" svg:y="54.549cm">
          <draw:text-box>
            <text:p text:style-name="P3"><text:span text:style-name="T30">properties</text:span></text:p>
          </draw:text-box>
        </draw:frame>
        <draw:frame draw:style-name="gr56" draw:text-style-name="P40" xml:id="id174" draw:id="id174" draw:layer="layout" svg:width="0.941cm" svg:height="0.373cm" svg:x="66.331cm" svg:y="54.051cm">
          <draw:text-box>
            <text:p text:style-name="P3"><text:span text:style-name="T30">element</text:span></text:p>
          </draw:text-box>
        </draw:frame>
        <draw:g xml:id="id173" draw:id="id173">
          <draw:rect draw:style-name="gr86" draw:text-style-name="P8" draw:layer="layout" svg:width="3.714cm" svg:height="1.75cm" svg:x="68.701cm" svg:y="53.893cm" draw:corner-radius="0.5cm">
            <text:p/>
          </draw:rect>
          <draw:frame draw:style-name="gr56" draw:text-style-name="P40" draw:layer="layout" svg:width="3.223cm" svg:height="0.373cm" svg:x="68.831cm" svg:y="54.081cm">
            <draw:text-box>
              <text:p text:style-name="P3"><text:span text:style-name="T30">propertyName: <text:s/>TypeOfport</text:span></text:p>
            </draw:text-box>
          </draw:frame>
          <draw:frame draw:style-name="gr56" draw:text-style-name="P40" draw:layer="layout" svg:width="3.147cm" svg:height="0.373cm" svg:x="68.831cm" svg:y="54.582cm">
            <draw:text-box>
              <text:p text:style-name="P3"><text:span text:style-name="T30">propertyValue: <text:s/>dataComm</text:span></text:p>
            </draw:text-box>
          </draw:frame>
          <draw:frame draw:style-name="gr56" draw:text-style-name="P40" draw:layer="layout" svg:width="1.593cm" svg:height="0.373cm" svg:x="68.831cm" svg:y="55.083cm">
            <draw:text-box>
              <text:p text:style-name="P3"><text:span text:style-name="T30">subProperties</text:span></text:p>
            </draw:text-box>
          </draw:frame>
        </draw:g>
        <draw:connector draw:style-name="gr85" draw:text-style-name="P8" draw:layer="layout" draw:type="curve" draw:line-skew="0.338cm" svg:x1="70.602cm" svg:y1="55.269cm" svg:x2="72.735cm" svg:y2="54.768cm" svg:d="m70602 55269c2107 0 1041-501 2133-501">
          <text:p/>
        </draw:connector>
        <draw:g>
          <draw:frame draw:style-name="gr56" draw:text-style-name="P40" draw:layer="layout" svg:width="4.074cm" svg:height="0.373cm" svg:x="72.865cm" svg:y="54.081cm">
            <draw:text-box>
              <text:p text:style-name="P3"><text:span text:style-name="T30">propertyName: <text:s/>TypeOfCommData</text:span></text:p>
            </draw:text-box>
          </draw:frame>
          <draw:frame draw:style-name="gr56" draw:text-style-name="P40" draw:layer="layout" svg:width="2.91cm" svg:height="0.373cm" svg:x="72.865cm" svg:y="54.582cm">
            <draw:text-box>
              <text:p text:style-name="P3"><text:span text:style-name="T30">propertyValue: <text:s/>inherited</text:span></text:p>
            </draw:text-box>
          </draw:frame>
          <draw:frame draw:style-name="gr56" draw:text-style-name="P40" draw:layer="layout" svg:width="1.593cm" svg:height="0.373cm" svg:x="72.865cm" svg:y="55.083cm">
            <draw:text-box>
              <text:p text:style-name="P3"><text:span text:style-name="T30">subProperties</text:span></text:p>
            </draw:text-box>
          </draw:frame>
          <draw:rect draw:style-name="gr86" draw:text-style-name="P8" draw:layer="layout" svg:width="4.346cm" svg:height="1.75cm" svg:x="72.735cm" svg:y="53.893cm" draw:corner-radius="0.5cm">
            <text:p/>
          </draw:rect>
        </draw:g>
        <draw:connector draw:style-name="gr85" draw:text-style-name="P8" draw:layer="layout" draw:type="curve" svg:x1="67.513cm" svg:y1="54.735cm" svg:x2="68.701cm" svg:y2="54.768cm" draw:start-shape="id172" draw:start-glue-point="1" draw:end-shape="id173" draw:end-glue-point="3" svg:d="m67513 54735c873 0 279 33 1188 33">
          <text:p/>
        </draw:connector>
        <draw:connector draw:style-name="gr85" draw:text-style-name="P8" draw:layer="layout" draw:type="curve" svg:x1="66.331cm" svg:y1="54.237cm" svg:x2="64.381cm" svg:y2="51.6cm" draw:start-shape="id174" draw:start-glue-point="3" draw:end-shape="id175" draw:end-glue-point="2" svg:d="m66331 54237c-1300 0-1950-879-1950-2637">
          <text:p/>
        </draw:connector>
        <draw:frame draw:style-name="gr56" draw:text-style-name="P40" xml:id="id178" draw:id="id178" draw:layer="layout" svg:width="1.182cm" svg:height="0.373cm" svg:x="66.332cm" svg:y="56.649cm">
          <draw:text-box>
            <text:p text:style-name="P3"><text:span text:style-name="T30">properties</text:span></text:p>
          </draw:text-box>
        </draw:frame>
        <draw:g>
          <draw:rect draw:style-name="gr86" draw:text-style-name="P8" xml:id="id179" draw:id="id179" draw:layer="layout" svg:width="3.714cm" svg:height="1.75cm" svg:x="68.66cm" svg:y="55.967cm" draw:corner-radius="0.5cm">
            <text:p/>
          </draw:rect>
          <draw:frame draw:style-name="gr56" draw:text-style-name="P40" draw:layer="layout" svg:width="3.223cm" svg:height="0.373cm" svg:x="68.79cm" svg:y="56.155cm">
            <draw:text-box>
              <text:p text:style-name="P3"><text:span text:style-name="T30">propertyName: <text:s/>TypeOfport</text:span></text:p>
            </draw:text-box>
          </draw:frame>
          <draw:frame draw:style-name="gr56" draw:text-style-name="P40" draw:layer="layout" svg:width="3.147cm" svg:height="0.373cm" svg:x="68.79cm" svg:y="56.656cm">
            <draw:text-box>
              <text:p text:style-name="P3"><text:span text:style-name="T30">propertyValue: <text:s/>dataComm</text:span></text:p>
            </draw:text-box>
          </draw:frame>
          <draw:frame draw:style-name="gr56" draw:text-style-name="P40" xml:id="id176" draw:id="id176" draw:layer="layout" svg:width="1.593cm" svg:height="0.373cm" svg:x="68.79cm" svg:y="57.157cm">
            <draw:text-box>
              <text:p text:style-name="P3"><text:span text:style-name="T30">subProperties</text:span></text:p>
            </draw:text-box>
          </draw:frame>
        </draw:g>
        <draw:connector draw:style-name="gr85" draw:text-style-name="P8" draw:layer="layout" draw:type="curve" draw:line-skew="0.381cm" svg:x1="70.383cm" svg:y1="57.343cm" svg:x2="72.736cm" svg:y2="56.868cm" draw:start-shape="id176" draw:start-glue-point="1" draw:end-shape="id177" draw:end-glue-point="3" svg:d="m70383 57343c2317 0 1141-475 2353-475">
          <text:p/>
        </draw:connector>
        <draw:g>
          <draw:frame draw:style-name="gr56" draw:text-style-name="P40" draw:layer="layout" svg:width="4.074cm" svg:height="0.373cm" svg:x="72.866cm" svg:y="56.181cm">
            <draw:text-box>
              <text:p text:style-name="P3"><text:span text:style-name="T30">propertyName: <text:s/>TypeOfCommData</text:span></text:p>
            </draw:text-box>
          </draw:frame>
          <draw:frame draw:style-name="gr56" draw:text-style-name="P40" draw:layer="layout" svg:width="2.91cm" svg:height="0.373cm" svg:x="72.866cm" svg:y="56.682cm">
            <draw:text-box>
              <text:p text:style-name="P3"><text:span text:style-name="T30">propertyValue: <text:s/>inherited</text:span></text:p>
            </draw:text-box>
          </draw:frame>
          <draw:frame draw:style-name="gr56" draw:text-style-name="P40" draw:layer="layout" svg:width="1.593cm" svg:height="0.373cm" svg:x="72.866cm" svg:y="57.183cm">
            <draw:text-box>
              <text:p text:style-name="P3"><text:span text:style-name="T30">subProperties</text:span></text:p>
            </draw:text-box>
          </draw:frame>
          <draw:rect draw:style-name="gr86" draw:text-style-name="P8" xml:id="id177" draw:id="id177" draw:layer="layout" svg:width="4.367cm" svg:height="1.75cm" svg:x="72.736cm" svg:y="55.993cm" draw:corner-radius="0.5cm">
            <text:p/>
          </draw:rect>
        </draw:g>
        <draw:connector draw:style-name="gr85" draw:text-style-name="P8" draw:layer="layout" draw:type="curve" svg:x1="67.514cm" svg:y1="56.835cm" svg:x2="68.66cm" svg:y2="56.842cm" draw:start-shape="id178" draw:start-glue-point="1" draw:end-shape="id179" draw:end-glue-point="3" svg:d="m67514 56835c841 0 269 7 1146 7">
          <text:p/>
        </draw:connector>
        <draw:connector draw:style-name="gr85" draw:text-style-name="P8" draw:layer="layout" draw:type="curve" draw:line-skew="-0.101cm" svg:x1="64.779cm" svg:y1="50.686cm" svg:x2="66.165cm" svg:y2="56.853cm" draw:start-shape="id180" draw:start-glue-point="1" draw:end-shape="id181" draw:end-glue-point="3" svg:d="m64779 50686c870 0 177 6167 1386 6167">
          <text:p/>
        </draw:connector>
        <draw:frame draw:style-name="gr56" draw:text-style-name="P40" xml:id="id182" draw:id="id182" draw:layer="layout" svg:width="0.941cm" svg:height="0.373cm" svg:x="66.333cm" svg:y="56.152cm">
          <draw:text-box>
            <text:p text:style-name="P3"><text:span text:style-name="T30">element</text:span></text:p>
          </draw:text-box>
        </draw:frame>
        <draw:connector draw:style-name="gr85" draw:text-style-name="P8" draw:layer="layout" draw:type="curve" svg:x1="66.333cm" svg:y1="56.338cm" svg:x2="64.381cm" svg:y2="51.6cm" draw:start-shape="id182" draw:start-glue-point="3" draw:end-shape="id175" draw:end-glue-point="2" svg:d="m66333 56338c-1302 0-1952-1579-1952-4738">
          <text:p/>
        </draw:connector>
        <draw:frame draw:style-name="gr56" draw:text-style-name="P40" draw:layer="layout" svg:width="4.865cm" svg:height="0.373cm" svg:x="67.245cm" svg:y="51.798cm">
          <draw:text-box>
            <text:p text:style-name="P3"><text:span text:style-name="T30">propertyName: <text:s/>TypeOfSyntacticStructure</text:span></text:p>
          </draw:text-box>
        </draw:frame>
        <draw:frame draw:style-name="gr56" draw:text-style-name="P40" draw:layer="layout" svg:width="4.264cm" svg:height="0.373cm" svg:x="67.245cm" svg:y="52.299cm">
          <draw:text-box>
            <text:p text:style-name="P3"><text:span text:style-name="T30">propertyValue: <text:s/>syntacticPatternRoot</text:span></text:p>
          </draw:text-box>
        </draw:frame>
        <draw:frame draw:style-name="gr56" draw:text-style-name="P40" draw:layer="layout" svg:width="1.593cm" svg:height="0.373cm" svg:x="67.245cm" svg:y="52.8cm">
          <draw:text-box>
            <text:p text:style-name="P3"><text:span text:style-name="T30">subProperties</text:span></text:p>
          </draw:text-box>
        </draw:frame>
        <draw:rect draw:style-name="gr86" draw:text-style-name="P8" xml:id="id183" draw:id="id183" draw:layer="layout" svg:width="5.116cm" svg:height="1.75cm" svg:x="67.115cm" svg:y="51.61cm" draw:corner-radius="0.5cm">
          <text:p/>
        </draw:rect>
        <draw:connector draw:style-name="gr85" draw:text-style-name="P8" draw:layer="layout" draw:type="curve" svg:x1="64.913cm" svg:y1="49.783cm" svg:x2="67.115cm" svg:y2="52.485cm" draw:start-shape="id166" draw:start-glue-point="1" draw:end-shape="id183" draw:end-glue-point="3" svg:d="m64913 49783c1633 0 533 2702 2202 2702">
          <text:p/>
        </draw:connector>
        <draw:rect draw:style-name="gr88" draw:text-style-name="P8" xml:id="id175" draw:id="id175" draw:layer="layout" svg:width="1.667cm" svg:height="2.19cm" svg:x="63.548cm" svg:y="49.41cm" draw:corner-radius="0.5cm">
          <text:p/>
        </draw:rect>
        <draw:frame draw:style-name="gr56" draw:text-style-name="P40" xml:id="id166" draw:id="id166" draw:layer="layout" svg:width="1.182cm" svg:height="0.373cm" svg:x="63.731cm" svg:y="49.597cm">
          <draw:text-box>
            <text:p text:style-name="P3"><text:span text:style-name="T30">properties</text:span></text:p>
          </draw:text-box>
        </draw:frame>
        <draw:frame draw:style-name="gr56" draw:text-style-name="P40" xml:id="id170" draw:id="id170" draw:layer="layout" svg:width="0.848cm" svg:height="0.373cm" svg:x="63.731cm" svg:y="49.999cm">
          <draw:text-box>
            <text:p text:style-name="P3"><text:span text:style-name="T30">portsIn</text:span></text:p>
          </draw:text-box>
        </draw:frame>
        <draw:frame draw:style-name="gr56" draw:text-style-name="P40" draw:layer="layout" svg:width="1.153cm" svg:height="0.373cm" svg:x="63.734cm" svg:y="50.956cm">
          <draw:text-box>
            <text:p text:style-name="P3"><text:span text:style-name="T30">subElems</text:span></text:p>
          </draw:text-box>
        </draw:frame>
        <draw:frame draw:style-name="gr56" draw:text-style-name="P40" xml:id="id180" draw:id="id180" draw:layer="layout" svg:width="1.047cm" svg:height="0.373cm" svg:x="63.732cm" svg:y="50.5cm">
          <draw:text-box>
            <text:p text:style-name="P3"><text:span text:style-name="T30">portsOut</text:span></text:p>
          </draw:text-box>
        </draw:frame>
        <draw:frame draw:style-name="gr94" draw:text-style-name="P40" xml:id="id188" draw:id="id188" draw:layer="layout" svg:width="1.33cm" svg:height="0.432cm" svg:x="66.332cm" svg:y="55.052cm">
          <draw:text-box>
            <text:p text:style-name="P3"><text:span text:style-name="T30">pairedports</text:span></text:p>
          </draw:text-box>
        </draw:frame>
        <draw:frame draw:style-name="gr94" draw:text-style-name="P40" xml:id="id191" draw:id="id191" draw:layer="layout" svg:width="1.33cm" svg:height="0.432cm" svg:x="66.333cm" svg:y="57.152cm">
          <draw:text-box>
            <text:p text:style-name="P3"><text:span text:style-name="T30">pairedports</text:span></text:p>
          </draw:text-box>
        </draw:frame>
        <draw:rect draw:style-name="gr89" draw:text-style-name="P8" xml:id="id181" draw:id="id181" draw:layer="layout" svg:width="1.656cm" svg:height="1.764cm" svg:x="66.165cm" svg:y="55.971cm" draw:corner-radius="0.5cm">
          <text:p/>
        </draw:rect>
        <draw:rect draw:style-name="gr89" draw:text-style-name="P8" xml:id="id171" draw:id="id171" draw:layer="layout" svg:width="1.656cm" svg:height="1.764cm" svg:x="66.165cm" svg:y="53.871cm" draw:corner-radius="0.5cm">
          <text:p/>
        </draw:rect>
        <draw:rect draw:style-name="gr86" draw:text-style-name="P8" xml:id="id185" draw:id="id185" draw:layer="layout" svg:width="4.003cm" svg:height="1.75cm" svg:x="54.481cm" svg:y="49.462cm" draw:corner-radius="0.5cm">
          <text:p/>
        </draw:rect>
        <draw:frame draw:style-name="gr56" draw:text-style-name="P40" draw:layer="layout" svg:width="3.705cm" svg:height="0.373cm" svg:x="54.585cm" svg:y="49.703cm">
          <draw:text-box>
            <text:p text:style-name="P3"><text:span text:style-name="T30">propertyName: <text:s/>TypeOfElement</text:span></text:p>
          </draw:text-box>
        </draw:frame>
        <draw:frame draw:style-name="gr56" draw:text-style-name="P40" draw:layer="layout" svg:width="3.032cm" svg:height="0.373cm" svg:x="54.611cm" svg:y="50.151cm">
          <draw:text-box>
            <text:p text:style-name="P3"><text:span text:style-name="T30">propertyValue: <text:s/>Statement</text:span></text:p>
          </draw:text-box>
        </draw:frame>
        <draw:frame draw:style-name="gr56" draw:text-style-name="P40" draw:layer="layout" svg:width="1.593cm" svg:height="0.373cm" svg:x="54.611cm" svg:y="50.652cm">
          <draw:text-box>
            <text:p text:style-name="P3"><text:span text:style-name="T30">subProperties</text:span></text:p>
          </draw:text-box>
        </draw:frame>
        <draw:connector draw:style-name="gr85" draw:text-style-name="P8" draw:layer="layout" draw:type="curve" svg:x1="52.293cm" svg:y1="49.835cm" svg:x2="54.481cm" svg:y2="50.337cm" draw:start-shape="id184" draw:start-glue-point="1" draw:end-shape="id185" draw:end-glue-point="3" svg:d="m52293 49835c1623 0 529 502 2188 502">
          <text:p/>
        </draw:connector>
        <draw:rect draw:style-name="gr88" draw:text-style-name="P8" draw:layer="layout" svg:width="1.667cm" svg:height="2.19cm" svg:x="50.928cm" svg:y="49.462cm" draw:corner-radius="0.5cm">
          <text:p/>
        </draw:rect>
        <draw:frame draw:style-name="gr56" draw:text-style-name="P40" xml:id="id184" draw:id="id184" draw:layer="layout" svg:width="1.182cm" svg:height="0.373cm" svg:x="51.111cm" svg:y="49.649cm">
          <draw:text-box>
            <text:p text:style-name="P3"><text:span text:style-name="T30">properties</text:span></text:p>
          </draw:text-box>
        </draw:frame>
        <draw:frame draw:style-name="gr56" draw:text-style-name="P40" draw:layer="layout" svg:width="0.848cm" svg:height="0.373cm" svg:x="51.111cm" svg:y="50.051cm">
          <draw:text-box>
            <text:p text:style-name="P3"><text:span text:style-name="T30">portsIn</text:span></text:p>
          </draw:text-box>
        </draw:frame>
        <draw:frame draw:style-name="gr56" draw:text-style-name="P40" xml:id="id193" draw:id="id193" draw:layer="layout" svg:width="1.153cm" svg:height="0.373cm" svg:x="51.114cm" svg:y="51.008cm">
          <draw:text-box>
            <text:p text:style-name="P3"><text:span text:style-name="T30">subElems</text:span></text:p>
          </draw:text-box>
        </draw:frame>
        <draw:frame draw:style-name="gr56" draw:text-style-name="P40" draw:layer="layout" svg:width="1.047cm" svg:height="0.373cm" svg:x="51.112cm" svg:y="50.552cm">
          <draw:text-box>
            <text:p text:style-name="P3"><text:span text:style-name="T30">portsOut</text:span></text:p>
          </draw:text-box>
        </draw:frame>
        <draw:frame draw:style-name="gr56" draw:text-style-name="P40" draw:layer="layout" svg:width="4.865cm" svg:height="0.373cm" svg:x="54.645cm" svg:y="51.798cm">
          <draw:text-box>
            <text:p text:style-name="P3"><text:span text:style-name="T30">propertyName: <text:s/>TypeOfSyntacticStructure</text:span></text:p>
          </draw:text-box>
        </draw:frame>
        <draw:frame draw:style-name="gr56" draw:text-style-name="P40" draw:layer="layout" svg:width="4.036cm" svg:height="0.373cm" svg:x="54.645cm" svg:y="52.299cm">
          <draw:text-box>
            <text:p text:style-name="P3"><text:span text:style-name="T30">propertyValue: <text:s/>syntacticHierarchy</text:span></text:p>
          </draw:text-box>
        </draw:frame>
        <draw:frame draw:style-name="gr56" draw:text-style-name="P40" draw:layer="layout" svg:width="1.593cm" svg:height="0.373cm" svg:x="54.645cm" svg:y="52.8cm">
          <draw:text-box>
            <text:p text:style-name="P3"><text:span text:style-name="T30">subProperties</text:span></text:p>
          </draw:text-box>
        </draw:frame>
        <draw:rect draw:style-name="gr86" draw:text-style-name="P8" xml:id="id192" draw:id="id192" draw:layer="layout" svg:width="5.116cm" svg:height="1.75cm" svg:x="54.515cm" svg:y="51.61cm" draw:corner-radius="0.5cm">
          <text:p/>
        </draw:rect>
        <draw:connector draw:style-name="gr85" draw:text-style-name="P8" draw:layer="layout" draw:type="curve" draw:line-skew="-0.18cm" svg:x1="64.779cm" svg:y1="62.314cm" svg:x2="66.165cm" svg:y2="70.581cm" draw:start-shape="id186" draw:end-shape="id187" draw:end-glue-point="3" svg:d="m64779 62314c751 0 59 8267 1386 8267">
          <text:p/>
        </draw:connector>
        <draw:connector draw:style-name="gr85" draw:text-style-name="P8" draw:layer="layout" draw:type="curve" draw:line-skew="-4.443cm" svg:x1="66.332cm" svg:y1="55.268cm" svg:x2="66.333cm" svg:y2="71.096cm" draw:start-shape="id188" draw:start-glue-point="3" draw:end-shape="id189" draw:end-glue-point="3" svg:d="m66332 55268c-7414 0-7415 15828 1 15828">
          <text:p/>
        </draw:connector>
        <draw:connector draw:style-name="gr85" draw:text-style-name="P8" draw:layer="layout" draw:type="curve" draw:line-skew="-4.179cm" svg:x1="66.333cm" svg:y1="71.096cm" svg:x2="66.332cm" svg:y2="55.268cm" draw:start-shape="id189" draw:start-glue-point="3" draw:end-shape="id188" draw:end-glue-point="3" svg:d="m66333 71096c-7020 0-7019-15828-1-15828">
          <text:p/>
        </draw:connector>
        <draw:connector draw:style-name="gr85" draw:text-style-name="P8" draw:layer="layout" draw:type="curve" draw:line-skew="-6.666cm" svg:x1="66.332cm" svg:y1="76.296cm" svg:x2="66.333cm" svg:y2="57.368cm" draw:start-shape="id190" draw:start-glue-point="3" draw:end-shape="id191" draw:end-glue-point="3" svg:d="m66332 76296c-10749 0-10749-18928 1-18928">
          <text:p/>
        </draw:connector>
        <draw:connector draw:style-name="gr85" draw:text-style-name="P8" draw:layer="layout" draw:type="curve" draw:line-skew="-6.348cm" svg:x1="66.333cm" svg:y1="57.368cm" svg:x2="66.332cm" svg:y2="76.296cm" draw:start-shape="id191" draw:start-glue-point="3" draw:end-shape="id190" draw:end-glue-point="3" svg:d="m66333 57368c-10273 0-10273 18928-1 18928">
          <text:p/>
        </draw:connector>
        <draw:connector draw:style-name="gr85" draw:text-style-name="P8" draw:layer="layout" draw:type="curve" svg:x1="52.293cm" svg:y1="49.835cm" svg:x2="54.515cm" svg:y2="52.485cm" draw:start-shape="id184" draw:start-glue-point="1" draw:end-shape="id192" draw:end-glue-point="3" svg:d="m52293 49835c1648 0 538 2650 2222 2650">
          <text:p/>
        </draw:connector>
        <draw:connector draw:style-name="gr85" draw:text-style-name="P8" draw:layer="layout" draw:type="curve" draw:line-skew="2.419cm" svg:x1="52.267cm" svg:y1="51.194cm" svg:x2="63.548cm" svg:y2="50.505cm" draw:start-shape="id193" draw:start-glue-point="1" draw:end-shape="id175" draw:end-glue-point="3" svg:d="m52267 51194c12070 0 6430-689 11281-689">
          <text:p/>
        </draw:connector>
        <draw:connector draw:style-name="gr85" draw:text-style-name="P8" draw:layer="layout" draw:type="curve" draw:line-skew="-3.841cm" svg:x1="52.267cm" svg:y1="51.194cm" svg:x2="63.548cm" svg:y2="62.133cm" draw:start-shape="id193" draw:start-glue-point="1" draw:end-shape="id114" draw:end-glue-point="3" svg:d="m52267 51194c2680 0-2960 10939 11281 10939">
          <text:p/>
        </draw:connector>
        <draw:connector draw:style-name="gr85" draw:text-style-name="P8" draw:layer="layout" draw:type="curve" svg:x1="52.268cm" svg:y1="74.194cm" svg:x2="63.549cm" svg:y2="73.433cm" draw:start-shape="id194" draw:start-glue-point="1" draw:end-shape="id162" draw:end-glue-point="3" svg:d="m52268 74194c8442 0 2802-761 11281-761">
          <text:p/>
        </draw:connector>
        <draw:connector draw:style-name="gr85" draw:text-style-name="P8" draw:layer="layout" draw:type="curve" svg:x1="52.268cm" svg:y1="74.194cm" svg:x2="63.55cm" svg:y2="79.933cm" draw:start-shape="id194" draw:start-glue-point="1" draw:end-shape="id195" draw:end-glue-point="3" svg:d="m52268 74194c8443 0 2803 5739 11282 5739">
          <text:p/>
        </draw:connector>
        <draw:rect draw:style-name="gr86" draw:text-style-name="P8" xml:id="id197" draw:id="id197" draw:layer="layout" svg:width="4.003cm" svg:height="1.75cm" svg:x="54.482cm" svg:y="72.462cm" draw:corner-radius="0.5cm">
          <text:p/>
        </draw:rect>
        <draw:frame draw:style-name="gr56" draw:text-style-name="P40" draw:layer="layout" svg:width="3.705cm" svg:height="0.373cm" svg:x="54.586cm" svg:y="72.703cm">
          <draw:text-box>
            <text:p text:style-name="P3"><text:span text:style-name="T30">propertyName: <text:s/>TypeOfElement</text:span></text:p>
          </draw:text-box>
        </draw:frame>
        <draw:frame draw:style-name="gr56" draw:text-style-name="P40" draw:layer="layout" svg:width="2.795cm" svg:height="0.373cm" svg:x="54.612cm" svg:y="73.151cm">
          <draw:text-box>
            <text:p text:style-name="P3"><text:span text:style-name="T30">propertyValue: <text:s/>Context</text:span></text:p>
          </draw:text-box>
        </draw:frame>
        <draw:frame draw:style-name="gr56" draw:text-style-name="P40" draw:layer="layout" svg:width="1.593cm" svg:height="0.373cm" svg:x="54.612cm" svg:y="73.652cm">
          <draw:text-box>
            <text:p text:style-name="P3"><text:span text:style-name="T30">subProperties</text:span></text:p>
          </draw:text-box>
        </draw:frame>
        <draw:connector draw:style-name="gr85" draw:text-style-name="P8" draw:layer="layout" draw:type="curve" svg:x1="52.294cm" svg:y1="72.835cm" svg:x2="54.482cm" svg:y2="73.337cm" draw:start-shape="id196" draw:start-glue-point="1" draw:end-shape="id197" draw:end-glue-point="3" svg:d="m52294 72835c1623 0 529 502 2188 502">
          <text:p/>
        </draw:connector>
        <draw:rect draw:style-name="gr88" draw:text-style-name="P8" draw:layer="layout" svg:width="1.667cm" svg:height="2.19cm" svg:x="50.929cm" svg:y="72.462cm" draw:corner-radius="0.5cm">
          <text:p/>
        </draw:rect>
        <draw:frame draw:style-name="gr56" draw:text-style-name="P40" xml:id="id196" draw:id="id196" draw:layer="layout" svg:width="1.182cm" svg:height="0.373cm" svg:x="51.112cm" svg:y="72.649cm">
          <draw:text-box>
            <text:p text:style-name="P3"><text:span text:style-name="T30">properties</text:span></text:p>
          </draw:text-box>
        </draw:frame>
        <draw:frame draw:style-name="gr56" draw:text-style-name="P40" draw:layer="layout" svg:width="0.848cm" svg:height="0.373cm" svg:x="51.112cm" svg:y="73.051cm">
          <draw:text-box>
            <text:p text:style-name="P3"><text:span text:style-name="T30">portsIn</text:span></text:p>
          </draw:text-box>
        </draw:frame>
        <draw:frame draw:style-name="gr56" draw:text-style-name="P40" xml:id="id194" draw:id="id194" draw:layer="layout" svg:width="1.153cm" svg:height="0.373cm" svg:x="51.115cm" svg:y="74.008cm">
          <draw:text-box>
            <text:p text:style-name="P3"><text:span text:style-name="T30">subElems</text:span></text:p>
          </draw:text-box>
        </draw:frame>
        <draw:frame draw:style-name="gr56" draw:text-style-name="P40" draw:layer="layout" svg:width="1.047cm" svg:height="0.373cm" svg:x="51.113cm" svg:y="73.552cm">
          <draw:text-box>
            <text:p text:style-name="P3"><text:span text:style-name="T30">portsOut</text:span></text:p>
          </draw:text-box>
        </draw:frame>
        <draw:frame draw:style-name="gr56" draw:text-style-name="P40" draw:layer="layout" svg:width="4.865cm" svg:height="0.373cm" svg:x="54.646cm" svg:y="74.798cm">
          <draw:text-box>
            <text:p text:style-name="P3"><text:span text:style-name="T30">propertyName: <text:s/>TypeOfSyntacticStructure</text:span></text:p>
          </draw:text-box>
        </draw:frame>
        <draw:frame draw:style-name="gr56" draw:text-style-name="P40" draw:layer="layout" svg:width="4.036cm" svg:height="0.373cm" svg:x="54.646cm" svg:y="75.299cm">
          <draw:text-box>
            <text:p text:style-name="P3"><text:span text:style-name="T30">propertyValue: <text:s/>syntacticHierarchy</text:span></text:p>
          </draw:text-box>
        </draw:frame>
        <draw:frame draw:style-name="gr56" draw:text-style-name="P40" draw:layer="layout" svg:width="1.593cm" svg:height="0.373cm" svg:x="54.646cm" svg:y="75.8cm">
          <draw:text-box>
            <text:p text:style-name="P3"><text:span text:style-name="T30">subProperties</text:span></text:p>
          </draw:text-box>
        </draw:frame>
        <draw:rect draw:style-name="gr86" draw:text-style-name="P8" xml:id="id198" draw:id="id198" draw:layer="layout" svg:width="5.116cm" svg:height="1.75cm" svg:x="54.516cm" svg:y="74.61cm" draw:corner-radius="0.5cm">
          <text:p/>
        </draw:rect>
        <draw:connector draw:style-name="gr85" draw:text-style-name="P8" draw:layer="layout" draw:type="curve" svg:x1="52.294cm" svg:y1="72.835cm" svg:x2="54.516cm" svg:y2="75.485cm" draw:start-shape="id196" draw:start-glue-point="1" draw:end-shape="id198" draw:end-glue-point="3" svg:d="m52294 72835c1648 0 538 2650 2222 2650">
          <text:p/>
        </draw:connector>
        <draw:frame draw:style-name="gr91" draw:text-style-name="P44" draw:layer="layout" svg:width="12.473cm" svg:height="5.203cm" svg:x="84.078cm" svg:y="13.454cm">
          <draw:text-box>
            <text:p text:style-name="P43"><text:span text:style-name="T30">thinking “Syntactic” port is for syntactic-name and for syntax-level rewrites (need some way of getting at the concept of srcManipulators that are embedded.. <text:s/>ie, some code specifies a re-write into other code, which takes place before the other code reaches the translator. <text:s/>Some sort of notion of “when” the re-writes happen.. <text:s/>the re-write is turned off for certain code -- code that specifies the re-write to be performed on other code.. <text:s text:c="2"/>Same notion as in the different kinds of variables.. <text:s/>one kind is used to match, to specify the from-into pattern.. <text:s/>the second kind of variable, sitting right next to it, is not used when detecting matches. <text:s/>There could be two of those also, but they are not looked at by the match-detector. <text:s text:c="2"/>However, after the match detector is done, have a from-into pattern that has those second kind of variable in it.. <text:s/>NOW those become active, when the re-writer kicks in. <text:s/>The re-writer will see those and perform substitutions. <text:s/>So, the distinction is which processor treats them as semantic info vs flat data. <text:s/>This is what “*-time” means, the * is the name of the processor that performs the manipulations. <text:s/>“Edit-time” is the editor, “run-time” is the animator, “install-time” is the install-processor. <text:s/>So seeing some syntactic-notions meaning “before normal re-writer”, this is the macro-notion.. <text:s/>something that operates on the source code as data devoid of semantic meaning. <text:s/>Whereas the re-writer treats the source as does have semantic meaning.. <text:s/>that's the distinction between macro-rewrite and “normal” re-write</text:span></text:p>
          </draw:text-box>
        </draw:frame>
        <draw:frame draw:style-name="gr95" draw:text-style-name="P38" draw:layer="layout" svg:width="22.892cm" svg:height="10.296cm" svg:x="83.712cm" svg:y="20.413cm">
          <draw:text-box>
            <text:p text:style-name="P36"><text:span text:style-name="T5">Syntax Graph for a Simple Case</text:span></text:p>
            <text:p text:style-name="P36"><text:span text:style-name="T11">Have two kinds of structural syntax nodes: elements and ports, plus property nodes that are attached to an element or a port</text:span></text:p>
            <text:p text:style-name="P36"><text:span text:style-name="T11">Each kind of structural node has a list of the node's properties attached.</text:span></text:p>
            <text:p text:style-name="P36"><text:span text:style-name="T11"/></text:p>
            <text:p text:style-name="P36"><text:span text:style-name="T11">An element has two lists of ports, one list for incoming, one list for out-going,</text:span></text:p>
            <text:p text:style-name="P36"><text:span text:style-name="T11">An element also has a list of the properties of the element</text:span></text:p>
            <text:p text:style-name="P36"><text:span text:style-name="T11">An element may optionally also have a list of sub-elements, which together make up a single syntax pattern, as a single unit – for example, one of Gabe's rotation pictures will have several elements, each a visual piece such as a swirl or the pointed line being swirled.. <text:s/>it seems that the meaning will group several pieces together as a single operator, together with parameters of the operator.. <text:s/>something like that..</text:span></text:p>
            <text:p text:style-name="P36"><text:span text:style-name="T11"/></text:p>
            <text:p text:style-name="P36"><text:span text:style-name="T11">A port has a pointer to the element it is associated with </text:span></text:p>
            <text:p text:style-name="P36"><text:span text:style-name="T11">A port has a type, either an in-coming port, or an out-going port, which is determined by which list the element connects it to</text:span></text:p>
            <text:p text:style-name="P36"><text:span text:style-name="T11">A port has a list (array) of the port's properties</text:span></text:p>
            <text:p text:style-name="P36"><text:span text:style-name="T11">A port has a list (array) of other ports that it is paired to (an incoming port of one element is paired to an outgoing port of a different element – can be one-to-one or many-to-one or one-to-many or many-to-many)</text:span></text:p>
            <text:p text:style-name="P36"><text:span text:style-name="T11"/></text:p>
            <text:p text:style-name="P36"><text:span text:style-name="T11">A property node has a property name</text:span></text:p>
            <text:p text:style-name="P36"><text:span text:style-name="T11">A property node has a value from the named property's set</text:span></text:p>
            <text:p text:style-name="P36"><text:span text:style-name="T11">A property node has a list (array) of sub properties</text:span></text:p>
            <text:p text:style-name="P36"><text:span text:style-name="T11">A property node can be context sensitive, and may refer to previous nodes in the property list, even to an offset of where others are relative to self</text:span></text:p>
            <text:p text:style-name="P36"><text:span text:style-name="T11"/></text:p>
            <text:p text:style-name="P36"><text:span text:style-name="T11">Red round-cornered boxes are element nodes, blue round-cornered boxes are port nodes, green rounded boxes are property nodes, and arrows are pointers among nodes</text:span></text:p>
            <text:p text:style-name="P36"><text:span text:style-name="T11">In practice, it turns out to be more convenient to inter-mix type information with the syntax information. <text:s/>The structure of the graph has behavioral meaning, such as which ports pair up with which other ports, and some of the properties added have a type information role or even contain values, such as for constants. <text:s/>For example, type information may be used to choose the visual shape displayed for a port. <text:s/>Type properties are included in the syntaxGraph, in part, because they are used in the grammar. <text:s/>The grammar is implemented cooperatively by the Visualizer, Modifier and Display, which all work together to only allow building a syntax graph that is consistent with all grammar constraints.</text:span></text:p>
            <text:p text:style-name="P36"><text:span text:style-name="T11">In additions, the syntax information is a bit removed from a strict visual correlation.. <text:s/>the Visualizer acts as a translator between the syntaxGraph and the pure syntax (which is one-to-one with visual). <text:s/>The syntaxGraph is thus a bit closer to semantics.</text:span></text:p>
            <text:p text:style-name="P36"><text:span text:style-name="T11">For example, the syntax-graph states that an element is a command, and states the name of the command. <text:s/>But it is the Visualizer that determines which shape will be used to draw that command. <text:s/>So shape information does not appear in the syntax graph, only in the DisplayList.</text:span></text:p>
          </draw:text-box>
        </draw:frame>
        <draw:frame draw:style-name="gr96" draw:text-style-name="P38" draw:layer="layout" svg:width="27.486cm" svg:height="5.797cm" svg:x="83.637cm" svg:y="32.726cm">
          <draw:text-box>
            <text:p text:style-name="P36"><text:span text:style-name="T11">Now, a simple example of a snippet of syntax. <text:s/>This syntax graph should be able to support any language's syntax, hopefully.. <text:s/>may have to modify this base structure if discover cases that it doesn't cover.</text:span></text:p>
            <text:p text:style-name="P36"><text:span text:style-name="T11">For now, the basic POP syntax graph is centered around “syntactic root” elements. <text:s/>Each of these is something seen by a programmer. <text:s/>A root may have sub-elements that go with it. <text:s/>For example, in Tensor Notation, a tensor has columns next to it, where either numbers or letters or other syntactic entities go. <text:s/>There is a top position and a bottom position in each column. <text:s/>Hence, the tensor is the root element, with each column being a sub-element, and each column has two ports, one for the top and one for the bottom.</text:span></text:p>
            <text:p text:style-name="P36"><text:span text:style-name="T11">For a syntactic root that represents a processor, such as when syntax indicates a command to be performed, the incoming ports are the inputs to the processor, and the outgoing carry what the processor creates. <text:s/>For example, in Java, a method would be a syntactic root, and the inputs to the method would be incoming ports, while the return value would be the outgoing port. <text:s/>A method body is a root element that has a number of sub-elements, one for each statement in the body. <text:s/>The sub-elements are ordered. <text:s/>If a method calls another method, then a “call” root element is placed as a sub-element within the calling method's body. <text:s/>This call root-element has an outgoing port for each argument sent as part of the call, and it has an incoming port for the return value. <text:s/>These ports are paired to the corresponding ports of the called method. <text:s/>This allows many different callers to pair up to the same called-method's ports. Incoming ports of a method can have a whole list of corresponding out-going ports coming from call-elements that are in the bodies of other methods. <text:s/>When a call is added to the code, no ports are duplicated, and the called method isn't duplicated, but rather new pointers are added to the paired-ports lists.</text:span></text:p>
            <text:p text:style-name="P36"><text:span text:style-name="T11">A variable is always a sub-element of a context element, either the global context element or, in Java, a sub-element of a class element (but a “class” is actually <text:s/>a context!), or a sub-element of a method body (where a method has its own context as part of what a method is). <text:s/>A variable element has an outgoing port, which represents reads, and an incoming port, which represents writes. These pair to the corresponding ports of any statements that read or write it. <text:s/></text:span></text:p>
            <text:p text:style-name="P36"><text:span text:style-name="T11">Notice that in many cases, variables just end up being names of wires, and the reads and writes end up reducing to pass-throughs. <text:s/>It seems to me that the only case in which a variable acts as anything besides a wire is when timing is considered, and the future cannot be predicted. <text:s/>When it is unknown whether a future processor may want to read a given value, then the variable cannot be reduced to a wire or pass-through. <text:s/>Ahhh, right, this is data-flow – variables are all wires.. but it has a hard time when it is unknown whether a given value might be wanted by a future portion of the dataflow graph.. <text:s/>that value has to be recirculated around and around, waiting to be replaced by a different value to be recirculated or else to be duplicated and sent off to a graph element that wants the value. <text:s/>Right.. <text:s/>so, sheds some light on variables – they are recirculated values! <text:s/>In fact, that is how they are physically implemented as well! <text:s/>Static ram and latches are, physically, recirculated values, while DRAM and CD-ROM and hard-disks simply have a long recirculation time before the configuration decays and has to be renewed (the value is copied off by an external thing, such as a read-write head). <text:s/>Good. <text:s/>Persistent state is recirculated (renewed) – seems like a fundamental thing (would apply to physics – cycle equals “stateful” particle)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635cm" fo:margin-right="0.665cm" fo:page-width="86.36cm" fo:page-height="86.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0.0$Win32 OpenOffice.org_project/400m3$Build-9702</meta:generator>
    <meta:editing-cycles>402</meta:editing-cycles>
    <meta:editing-duration>P18DT12H46M38S</meta:editing-duration>
    <dc:date>2014-06-13T03:04:03.69</dc:date>
    <dc:creator>S H</dc:creator>
    <meta:document-statistic meta:object-count="759"/>
    <meta:user-defined meta:name="Info 1"/>
    <meta:user-defined meta:name="Info 2"/>
    <meta:user-defined meta:name="Info 3"/>
    <meta:user-defined meta:name="Info 4"/>
  </office:meta>
</office:document-meta>
</file>